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8.59mm"/>
    </style:style>
    <style:style style:name="co5" style:family="table-column">
      <style:table-column-properties fo:break-before="auto" style:column-width="11.1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5.31mm"/>
    </style:style>
    <style:style style:name="co8" style:family="table-column">
      <style:table-column-properties fo:break-before="auto" style:column-width="1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chiai" table:style-name="ta1">
        <table:shapes>
          <draw:frame draw:z-index="0" draw:style-name="gr1" draw:text-style-name="P1" svg:width="159.99mm" svg:height="89.99mm" svg:x="149.38mm" svg:y="77.77mm">
            <draw:object draw:notify-on-update-of-ranges="ochiai.D2:ochiai.D101 ochiai.D2:ochiai.D101 ochiai.E1:ochiai.E1 ochiai.E2:ochiai.E101 ochiai.D2:ochiai.D101 ochiai.F1:ochiai.F1 ochiai.F2:ochiai.F101 ochiai.D2:ochiai.D101 ochiai.E1:ochiai.E1 ochiai.E2:ochiai.E101 ochiai.D2:ochiai.D101 ochiai.F1:ochiai.F1 ochiai.F2:ochiai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UA</text:p>
          </table:table-cell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office:value-type="string" calcext:value-type="string">
            <text:p>Dua Real</text:p>
          </table:table-cell>
          <table:table-cell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0" calcext:value-type="float">
            <text:p>0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3" calcext:value-type="float">
            <text:p>3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2" calcext:value-type="float">
            <text:p>2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25" calcext:value-type="float">
            <text:p>25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8" calcext:value-type="float">
            <text:p>8</text:p>
          </table:table-cell>
          <table:table-cell table:formula="of:=COUNTIF([.B$2:.B$164];&quot;&lt;=&quot;&amp;[.$D4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4" calcext:value-type="float">
            <text:p>14</text:p>
          </table:table-cell>
          <table:table-cell table:formula="of:=COUNTIF([.B$2:.B$164];&quot;&lt;=&quot;&amp;[.$D5])" office:value-type="float" office:value="17" calcext:value-type="float">
            <text:p>17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20" calcext:value-type="float">
            <text:p>20</text:p>
          </table:table-cell>
          <table:table-cell table:formula="of:=COUNTIF([.B$2:.B$164];&quot;&lt;=&quot;&amp;[.$D6])" office:value-type="float" office:value="21" calcext:value-type="float">
            <text:p>2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28" calcext:value-type="float">
            <text:p>28</text:p>
          </table:table-cell>
          <table:table-cell table:formula="of:=COUNTIF([.B$2:.B$164];&quot;&lt;=&quot;&amp;[.$D7])" office:value-type="float" office:value="26" calcext:value-type="float">
            <text:p>26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5" calcext:value-type="float">
            <text:p>15</text:p>
          </table:table-cell>
          <table:table-cell table:formula="of:=QUARTILE([.B2:.B164];2)" office:value-type="float" office:value="39" calcext:value-type="float">
            <text:p>39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33" calcext:value-type="float">
            <text:p>33</text:p>
          </table:table-cell>
          <table:table-cell table:formula="of:=COUNTIF([.B$2:.B$164];&quot;&lt;=&quot;&amp;[.$D8]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5" calcext:value-type="float">
            <text:p>35</text:p>
          </table:table-cell>
          <table:table-cell table:formula="of:=COUNTIF([.B$2:.B$164];&quot;&lt;=&quot;&amp;[.$D9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42" calcext:value-type="float">
            <text:p>42</text:p>
          </table:table-cell>
          <table:table-cell table:formula="of:=COUNTIF([.B$2:.B$164];&quot;&lt;=&quot;&amp;[.$D10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47" calcext:value-type="float">
            <text:p>47</text:p>
          </table:table-cell>
          <table:table-cell table:formula="of:=COUNTIF([.B$2:.B$164];&quot;&lt;=&quot;&amp;[.$D11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52" calcext:value-type="float">
            <text:p>52</text:p>
          </table:table-cell>
          <table:table-cell table:formula="of:=COUNTIF([.B$2:.B$164];&quot;&lt;=&quot;&amp;[.$D12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59" calcext:value-type="float">
            <text:p>59</text:p>
          </table:table-cell>
          <table:table-cell table:formula="of:=COUNTIF([.B$2:.B$164];&quot;&lt;=&quot;&amp;[.$D13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59" calcext:value-type="float">
            <text:p>59</text:p>
          </table:table-cell>
          <table:table-cell table:formula="of:=COUNTIF([.B$2:.B$164];&quot;&lt;=&quot;&amp;[.$D14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63" calcext:value-type="float">
            <text:p>63</text:p>
          </table:table-cell>
          <table:table-cell table:formula="of:=COUNTIF([.B$2:.B$164];&quot;&lt;=&quot;&amp;[.$D15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63" calcext:value-type="float">
            <text:p>63</text:p>
          </table:table-cell>
          <table:table-cell table:formula="of:=COUNTIF([.B$2:.B$164];&quot;&lt;=&quot;&amp;[.$D16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65" calcext:value-type="float">
            <text:p>65</text:p>
          </table:table-cell>
          <table:table-cell table:formula="of:=COUNTIF([.B$2:.B$164];&quot;&lt;=&quot;&amp;[.$D17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68" calcext:value-type="float">
            <text:p>68</text:p>
          </table:table-cell>
          <table:table-cell table:formula="of:=COUNTIF([.B$2:.B$164];&quot;&lt;=&quot;&amp;[.$D18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73" calcext:value-type="float">
            <text:p>73</text:p>
          </table:table-cell>
          <table:table-cell table:formula="of:=COUNTIF([.B$2:.B$164];&quot;&lt;=&quot;&amp;[.$D19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73" calcext:value-type="float">
            <text:p>73</text:p>
          </table:table-cell>
          <table:table-cell table:formula="of:=COUNTIF([.B$2:.B$164];&quot;&lt;=&quot;&amp;[.$D20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73" calcext:value-type="float">
            <text:p>73</text:p>
          </table:table-cell>
          <table:table-cell table:formula="of:=COUNTIF([.B$2:.B$164];&quot;&lt;=&quot;&amp;[.$D21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73" calcext:value-type="float">
            <text:p>73</text:p>
          </table:table-cell>
          <table:table-cell table:formula="of:=COUNTIF([.B$2:.B$164];&quot;&lt;=&quot;&amp;[.$D22])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75" calcext:value-type="float">
            <text:p>75</text:p>
          </table:table-cell>
          <table:table-cell table:formula="of:=COUNTIF([.B$2:.B$164];&quot;&lt;=&quot;&amp;[.$D23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76" calcext:value-type="float">
            <text:p>76</text:p>
          </table:table-cell>
          <table:table-cell table:formula="of:=COUNTIF([.B$2:.B$164];&quot;&lt;=&quot;&amp;[.$D24]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80" calcext:value-type="float">
            <text:p>80</text:p>
          </table:table-cell>
          <table:table-cell table:formula="of:=COUNTIF([.B$2:.B$164];&quot;&lt;=&quot;&amp;[.$D25]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82" calcext:value-type="float">
            <text:p>82</text:p>
          </table:table-cell>
          <table:table-cell table:formula="of:=COUNTIF([.B$2:.B$164];&quot;&lt;=&quot;&amp;[.$D26]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83" calcext:value-type="float">
            <text:p>83</text:p>
          </table:table-cell>
          <table:table-cell table:formula="of:=COUNTIF([.B$2:.B$164];&quot;&lt;=&quot;&amp;[.$D27]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85" calcext:value-type="float">
            <text:p>85</text:p>
          </table:table-cell>
          <table:table-cell table:formula="of:=COUNTIF([.B$2:.B$164];&quot;&lt;=&quot;&amp;[.$D28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85" calcext:value-type="float">
            <text:p>85</text:p>
          </table:table-cell>
          <table:table-cell table:formula="of:=COUNTIF([.B$2:.B$164];&quot;&lt;=&quot;&amp;[.$D29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85" calcext:value-type="float">
            <text:p>85</text:p>
          </table:table-cell>
          <table:table-cell table:formula="of:=COUNTIF([.B$2:.B$164];&quot;&lt;=&quot;&amp;[.$D3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86" calcext:value-type="float">
            <text:p>86</text:p>
          </table:table-cell>
          <table:table-cell table:formula="of:=COUNTIF([.B$2:.B$164];&quot;&lt;=&quot;&amp;[.$D31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86" calcext:value-type="float">
            <text:p>86</text:p>
          </table:table-cell>
          <table:table-cell table:formula="of:=COUNTIF([.B$2:.B$164];&quot;&lt;=&quot;&amp;[.$D32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88" calcext:value-type="float">
            <text:p>88</text:p>
          </table:table-cell>
          <table:table-cell table:formula="of:=COUNTIF([.B$2:.B$164];&quot;&lt;=&quot;&amp;[.$D33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88" calcext:value-type="float">
            <text:p>88</text:p>
          </table:table-cell>
          <table:table-cell table:formula="of:=COUNTIF([.B$2:.B$164];&quot;&lt;=&quot;&amp;[.$D34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88" calcext:value-type="float">
            <text:p>88</text:p>
          </table:table-cell>
          <table:table-cell table:formula="of:=COUNTIF([.B$2:.B$164];&quot;&lt;=&quot;&amp;[.$D35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90" calcext:value-type="float">
            <text:p>90</text:p>
          </table:table-cell>
          <table:table-cell table:formula="of:=COUNTIF([.B$2:.B$164];&quot;&lt;=&quot;&amp;[.$D36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90" calcext:value-type="float">
            <text:p>90</text:p>
          </table:table-cell>
          <table:table-cell table:formula="of:=COUNTIF([.B$2:.B$164];&quot;&lt;=&quot;&amp;[.$D37]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90" calcext:value-type="float">
            <text:p>90</text:p>
          </table:table-cell>
          <table:table-cell table:formula="of:=COUNTIF([.B$2:.B$164];&quot;&lt;=&quot;&amp;[.$D38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90" calcext:value-type="float">
            <text:p>90</text:p>
          </table:table-cell>
          <table:table-cell table:formula="of:=COUNTIF([.B$2:.B$164];&quot;&lt;=&quot;&amp;[.$D3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90" calcext:value-type="float">
            <text:p>90</text:p>
          </table:table-cell>
          <table:table-cell table:formula="of:=COUNTIF([.B$2:.B$164];&quot;&lt;=&quot;&amp;[.$D40])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92" calcext:value-type="float">
            <text:p>92</text:p>
          </table:table-cell>
          <table:table-cell table:formula="of:=COUNTIF([.B$2:.B$164];&quot;&lt;=&quot;&amp;[.$D41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92" calcext:value-type="float">
            <text:p>92</text:p>
          </table:table-cell>
          <table:table-cell table:formula="of:=COUNTIF([.B$2:.B$164];&quot;&lt;=&quot;&amp;[.$D42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93" calcext:value-type="float">
            <text:p>93</text:p>
          </table:table-cell>
          <table:table-cell table:formula="of:=COUNTIF([.B$2:.B$164];&quot;&lt;=&quot;&amp;[.$D43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94" calcext:value-type="float">
            <text:p>94</text:p>
          </table:table-cell>
          <table:table-cell table:formula="of:=COUNTIF([.B$2:.B$164];&quot;&lt;=&quot;&amp;[.$D44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96" calcext:value-type="float">
            <text:p>96</text:p>
          </table:table-cell>
          <table:table-cell table:formula="of:=COUNTIF([.B$2:.B$164];&quot;&lt;=&quot;&amp;[.$D45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96" calcext:value-type="float">
            <text:p>96</text:p>
          </table:table-cell>
          <table:table-cell table:formula="of:=COUNTIF([.B$2:.B$164];&quot;&lt;=&quot;&amp;[.$D46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97" calcext:value-type="float">
            <text:p>97</text:p>
          </table:table-cell>
          <table:table-cell table:formula="of:=COUNTIF([.B$2:.B$164];&quot;&lt;=&quot;&amp;[.$D47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97" calcext:value-type="float">
            <text:p>97</text:p>
          </table:table-cell>
          <table:table-cell table:formula="of:=COUNTIF([.B$2:.B$164];&quot;&lt;=&quot;&amp;[.$D48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97" calcext:value-type="float">
            <text:p>97</text:p>
          </table:table-cell>
          <table:table-cell table:formula="of:=COUNTIF([.B$2:.B$164];&quot;&lt;=&quot;&amp;[.$D49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98" calcext:value-type="float">
            <text:p>98</text:p>
          </table:table-cell>
          <table:table-cell table:formula="of:=COUNTIF([.B$2:.B$164];&quot;&lt;=&quot;&amp;[.$D50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98" calcext:value-type="float">
            <text:p>98</text:p>
          </table:table-cell>
          <table:table-cell table:formula="of:=COUNTIF([.B$2:.B$164];&quot;&lt;=&quot;&amp;[.$D51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100" calcext:value-type="float">
            <text:p>100</text:p>
          </table:table-cell>
          <table:table-cell table:formula="of:=COUNTIF([.B$2:.B$164];&quot;&lt;=&quot;&amp;[.$D52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100" calcext:value-type="float">
            <text:p>100</text:p>
          </table:table-cell>
          <table:table-cell table:formula="of:=COUNTIF([.B$2:.B$164];&quot;&lt;=&quot;&amp;[.$D53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101" calcext:value-type="float">
            <text:p>101</text:p>
          </table:table-cell>
          <table:table-cell table:formula="of:=COUNTIF([.B$2:.B$164];&quot;&lt;=&quot;&amp;[.$D54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101" calcext:value-type="float">
            <text:p>101</text:p>
          </table:table-cell>
          <table:table-cell table:formula="of:=COUNTIF([.B$2:.B$164];&quot;&lt;=&quot;&amp;[.$D55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101" calcext:value-type="float">
            <text:p>101</text:p>
          </table:table-cell>
          <table:table-cell table:formula="of:=COUNTIF([.B$2:.B$164];&quot;&lt;=&quot;&amp;[.$D56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101" calcext:value-type="float">
            <text:p>101</text:p>
          </table:table-cell>
          <table:table-cell table:formula="of:=COUNTIF([.B$2:.B$164];&quot;&lt;=&quot;&amp;[.$D57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101" calcext:value-type="float">
            <text:p>101</text:p>
          </table:table-cell>
          <table:table-cell table:formula="of:=COUNTIF([.B$2:.B$164];&quot;&lt;=&quot;&amp;[.$D58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101" calcext:value-type="float">
            <text:p>101</text:p>
          </table:table-cell>
          <table:table-cell table:formula="of:=COUNTIF([.B$2:.B$164];&quot;&lt;=&quot;&amp;[.$D59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101" calcext:value-type="float">
            <text:p>101</text:p>
          </table:table-cell>
          <table:table-cell table:formula="of:=COUNTIF([.B$2:.B$164];&quot;&lt;=&quot;&amp;[.$D60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101" calcext:value-type="float">
            <text:p>101</text:p>
          </table:table-cell>
          <table:table-cell table:formula="of:=COUNTIF([.B$2:.B$164];&quot;&lt;=&quot;&amp;[.$D61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101" calcext:value-type="float">
            <text:p>101</text:p>
          </table:table-cell>
          <table:table-cell table:formula="of:=COUNTIF([.B$2:.B$164];&quot;&lt;=&quot;&amp;[.$D62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102" calcext:value-type="float">
            <text:p>102</text:p>
          </table:table-cell>
          <table:table-cell table:formula="of:=COUNTIF([.B$2:.B$164];&quot;&lt;=&quot;&amp;[.$D63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103" calcext:value-type="float">
            <text:p>103</text:p>
          </table:table-cell>
          <table:table-cell table:formula="of:=COUNTIF([.B$2:.B$164];&quot;&lt;=&quot;&amp;[.$D64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103" calcext:value-type="float">
            <text:p>103</text:p>
          </table:table-cell>
          <table:table-cell table:formula="of:=COUNTIF([.B$2:.B$164];&quot;&lt;=&quot;&amp;[.$D65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103" calcext:value-type="float">
            <text:p>103</text:p>
          </table:table-cell>
          <table:table-cell table:formula="of:=COUNTIF([.B$2:.B$164];&quot;&lt;=&quot;&amp;[.$D66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103" calcext:value-type="float">
            <text:p>103</text:p>
          </table:table-cell>
          <table:table-cell table:formula="of:=COUNTIF([.B$2:.B$164];&quot;&lt;=&quot;&amp;[.$D67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103" calcext:value-type="float">
            <text:p>103</text:p>
          </table:table-cell>
          <table:table-cell table:formula="of:=COUNTIF([.B$2:.B$164];&quot;&lt;=&quot;&amp;[.$D68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105" calcext:value-type="float">
            <text:p>105</text:p>
          </table:table-cell>
          <table:table-cell table:formula="of:=COUNTIF([.B$2:.B$164];&quot;&lt;=&quot;&amp;[.$D69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105" calcext:value-type="float">
            <text:p>105</text:p>
          </table:table-cell>
          <table:table-cell table:formula="of:=COUNTIF([.B$2:.B$164];&quot;&lt;=&quot;&amp;[.$D70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106" calcext:value-type="float">
            <text:p>106</text:p>
          </table:table-cell>
          <table:table-cell table:formula="of:=COUNTIF([.B$2:.B$164];&quot;&lt;=&quot;&amp;[.$D71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108" calcext:value-type="float">
            <text:p>108</text:p>
          </table:table-cell>
          <table:table-cell table:formula="of:=COUNTIF([.B$2:.B$164];&quot;&lt;=&quot;&amp;[.$D72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108" calcext:value-type="float">
            <text:p>108</text:p>
          </table:table-cell>
          <table:table-cell table:formula="of:=COUNTIF([.B$2:.B$164];&quot;&lt;=&quot;&amp;[.$D73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108" calcext:value-type="float">
            <text:p>108</text:p>
          </table:table-cell>
          <table:table-cell table:formula="of:=COUNTIF([.B$2:.B$164];&quot;&lt;=&quot;&amp;[.$D74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108" calcext:value-type="float">
            <text:p>108</text:p>
          </table:table-cell>
          <table:table-cell table:formula="of:=COUNTIF([.B$2:.B$164];&quot;&lt;=&quot;&amp;[.$D75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108" calcext:value-type="float">
            <text:p>108</text:p>
          </table:table-cell>
          <table:table-cell table:formula="of:=COUNTIF([.B$2:.B$164];&quot;&lt;=&quot;&amp;[.$D76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108" calcext:value-type="float">
            <text:p>108</text:p>
          </table:table-cell>
          <table:table-cell table:formula="of:=COUNTIF([.B$2:.B$164];&quot;&lt;=&quot;&amp;[.$D7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108" calcext:value-type="float">
            <text:p>108</text:p>
          </table:table-cell>
          <table:table-cell table:formula="of:=COUNTIF([.B$2:.B$164];&quot;&lt;=&quot;&amp;[.$D78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108" calcext:value-type="float">
            <text:p>108</text:p>
          </table:table-cell>
          <table:table-cell table:formula="of:=COUNTIF([.B$2:.B$164];&quot;&lt;=&quot;&amp;[.$D79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108" calcext:value-type="float">
            <text:p>108</text:p>
          </table:table-cell>
          <table:table-cell table:formula="of:=COUNTIF([.B$2:.B$164];&quot;&lt;=&quot;&amp;[.$D80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108" calcext:value-type="float">
            <text:p>108</text:p>
          </table:table-cell>
          <table:table-cell table:formula="of:=COUNTIF([.B$2:.B$164];&quot;&lt;=&quot;&amp;[.$D81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108" calcext:value-type="float">
            <text:p>108</text:p>
          </table:table-cell>
          <table:table-cell table:formula="of:=COUNTIF([.B$2:.B$164];&quot;&lt;=&quot;&amp;[.$D82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108" calcext:value-type="float">
            <text:p>108</text:p>
          </table:table-cell>
          <table:table-cell table:formula="of:=COUNTIF([.B$2:.B$164];&quot;&lt;=&quot;&amp;[.$D8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108" calcext:value-type="float">
            <text:p>108</text:p>
          </table:table-cell>
          <table:table-cell table:formula="of:=COUNTIF([.B$2:.B$164];&quot;&lt;=&quot;&amp;[.$D84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108" calcext:value-type="float">
            <text:p>108</text:p>
          </table:table-cell>
          <table:table-cell table:formula="of:=COUNTIF([.B$2:.B$164];&quot;&lt;=&quot;&amp;[.$D85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108" calcext:value-type="float">
            <text:p>108</text:p>
          </table:table-cell>
          <table:table-cell table:formula="of:=COUNTIF([.B$2:.B$164];&quot;&lt;=&quot;&amp;[.$D86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108" calcext:value-type="float">
            <text:p>108</text:p>
          </table:table-cell>
          <table:table-cell table:formula="of:=COUNTIF([.B$2:.B$164];&quot;&lt;=&quot;&amp;[.$D8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108" calcext:value-type="float">
            <text:p>108</text:p>
          </table:table-cell>
          <table:table-cell table:formula="of:=COUNTIF([.B$2:.B$164];&quot;&lt;=&quot;&amp;[.$D88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108" calcext:value-type="float">
            <text:p>108</text:p>
          </table:table-cell>
          <table:table-cell table:formula="of:=COUNTIF([.B$2:.B$164];&quot;&lt;=&quot;&amp;[.$D89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108" calcext:value-type="float">
            <text:p>108</text:p>
          </table:table-cell>
          <table:table-cell table:formula="of:=COUNTIF([.B$2:.B$164];&quot;&lt;=&quot;&amp;[.$D90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108" calcext:value-type="float">
            <text:p>108</text:p>
          </table:table-cell>
          <table:table-cell table:formula="of:=COUNTIF([.B$2:.B$164];&quot;&lt;=&quot;&amp;[.$D91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108" calcext:value-type="float">
            <text:p>108</text:p>
          </table:table-cell>
          <table:table-cell table:formula="of:=COUNTIF([.B$2:.B$164];&quot;&lt;=&quot;&amp;[.$D92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108" calcext:value-type="float">
            <text:p>108</text:p>
          </table:table-cell>
          <table:table-cell table:formula="of:=COUNTIF([.B$2:.B$164];&quot;&lt;=&quot;&amp;[.$D9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108" calcext:value-type="float">
            <text:p>108</text:p>
          </table:table-cell>
          <table:table-cell table:formula="of:=COUNTIF([.B$2:.B$164];&quot;&lt;=&quot;&amp;[.$D94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108" calcext:value-type="float">
            <text:p>108</text:p>
          </table:table-cell>
          <table:table-cell table:formula="of:=COUNTIF([.B$2:.B$164];&quot;&lt;=&quot;&amp;[.$D95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108" calcext:value-type="float">
            <text:p>108</text:p>
          </table:table-cell>
          <table:table-cell table:formula="of:=COUNTIF([.B$2:.B$164];&quot;&lt;=&quot;&amp;[.$D96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108" calcext:value-type="float">
            <text:p>108</text:p>
          </table:table-cell>
          <table:table-cell table:formula="of:=COUNTIF([.B$2:.B$164];&quot;&lt;=&quot;&amp;[.$D9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108" calcext:value-type="float">
            <text:p>108</text:p>
          </table:table-cell>
          <table:table-cell table:formula="of:=COUNTIF([.B$2:.B$164];&quot;&lt;=&quot;&amp;[.$D98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108" calcext:value-type="float">
            <text:p>108</text:p>
          </table:table-cell>
          <table:table-cell table:formula="of:=COUNTIF([.B$2:.B$164];&quot;&lt;=&quot;&amp;[.$D9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108" calcext:value-type="float">
            <text:p>108</text:p>
          </table:table-cell>
          <table:table-cell table:formula="of:=COUNTIF([.B$2:.B$164];&quot;&lt;=&quot;&amp;[.$D100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ulcz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UA</text:p>
          </table:table-cell>
          <table:table-cell table:style-name="ce1"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table:style-name="ce1" office:value-type="string" calcext:value-type="string">
            <text:p>Dua Real</text:p>
          </table:table-cell>
          <table:table-cell table:style-name="ce1"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=COUNTIF([.A$2:.A$164];&quot;&lt;=&quot;&amp;[.$D2])" office:value-type="float" office:value="0" calcext:value-type="float">
            <text:p>0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=COUNTIF([.A$2:.A$164];&quot;&lt;=&quot;&amp;[.$D3])" office:value-type="float" office:value="3" calcext:value-type="float">
            <text:p>3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2" calcext:value-type="float">
            <text:p>2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26" calcext:value-type="float">
            <text:p>26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=COUNTIF([.A$2:.A$164];&quot;&lt;=&quot;&amp;[.$D4])" office:value-type="float" office:value="8" calcext:value-type="float">
            <text:p>8</text:p>
          </table:table-cell>
          <table:table-cell table:formula="of:=COUNTIF([.B$2:.B$164];&quot;&lt;=&quot;&amp;[.$D4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=COUNTIF([.A$2:.A$164];&quot;&lt;=&quot;&amp;[.$D5])" office:value-type="float" office:value="14" calcext:value-type="float">
            <text:p>14</text:p>
          </table:table-cell>
          <table:table-cell table:formula="of:=COUNTIF([.B$2:.B$164];&quot;&lt;=&quot;&amp;[.$D5])" office:value-type="float" office:value="17" calcext:value-type="float">
            <text:p>17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=COUNTIF([.A$2:.A$164];&quot;&lt;=&quot;&amp;[.$D6])" office:value-type="float" office:value="22" calcext:value-type="float">
            <text:p>22</text:p>
          </table:table-cell>
          <table:table-cell table:formula="of:=COUNTIF([.B$2:.B$164];&quot;&lt;=&quot;&amp;[.$D6])" office:value-type="float" office:value="23" calcext:value-type="float">
            <text:p>23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formula="of:==COUNTIF([.A$2:.A$164];&quot;&lt;=&quot;&amp;[.$D7])" office:value-type="float" office:value="30" calcext:value-type="float">
            <text:p>30</text:p>
          </table:table-cell>
          <table:table-cell table:formula="of:=COUNTIF([.B$2:.B$164];&quot;&lt;=&quot;&amp;[.$D7])" office:value-type="float" office:value="28" calcext:value-type="float">
            <text:p>28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1.5" calcext:value-type="float">
            <text:p>11,5</text:p>
          </table:table-cell>
          <table:table-cell table:formula="of:=QUARTILE([.B2:.B164];2)" office:value-type="float" office:value="36" calcext:value-type="float">
            <text:p>36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=COUNTIF([.A$2:.A$164];&quot;&lt;=&quot;&amp;[.$D8])" office:value-type="float" office:value="36" calcext:value-type="float">
            <text:p>36</text:p>
          </table:table-cell>
          <table:table-cell table:formula="of:=COUNTIF([.B$2:.B$164];&quot;&lt;=&quot;&amp;[.$D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=COUNTIF([.A$2:.A$164];&quot;&lt;=&quot;&amp;[.$D9])" office:value-type="float" office:value="38" calcext:value-type="float">
            <text:p>38</text:p>
          </table:table-cell>
          <table:table-cell table:formula="of:=COUNTIF([.B$2:.B$164];&quot;&lt;=&quot;&amp;[.$D9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=COUNTIF([.A$2:.A$164];&quot;&lt;=&quot;&amp;[.$D10])" office:value-type="float" office:value="45" calcext:value-type="float">
            <text:p>45</text:p>
          </table:table-cell>
          <table:table-cell table:formula="of:=COUNTIF([.B$2:.B$164];&quot;&lt;=&quot;&amp;[.$D10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=COUNTIF([.A$2:.A$164];&quot;&lt;=&quot;&amp;[.$D11])" office:value-type="float" office:value="49" calcext:value-type="float">
            <text:p>49</text:p>
          </table:table-cell>
          <table:table-cell table:formula="of:=COUNTIF([.B$2:.B$164];&quot;&lt;=&quot;&amp;[.$D11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=COUNTIF([.A$2:.A$164];&quot;&lt;=&quot;&amp;[.$D12])" office:value-type="float" office:value="53" calcext:value-type="float">
            <text:p>53</text:p>
          </table:table-cell>
          <table:table-cell table:formula="of:=COUNTIF([.B$2:.B$164];&quot;&lt;=&quot;&amp;[.$D1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=COUNTIF([.A$2:.A$164];&quot;&lt;=&quot;&amp;[.$D13])" office:value-type="float" office:value="59" calcext:value-type="float">
            <text:p>59</text:p>
          </table:table-cell>
          <table:table-cell table:formula="of:=COUNTIF([.B$2:.B$164];&quot;&lt;=&quot;&amp;[.$D13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=COUNTIF([.A$2:.A$164];&quot;&lt;=&quot;&amp;[.$D14])" office:value-type="float" office:value="60" calcext:value-type="float">
            <text:p>60</text:p>
          </table:table-cell>
          <table:table-cell table:formula="of:=COUNTIF([.B$2:.B$164];&quot;&lt;=&quot;&amp;[.$D14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=COUNTIF([.A$2:.A$164];&quot;&lt;=&quot;&amp;[.$D15])" office:value-type="float" office:value="63" calcext:value-type="float">
            <text:p>63</text:p>
          </table:table-cell>
          <table:table-cell table:formula="of:=COUNTIF([.B$2:.B$164];&quot;&lt;=&quot;&amp;[.$D15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=COUNTIF([.A$2:.A$164];&quot;&lt;=&quot;&amp;[.$D16])" office:value-type="float" office:value="64" calcext:value-type="float">
            <text:p>64</text:p>
          </table:table-cell>
          <table:table-cell table:formula="of:=COUNTIF([.B$2:.B$164];&quot;&lt;=&quot;&amp;[.$D16]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=COUNTIF([.A$2:.A$164];&quot;&lt;=&quot;&amp;[.$D17])" office:value-type="float" office:value="65" calcext:value-type="float">
            <text:p>65</text:p>
          </table:table-cell>
          <table:table-cell table:formula="of:=COUNTIF([.B$2:.B$164];&quot;&lt;=&quot;&amp;[.$D17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=COUNTIF([.A$2:.A$164];&quot;&lt;=&quot;&amp;[.$D18])" office:value-type="float" office:value="66" calcext:value-type="float">
            <text:p>66</text:p>
          </table:table-cell>
          <table:table-cell table:formula="of:=COUNTIF([.B$2:.B$164];&quot;&lt;=&quot;&amp;[.$D18])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=COUNTIF([.A$2:.A$164];&quot;&lt;=&quot;&amp;[.$D19])" office:value-type="float" office:value="73" calcext:value-type="float">
            <text:p>73</text:p>
          </table:table-cell>
          <table:table-cell table:formula="of:=COUNTIF([.B$2:.B$164];&quot;&lt;=&quot;&amp;[.$D19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=COUNTIF([.A$2:.A$164];&quot;&lt;=&quot;&amp;[.$D20])" office:value-type="float" office:value="73" calcext:value-type="float">
            <text:p>73</text:p>
          </table:table-cell>
          <table:table-cell table:formula="of:=COUNTIF([.B$2:.B$164];&quot;&lt;=&quot;&amp;[.$D20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=COUNTIF([.A$2:.A$164];&quot;&lt;=&quot;&amp;[.$D21])" office:value-type="float" office:value="74" calcext:value-type="float">
            <text:p>74</text:p>
          </table:table-cell>
          <table:table-cell table:formula="of:=COUNTIF([.B$2:.B$164];&quot;&lt;=&quot;&amp;[.$D21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=COUNTIF([.A$2:.A$164];&quot;&lt;=&quot;&amp;[.$D22])" office:value-type="float" office:value="74" calcext:value-type="float">
            <text:p>74</text:p>
          </table:table-cell>
          <table:table-cell table:formula="of:=COUNTIF([.B$2:.B$164];&quot;&lt;=&quot;&amp;[.$D22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=COUNTIF([.A$2:.A$164];&quot;&lt;=&quot;&amp;[.$D23])" office:value-type="float" office:value="76" calcext:value-type="float">
            <text:p>76</text:p>
          </table:table-cell>
          <table:table-cell table:formula="of:=COUNTIF([.B$2:.B$164];&quot;&lt;=&quot;&amp;[.$D23]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=COUNTIF([.A$2:.A$164];&quot;&lt;=&quot;&amp;[.$D24])" office:value-type="float" office:value="76" calcext:value-type="float">
            <text:p>76</text:p>
          </table:table-cell>
          <table:table-cell table:formula="of:=COUNTIF([.B$2:.B$164];&quot;&lt;=&quot;&amp;[.$D24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=COUNTIF([.A$2:.A$164];&quot;&lt;=&quot;&amp;[.$D25])" office:value-type="float" office:value="79" calcext:value-type="float">
            <text:p>79</text:p>
          </table:table-cell>
          <table:table-cell table:formula="of:=COUNTIF([.B$2:.B$164];&quot;&lt;=&quot;&amp;[.$D25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=COUNTIF([.A$2:.A$164];&quot;&lt;=&quot;&amp;[.$D26])" office:value-type="float" office:value="81" calcext:value-type="float">
            <text:p>81</text:p>
          </table:table-cell>
          <table:table-cell table:formula="of:=COUNTIF([.B$2:.B$164];&quot;&lt;=&quot;&amp;[.$D26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=COUNTIF([.A$2:.A$164];&quot;&lt;=&quot;&amp;[.$D27])" office:value-type="float" office:value="82" calcext:value-type="float">
            <text:p>82</text:p>
          </table:table-cell>
          <table:table-cell table:formula="of:=COUNTIF([.B$2:.B$164];&quot;&lt;=&quot;&amp;[.$D27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=COUNTIF([.A$2:.A$164];&quot;&lt;=&quot;&amp;[.$D28])" office:value-type="float" office:value="83" calcext:value-type="float">
            <text:p>83</text:p>
          </table:table-cell>
          <table:table-cell table:formula="of:=COUNTIF([.B$2:.B$164];&quot;&lt;=&quot;&amp;[.$D28])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=COUNTIF([.A$2:.A$164];&quot;&lt;=&quot;&amp;[.$D29])" office:value-type="float" office:value="83" calcext:value-type="float">
            <text:p>83</text:p>
          </table:table-cell>
          <table:table-cell table:formula="of:=COUNTIF([.B$2:.B$164];&quot;&lt;=&quot;&amp;[.$D29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=COUNTIF([.A$2:.A$164];&quot;&lt;=&quot;&amp;[.$D30])" office:value-type="float" office:value="83" calcext:value-type="float">
            <text:p>83</text:p>
          </table:table-cell>
          <table:table-cell table:formula="of:=COUNTIF([.B$2:.B$164];&quot;&lt;=&quot;&amp;[.$D30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=COUNTIF([.A$2:.A$164];&quot;&lt;=&quot;&amp;[.$D31])" office:value-type="float" office:value="84" calcext:value-type="float">
            <text:p>84</text:p>
          </table:table-cell>
          <table:table-cell table:formula="of:=COUNTIF([.B$2:.B$164];&quot;&lt;=&quot;&amp;[.$D31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=COUNTIF([.A$2:.A$164];&quot;&lt;=&quot;&amp;[.$D32])" office:value-type="float" office:value="85" calcext:value-type="float">
            <text:p>85</text:p>
          </table:table-cell>
          <table:table-cell table:formula="of:=COUNTIF([.B$2:.B$164];&quot;&lt;=&quot;&amp;[.$D32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=COUNTIF([.A$2:.A$164];&quot;&lt;=&quot;&amp;[.$D33])" office:value-type="float" office:value="87" calcext:value-type="float">
            <text:p>87</text:p>
          </table:table-cell>
          <table:table-cell table:formula="of:=COUNTIF([.B$2:.B$164];&quot;&lt;=&quot;&amp;[.$D33]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=COUNTIF([.A$2:.A$164];&quot;&lt;=&quot;&amp;[.$D34])" office:value-type="float" office:value="88" calcext:value-type="float">
            <text:p>88</text:p>
          </table:table-cell>
          <table:table-cell table:formula="of:=COUNTIF([.B$2:.B$164];&quot;&lt;=&quot;&amp;[.$D34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=COUNTIF([.A$2:.A$164];&quot;&lt;=&quot;&amp;[.$D35])" office:value-type="float" office:value="88" calcext:value-type="float">
            <text:p>88</text:p>
          </table:table-cell>
          <table:table-cell table:formula="of:=COUNTIF([.B$2:.B$164];&quot;&lt;=&quot;&amp;[.$D35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=COUNTIF([.A$2:.A$164];&quot;&lt;=&quot;&amp;[.$D36])" office:value-type="float" office:value="90" calcext:value-type="float">
            <text:p>90</text:p>
          </table:table-cell>
          <table:table-cell table:formula="of:=COUNTIF([.B$2:.B$164];&quot;&lt;=&quot;&amp;[.$D36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=COUNTIF([.A$2:.A$164];&quot;&lt;=&quot;&amp;[.$D37])" office:value-type="float" office:value="90" calcext:value-type="float">
            <text:p>90</text:p>
          </table:table-cell>
          <table:table-cell table:formula="of:=COUNTIF([.B$2:.B$164];&quot;&lt;=&quot;&amp;[.$D37]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=COUNTIF([.A$2:.A$164];&quot;&lt;=&quot;&amp;[.$D38])" office:value-type="float" office:value="90" calcext:value-type="float">
            <text:p>90</text:p>
          </table:table-cell>
          <table:table-cell table:formula="of:=COUNTIF([.B$2:.B$164];&quot;&lt;=&quot;&amp;[.$D38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=COUNTIF([.A$2:.A$164];&quot;&lt;=&quot;&amp;[.$D39])" office:value-type="float" office:value="90" calcext:value-type="float">
            <text:p>90</text:p>
          </table:table-cell>
          <table:table-cell table:formula="of:=COUNTIF([.B$2:.B$164];&quot;&lt;=&quot;&amp;[.$D39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=COUNTIF([.A$2:.A$164];&quot;&lt;=&quot;&amp;[.$D40])" office:value-type="float" office:value="90" calcext:value-type="float">
            <text:p>90</text:p>
          </table:table-cell>
          <table:table-cell table:formula="of:=COUNTIF([.B$2:.B$164];&quot;&lt;=&quot;&amp;[.$D40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=COUNTIF([.A$2:.A$164];&quot;&lt;=&quot;&amp;[.$D41])" office:value-type="float" office:value="91" calcext:value-type="float">
            <text:p>91</text:p>
          </table:table-cell>
          <table:table-cell table:formula="of:=COUNTIF([.B$2:.B$164];&quot;&lt;=&quot;&amp;[.$D41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=COUNTIF([.A$2:.A$164];&quot;&lt;=&quot;&amp;[.$D42])" office:value-type="float" office:value="91" calcext:value-type="float">
            <text:p>91</text:p>
          </table:table-cell>
          <table:table-cell table:formula="of:=COUNTIF([.B$2:.B$164];&quot;&lt;=&quot;&amp;[.$D42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=COUNTIF([.A$2:.A$164];&quot;&lt;=&quot;&amp;[.$D43])" office:value-type="float" office:value="91" calcext:value-type="float">
            <text:p>91</text:p>
          </table:table-cell>
          <table:table-cell table:formula="of:=COUNTIF([.B$2:.B$164];&quot;&lt;=&quot;&amp;[.$D4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=COUNTIF([.A$2:.A$164];&quot;&lt;=&quot;&amp;[.$D44])" office:value-type="float" office:value="92" calcext:value-type="float">
            <text:p>92</text:p>
          </table:table-cell>
          <table:table-cell table:formula="of:=COUNTIF([.B$2:.B$164];&quot;&lt;=&quot;&amp;[.$D44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=COUNTIF([.A$2:.A$164];&quot;&lt;=&quot;&amp;[.$D45])" office:value-type="float" office:value="94" calcext:value-type="float">
            <text:p>94</text:p>
          </table:table-cell>
          <table:table-cell table:formula="of:=COUNTIF([.B$2:.B$164];&quot;&lt;=&quot;&amp;[.$D45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=COUNTIF([.A$2:.A$164];&quot;&lt;=&quot;&amp;[.$D46])" office:value-type="float" office:value="94" calcext:value-type="float">
            <text:p>94</text:p>
          </table:table-cell>
          <table:table-cell table:formula="of:=COUNTIF([.B$2:.B$164];&quot;&lt;=&quot;&amp;[.$D46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=COUNTIF([.A$2:.A$164];&quot;&lt;=&quot;&amp;[.$D47])" office:value-type="float" office:value="94" calcext:value-type="float">
            <text:p>94</text:p>
          </table:table-cell>
          <table:table-cell table:formula="of:=COUNTIF([.B$2:.B$164];&quot;&lt;=&quot;&amp;[.$D47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=COUNTIF([.A$2:.A$164];&quot;&lt;=&quot;&amp;[.$D48])" office:value-type="float" office:value="94" calcext:value-type="float">
            <text:p>94</text:p>
          </table:table-cell>
          <table:table-cell table:formula="of:=COUNTIF([.B$2:.B$164];&quot;&lt;=&quot;&amp;[.$D48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=COUNTIF([.A$2:.A$164];&quot;&lt;=&quot;&amp;[.$D49])" office:value-type="float" office:value="94" calcext:value-type="float">
            <text:p>94</text:p>
          </table:table-cell>
          <table:table-cell table:formula="of:=COUNTIF([.B$2:.B$164];&quot;&lt;=&quot;&amp;[.$D49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=COUNTIF([.A$2:.A$164];&quot;&lt;=&quot;&amp;[.$D50])" office:value-type="float" office:value="95" calcext:value-type="float">
            <text:p>95</text:p>
          </table:table-cell>
          <table:table-cell table:formula="of:=COUNTIF([.B$2:.B$164];&quot;&lt;=&quot;&amp;[.$D50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=COUNTIF([.A$2:.A$164];&quot;&lt;=&quot;&amp;[.$D51])" office:value-type="float" office:value="95" calcext:value-type="float">
            <text:p>95</text:p>
          </table:table-cell>
          <table:table-cell table:formula="of:=COUNTIF([.B$2:.B$164];&quot;&lt;=&quot;&amp;[.$D51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=COUNTIF([.A$2:.A$164];&quot;&lt;=&quot;&amp;[.$D52])" office:value-type="float" office:value="97" calcext:value-type="float">
            <text:p>97</text:p>
          </table:table-cell>
          <table:table-cell table:formula="of:=COUNTIF([.B$2:.B$164];&quot;&lt;=&quot;&amp;[.$D52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=COUNTIF([.A$2:.A$164];&quot;&lt;=&quot;&amp;[.$D53])" office:value-type="float" office:value="97" calcext:value-type="float">
            <text:p>97</text:p>
          </table:table-cell>
          <table:table-cell table:formula="of:=COUNTIF([.B$2:.B$164];&quot;&lt;=&quot;&amp;[.$D53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=COUNTIF([.A$2:.A$164];&quot;&lt;=&quot;&amp;[.$D54])" office:value-type="float" office:value="99" calcext:value-type="float">
            <text:p>99</text:p>
          </table:table-cell>
          <table:table-cell table:formula="of:=COUNTIF([.B$2:.B$164];&quot;&lt;=&quot;&amp;[.$D54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=COUNTIF([.A$2:.A$164];&quot;&lt;=&quot;&amp;[.$D55])" office:value-type="float" office:value="99" calcext:value-type="float">
            <text:p>99</text:p>
          </table:table-cell>
          <table:table-cell table:formula="of:=COUNTIF([.B$2:.B$164];&quot;&lt;=&quot;&amp;[.$D55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=COUNTIF([.A$2:.A$164];&quot;&lt;=&quot;&amp;[.$D56])" office:value-type="float" office:value="99" calcext:value-type="float">
            <text:p>99</text:p>
          </table:table-cell>
          <table:table-cell table:formula="of:=COUNTIF([.B$2:.B$164];&quot;&lt;=&quot;&amp;[.$D56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=COUNTIF([.A$2:.A$164];&quot;&lt;=&quot;&amp;[.$D57])" office:value-type="float" office:value="100" calcext:value-type="float">
            <text:p>100</text:p>
          </table:table-cell>
          <table:table-cell table:formula="of:=COUNTIF([.B$2:.B$164];&quot;&lt;=&quot;&amp;[.$D57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=COUNTIF([.A$2:.A$164];&quot;&lt;=&quot;&amp;[.$D58])" office:value-type="float" office:value="100" calcext:value-type="float">
            <text:p>100</text:p>
          </table:table-cell>
          <table:table-cell table:formula="of:=COUNTIF([.B$2:.B$164];&quot;&lt;=&quot;&amp;[.$D58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=COUNTIF([.A$2:.A$164];&quot;&lt;=&quot;&amp;[.$D59])" office:value-type="float" office:value="100" calcext:value-type="float">
            <text:p>100</text:p>
          </table:table-cell>
          <table:table-cell table:formula="of:=COUNTIF([.B$2:.B$164];&quot;&lt;=&quot;&amp;[.$D59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=COUNTIF([.A$2:.A$164];&quot;&lt;=&quot;&amp;[.$D60])" office:value-type="float" office:value="100" calcext:value-type="float">
            <text:p>100</text:p>
          </table:table-cell>
          <table:table-cell table:formula="of:=COUNTIF([.B$2:.B$164];&quot;&lt;=&quot;&amp;[.$D60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=COUNTIF([.A$2:.A$164];&quot;&lt;=&quot;&amp;[.$D61])" office:value-type="float" office:value="100" calcext:value-type="float">
            <text:p>100</text:p>
          </table:table-cell>
          <table:table-cell table:formula="of:=COUNTIF([.B$2:.B$164];&quot;&lt;=&quot;&amp;[.$D61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=COUNTIF([.A$2:.A$164];&quot;&lt;=&quot;&amp;[.$D62])" office:value-type="float" office:value="102" calcext:value-type="float">
            <text:p>102</text:p>
          </table:table-cell>
          <table:table-cell table:formula="of:=COUNTIF([.B$2:.B$164];&quot;&lt;=&quot;&amp;[.$D62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=COUNTIF([.A$2:.A$164];&quot;&lt;=&quot;&amp;[.$D63])" office:value-type="float" office:value="102" calcext:value-type="float">
            <text:p>102</text:p>
          </table:table-cell>
          <table:table-cell table:formula="of:=COUNTIF([.B$2:.B$164];&quot;&lt;=&quot;&amp;[.$D63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=COUNTIF([.A$2:.A$164];&quot;&lt;=&quot;&amp;[.$D64])" office:value-type="float" office:value="102" calcext:value-type="float">
            <text:p>102</text:p>
          </table:table-cell>
          <table:table-cell table:formula="of:=COUNTIF([.B$2:.B$164];&quot;&lt;=&quot;&amp;[.$D64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=COUNTIF([.A$2:.A$164];&quot;&lt;=&quot;&amp;[.$D65])" office:value-type="float" office:value="102" calcext:value-type="float">
            <text:p>102</text:p>
          </table:table-cell>
          <table:table-cell table:formula="of:=COUNTIF([.B$2:.B$164];&quot;&lt;=&quot;&amp;[.$D6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=COUNTIF([.A$2:.A$164];&quot;&lt;=&quot;&amp;[.$D66])" office:value-type="float" office:value="102" calcext:value-type="float">
            <text:p>102</text:p>
          </table:table-cell>
          <table:table-cell table:formula="of:=COUNTIF([.B$2:.B$164];&quot;&lt;=&quot;&amp;[.$D66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=COUNTIF([.A$2:.A$164];&quot;&lt;=&quot;&amp;[.$D67])" office:value-type="float" office:value="102" calcext:value-type="float">
            <text:p>102</text:p>
          </table:table-cell>
          <table:table-cell table:formula="of:=COUNTIF([.B$2:.B$164];&quot;&lt;=&quot;&amp;[.$D67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=COUNTIF([.A$2:.A$164];&quot;&lt;=&quot;&amp;[.$D68])" office:value-type="float" office:value="102" calcext:value-type="float">
            <text:p>102</text:p>
          </table:table-cell>
          <table:table-cell table:formula="of:=COUNTIF([.B$2:.B$164];&quot;&lt;=&quot;&amp;[.$D68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=COUNTIF([.A$2:.A$164];&quot;&lt;=&quot;&amp;[.$D69])" office:value-type="float" office:value="104" calcext:value-type="float">
            <text:p>104</text:p>
          </table:table-cell>
          <table:table-cell table:formula="of:=COUNTIF([.B$2:.B$164];&quot;&lt;=&quot;&amp;[.$D69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=COUNTIF([.A$2:.A$164];&quot;&lt;=&quot;&amp;[.$D70])" office:value-type="float" office:value="104" calcext:value-type="float">
            <text:p>104</text:p>
          </table:table-cell>
          <table:table-cell table:formula="of:=COUNTIF([.B$2:.B$164];&quot;&lt;=&quot;&amp;[.$D70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=COUNTIF([.A$2:.A$164];&quot;&lt;=&quot;&amp;[.$D71])" office:value-type="float" office:value="105" calcext:value-type="float">
            <text:p>105</text:p>
          </table:table-cell>
          <table:table-cell table:formula="of:=COUNTIF([.B$2:.B$164];&quot;&lt;=&quot;&amp;[.$D71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=COUNTIF([.A$2:.A$164];&quot;&lt;=&quot;&amp;[.$D72])" office:value-type="float" office:value="106" calcext:value-type="float">
            <text:p>106</text:p>
          </table:table-cell>
          <table:table-cell table:formula="of:=COUNTIF([.B$2:.B$164];&quot;&lt;=&quot;&amp;[.$D72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=COUNTIF([.A$2:.A$164];&quot;&lt;=&quot;&amp;[.$D73])" office:value-type="float" office:value="106" calcext:value-type="float">
            <text:p>106</text:p>
          </table:table-cell>
          <table:table-cell table:formula="of:=COUNTIF([.B$2:.B$164];&quot;&lt;=&quot;&amp;[.$D73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=COUNTIF([.A$2:.A$164];&quot;&lt;=&quot;&amp;[.$D74])" office:value-type="float" office:value="106" calcext:value-type="float">
            <text:p>106</text:p>
          </table:table-cell>
          <table:table-cell table:formula="of:=COUNTIF([.B$2:.B$164];&quot;&lt;=&quot;&amp;[.$D74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=COUNTIF([.A$2:.A$164];&quot;&lt;=&quot;&amp;[.$D75])" office:value-type="float" office:value="106" calcext:value-type="float">
            <text:p>106</text:p>
          </table:table-cell>
          <table:table-cell table:formula="of:=COUNTIF([.B$2:.B$164];&quot;&lt;=&quot;&amp;[.$D7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=COUNTIF([.A$2:.A$164];&quot;&lt;=&quot;&amp;[.$D76])" office:value-type="float" office:value="106" calcext:value-type="float">
            <text:p>106</text:p>
          </table:table-cell>
          <table:table-cell table:formula="of:=COUNTIF([.B$2:.B$164];&quot;&lt;=&quot;&amp;[.$D76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=COUNTIF([.A$2:.A$164];&quot;&lt;=&quot;&amp;[.$D77])" office:value-type="float" office:value="106" calcext:value-type="float">
            <text:p>106</text:p>
          </table:table-cell>
          <table:table-cell table:formula="of:=COUNTIF([.B$2:.B$164];&quot;&lt;=&quot;&amp;[.$D77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=COUNTIF([.A$2:.A$164];&quot;&lt;=&quot;&amp;[.$D78])" office:value-type="float" office:value="106" calcext:value-type="float">
            <text:p>106</text:p>
          </table:table-cell>
          <table:table-cell table:formula="of:=COUNTIF([.B$2:.B$164];&quot;&lt;=&quot;&amp;[.$D78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=COUNTIF([.A$2:.A$164];&quot;&lt;=&quot;&amp;[.$D79])" office:value-type="float" office:value="106" calcext:value-type="float">
            <text:p>106</text:p>
          </table:table-cell>
          <table:table-cell table:formula="of:=COUNTIF([.B$2:.B$164];&quot;&lt;=&quot;&amp;[.$D79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=COUNTIF([.A$2:.A$164];&quot;&lt;=&quot;&amp;[.$D80])" office:value-type="float" office:value="106" calcext:value-type="float">
            <text:p>106</text:p>
          </table:table-cell>
          <table:table-cell table:formula="of:=COUNTIF([.B$2:.B$164];&quot;&lt;=&quot;&amp;[.$D80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=COUNTIF([.A$2:.A$164];&quot;&lt;=&quot;&amp;[.$D81])" office:value-type="float" office:value="106" calcext:value-type="float">
            <text:p>106</text:p>
          </table:table-cell>
          <table:table-cell table:formula="of:=COUNTIF([.B$2:.B$164];&quot;&lt;=&quot;&amp;[.$D81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=COUNTIF([.A$2:.A$164];&quot;&lt;=&quot;&amp;[.$D82])" office:value-type="float" office:value="106" calcext:value-type="float">
            <text:p>106</text:p>
          </table:table-cell>
          <table:table-cell table:formula="of:=COUNTIF([.B$2:.B$164];&quot;&lt;=&quot;&amp;[.$D82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=COUNTIF([.A$2:.A$164];&quot;&lt;=&quot;&amp;[.$D83])" office:value-type="float" office:value="106" calcext:value-type="float">
            <text:p>106</text:p>
          </table:table-cell>
          <table:table-cell table:formula="of:=COUNTIF([.B$2:.B$164];&quot;&lt;=&quot;&amp;[.$D83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=COUNTIF([.A$2:.A$164];&quot;&lt;=&quot;&amp;[.$D84])" office:value-type="float" office:value="106" calcext:value-type="float">
            <text:p>106</text:p>
          </table:table-cell>
          <table:table-cell table:formula="of:=COUNTIF([.B$2:.B$164];&quot;&lt;=&quot;&amp;[.$D8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=COUNTIF([.A$2:.A$164];&quot;&lt;=&quot;&amp;[.$D85])" office:value-type="float" office:value="106" calcext:value-type="float">
            <text:p>106</text:p>
          </table:table-cell>
          <table:table-cell table:formula="of:=COUNTIF([.B$2:.B$164];&quot;&lt;=&quot;&amp;[.$D8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=COUNTIF([.A$2:.A$164];&quot;&lt;=&quot;&amp;[.$D86])" office:value-type="float" office:value="106" calcext:value-type="float">
            <text:p>106</text:p>
          </table:table-cell>
          <table:table-cell table:formula="of:=COUNTIF([.B$2:.B$164];&quot;&lt;=&quot;&amp;[.$D86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=COUNTIF([.A$2:.A$164];&quot;&lt;=&quot;&amp;[.$D87])" office:value-type="float" office:value="107" calcext:value-type="float">
            <text:p>107</text:p>
          </table:table-cell>
          <table:table-cell table:formula="of:=COUNTIF([.B$2:.B$164];&quot;&lt;=&quot;&amp;[.$D87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=COUNTIF([.A$2:.A$164];&quot;&lt;=&quot;&amp;[.$D88])" office:value-type="float" office:value="107" calcext:value-type="float">
            <text:p>107</text:p>
          </table:table-cell>
          <table:table-cell table:formula="of:=COUNTIF([.B$2:.B$164];&quot;&lt;=&quot;&amp;[.$D88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=COUNTIF([.A$2:.A$164];&quot;&lt;=&quot;&amp;[.$D89])" office:value-type="float" office:value="107" calcext:value-type="float">
            <text:p>107</text:p>
          </table:table-cell>
          <table:table-cell table:formula="of:=COUNTIF([.B$2:.B$164];&quot;&lt;=&quot;&amp;[.$D89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=COUNTIF([.A$2:.A$164];&quot;&lt;=&quot;&amp;[.$D90])" office:value-type="float" office:value="107" calcext:value-type="float">
            <text:p>107</text:p>
          </table:table-cell>
          <table:table-cell table:formula="of:=COUNTIF([.B$2:.B$164];&quot;&lt;=&quot;&amp;[.$D90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=COUNTIF([.A$2:.A$164];&quot;&lt;=&quot;&amp;[.$D91])" office:value-type="float" office:value="107" calcext:value-type="float">
            <text:p>107</text:p>
          </table:table-cell>
          <table:table-cell table:formula="of:=COUNTIF([.B$2:.B$164];&quot;&lt;=&quot;&amp;[.$D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=COUNTIF([.A$2:.A$164];&quot;&lt;=&quot;&amp;[.$D92])" office:value-type="float" office:value="107" calcext:value-type="float">
            <text:p>107</text:p>
          </table:table-cell>
          <table:table-cell table:formula="of:=COUNTIF([.B$2:.B$164];&quot;&lt;=&quot;&amp;[.$D92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=COUNTIF([.A$2:.A$164];&quot;&lt;=&quot;&amp;[.$D93])" office:value-type="float" office:value="107" calcext:value-type="float">
            <text:p>107</text:p>
          </table:table-cell>
          <table:table-cell table:formula="of:=COUNTIF([.B$2:.B$164];&quot;&lt;=&quot;&amp;[.$D9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=COUNTIF([.A$2:.A$164];&quot;&lt;=&quot;&amp;[.$D94])" office:value-type="float" office:value="107" calcext:value-type="float">
            <text:p>107</text:p>
          </table:table-cell>
          <table:table-cell table:formula="of:=COUNTIF([.B$2:.B$164];&quot;&lt;=&quot;&amp;[.$D94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=COUNTIF([.A$2:.A$164];&quot;&lt;=&quot;&amp;[.$D95])" office:value-type="float" office:value="107" calcext:value-type="float">
            <text:p>107</text:p>
          </table:table-cell>
          <table:table-cell table:formula="of:=COUNTIF([.B$2:.B$164];&quot;&lt;=&quot;&amp;[.$D9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=COUNTIF([.A$2:.A$164];&quot;&lt;=&quot;&amp;[.$D96])" office:value-type="float" office:value="107" calcext:value-type="float">
            <text:p>107</text:p>
          </table:table-cell>
          <table:table-cell table:formula="of:=COUNTIF([.B$2:.B$164];&quot;&lt;=&quot;&amp;[.$D96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=COUNTIF([.A$2:.A$164];&quot;&lt;=&quot;&amp;[.$D97])" office:value-type="float" office:value="107" calcext:value-type="float">
            <text:p>107</text:p>
          </table:table-cell>
          <table:table-cell table:formula="of:=COUNTIF([.B$2:.B$164];&quot;&lt;=&quot;&amp;[.$D9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=COUNTIF([.A$2:.A$164];&quot;&lt;=&quot;&amp;[.$D98])" office:value-type="float" office:value="107" calcext:value-type="float">
            <text:p>107</text:p>
          </table:table-cell>
          <table:table-cell table:formula="of:=COUNTIF([.B$2:.B$164];&quot;&lt;=&quot;&amp;[.$D98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=COUNTIF([.A$2:.A$164];&quot;&lt;=&quot;&amp;[.$D99])" office:value-type="float" office:value="107" calcext:value-type="float">
            <text:p>107</text:p>
          </table:table-cell>
          <table:table-cell table:formula="of:=COUNTIF([.B$2:.B$164];&quot;&lt;=&quot;&amp;[.$D9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=COUNTIF([.A$2:.A$164];&quot;&lt;=&quot;&amp;[.$D100])" office:value-type="float" office:value="107" calcext:value-type="float">
            <text:p>107</text:p>
          </table:table-cell>
          <table:table-cell table:formula="of:=COUNTIF([.B$2:.B$164];&quot;&lt;=&quot;&amp;[.$D100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</table:table>
      <table:table table:name="mccon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UA</text:p>
          </table:table-cell>
          <table:table-cell table:style-name="ce1"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table:style-name="ce1" office:value-type="string" calcext:value-type="string">
            <text:p>Dua Real</text:p>
          </table:table-cell>
          <table:table-cell table:style-name="ce1"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0" calcext:value-type="float">
            <text:p>0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3" calcext:value-type="float">
            <text:p>3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2" calcext:value-type="float">
            <text:p>2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26" calcext:value-type="float">
            <text:p>26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8" calcext:value-type="float">
            <text:p>8</text:p>
          </table:table-cell>
          <table:table-cell table:formula="of:=COUNTIF([.B$2:.B$164];&quot;&lt;=&quot;&amp;[.$D4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4" calcext:value-type="float">
            <text:p>14</text:p>
          </table:table-cell>
          <table:table-cell table:formula="of:=COUNTIF([.B$2:.B$164];&quot;&lt;=&quot;&amp;[.$D5])" office:value-type="float" office:value="17" calcext:value-type="float">
            <text:p>17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22" calcext:value-type="float">
            <text:p>22</text:p>
          </table:table-cell>
          <table:table-cell table:formula="of:=COUNTIF([.B$2:.B$164];&quot;&lt;=&quot;&amp;[.$D6])" office:value-type="float" office:value="23" calcext:value-type="float">
            <text:p>23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30" calcext:value-type="float">
            <text:p>30</text:p>
          </table:table-cell>
          <table:table-cell table:formula="of:=COUNTIF([.B$2:.B$164];&quot;&lt;=&quot;&amp;[.$D7])" office:value-type="float" office:value="28" calcext:value-type="float">
            <text:p>28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1.5" calcext:value-type="float">
            <text:p>11,5</text:p>
          </table:table-cell>
          <table:table-cell table:formula="of:=QUARTILE([.B2:.B164];2)" office:value-type="float" office:value="36" calcext:value-type="float">
            <text:p>36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36" calcext:value-type="float">
            <text:p>36</text:p>
          </table:table-cell>
          <table:table-cell table:formula="of:=COUNTIF([.B$2:.B$164];&quot;&lt;=&quot;&amp;[.$D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8" calcext:value-type="float">
            <text:p>38</text:p>
          </table:table-cell>
          <table:table-cell table:formula="of:=COUNTIF([.B$2:.B$164];&quot;&lt;=&quot;&amp;[.$D9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45" calcext:value-type="float">
            <text:p>45</text:p>
          </table:table-cell>
          <table:table-cell table:formula="of:=COUNTIF([.B$2:.B$164];&quot;&lt;=&quot;&amp;[.$D10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49" calcext:value-type="float">
            <text:p>49</text:p>
          </table:table-cell>
          <table:table-cell table:formula="of:=COUNTIF([.B$2:.B$164];&quot;&lt;=&quot;&amp;[.$D11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53" calcext:value-type="float">
            <text:p>53</text:p>
          </table:table-cell>
          <table:table-cell table:formula="of:=COUNTIF([.B$2:.B$164];&quot;&lt;=&quot;&amp;[.$D1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59" calcext:value-type="float">
            <text:p>59</text:p>
          </table:table-cell>
          <table:table-cell table:formula="of:=COUNTIF([.B$2:.B$164];&quot;&lt;=&quot;&amp;[.$D13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60" calcext:value-type="float">
            <text:p>60</text:p>
          </table:table-cell>
          <table:table-cell table:formula="of:=COUNTIF([.B$2:.B$164];&quot;&lt;=&quot;&amp;[.$D14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63" calcext:value-type="float">
            <text:p>63</text:p>
          </table:table-cell>
          <table:table-cell table:formula="of:=COUNTIF([.B$2:.B$164];&quot;&lt;=&quot;&amp;[.$D15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64" calcext:value-type="float">
            <text:p>64</text:p>
          </table:table-cell>
          <table:table-cell table:formula="of:=COUNTIF([.B$2:.B$164];&quot;&lt;=&quot;&amp;[.$D16]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65" calcext:value-type="float">
            <text:p>65</text:p>
          </table:table-cell>
          <table:table-cell table:formula="of:=COUNTIF([.B$2:.B$164];&quot;&lt;=&quot;&amp;[.$D17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66" calcext:value-type="float">
            <text:p>66</text:p>
          </table:table-cell>
          <table:table-cell table:formula="of:=COUNTIF([.B$2:.B$164];&quot;&lt;=&quot;&amp;[.$D18])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73" calcext:value-type="float">
            <text:p>73</text:p>
          </table:table-cell>
          <table:table-cell table:formula="of:=COUNTIF([.B$2:.B$164];&quot;&lt;=&quot;&amp;[.$D19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73" calcext:value-type="float">
            <text:p>73</text:p>
          </table:table-cell>
          <table:table-cell table:formula="of:=COUNTIF([.B$2:.B$164];&quot;&lt;=&quot;&amp;[.$D20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74" calcext:value-type="float">
            <text:p>74</text:p>
          </table:table-cell>
          <table:table-cell table:formula="of:=COUNTIF([.B$2:.B$164];&quot;&lt;=&quot;&amp;[.$D21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74" calcext:value-type="float">
            <text:p>74</text:p>
          </table:table-cell>
          <table:table-cell table:formula="of:=COUNTIF([.B$2:.B$164];&quot;&lt;=&quot;&amp;[.$D22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76" calcext:value-type="float">
            <text:p>76</text:p>
          </table:table-cell>
          <table:table-cell table:formula="of:=COUNTIF([.B$2:.B$164];&quot;&lt;=&quot;&amp;[.$D23]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76" calcext:value-type="float">
            <text:p>76</text:p>
          </table:table-cell>
          <table:table-cell table:formula="of:=COUNTIF([.B$2:.B$164];&quot;&lt;=&quot;&amp;[.$D24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79" calcext:value-type="float">
            <text:p>79</text:p>
          </table:table-cell>
          <table:table-cell table:formula="of:=COUNTIF([.B$2:.B$164];&quot;&lt;=&quot;&amp;[.$D25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81" calcext:value-type="float">
            <text:p>81</text:p>
          </table:table-cell>
          <table:table-cell table:formula="of:=COUNTIF([.B$2:.B$164];&quot;&lt;=&quot;&amp;[.$D26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82" calcext:value-type="float">
            <text:p>82</text:p>
          </table:table-cell>
          <table:table-cell table:formula="of:=COUNTIF([.B$2:.B$164];&quot;&lt;=&quot;&amp;[.$D27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83" calcext:value-type="float">
            <text:p>83</text:p>
          </table:table-cell>
          <table:table-cell table:formula="of:=COUNTIF([.B$2:.B$164];&quot;&lt;=&quot;&amp;[.$D28])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83" calcext:value-type="float">
            <text:p>83</text:p>
          </table:table-cell>
          <table:table-cell table:formula="of:=COUNTIF([.B$2:.B$164];&quot;&lt;=&quot;&amp;[.$D29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83" calcext:value-type="float">
            <text:p>83</text:p>
          </table:table-cell>
          <table:table-cell table:formula="of:=COUNTIF([.B$2:.B$164];&quot;&lt;=&quot;&amp;[.$D30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84" calcext:value-type="float">
            <text:p>84</text:p>
          </table:table-cell>
          <table:table-cell table:formula="of:=COUNTIF([.B$2:.B$164];&quot;&lt;=&quot;&amp;[.$D31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85" calcext:value-type="float">
            <text:p>85</text:p>
          </table:table-cell>
          <table:table-cell table:formula="of:=COUNTIF([.B$2:.B$164];&quot;&lt;=&quot;&amp;[.$D32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87" calcext:value-type="float">
            <text:p>87</text:p>
          </table:table-cell>
          <table:table-cell table:formula="of:=COUNTIF([.B$2:.B$164];&quot;&lt;=&quot;&amp;[.$D33]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88" calcext:value-type="float">
            <text:p>88</text:p>
          </table:table-cell>
          <table:table-cell table:formula="of:=COUNTIF([.B$2:.B$164];&quot;&lt;=&quot;&amp;[.$D34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88" calcext:value-type="float">
            <text:p>88</text:p>
          </table:table-cell>
          <table:table-cell table:formula="of:=COUNTIF([.B$2:.B$164];&quot;&lt;=&quot;&amp;[.$D35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90" calcext:value-type="float">
            <text:p>90</text:p>
          </table:table-cell>
          <table:table-cell table:formula="of:=COUNTIF([.B$2:.B$164];&quot;&lt;=&quot;&amp;[.$D36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90" calcext:value-type="float">
            <text:p>90</text:p>
          </table:table-cell>
          <table:table-cell table:formula="of:=COUNTIF([.B$2:.B$164];&quot;&lt;=&quot;&amp;[.$D37]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90" calcext:value-type="float">
            <text:p>90</text:p>
          </table:table-cell>
          <table:table-cell table:formula="of:=COUNTIF([.B$2:.B$164];&quot;&lt;=&quot;&amp;[.$D38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90" calcext:value-type="float">
            <text:p>90</text:p>
          </table:table-cell>
          <table:table-cell table:formula="of:=COUNTIF([.B$2:.B$164];&quot;&lt;=&quot;&amp;[.$D39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90" calcext:value-type="float">
            <text:p>90</text:p>
          </table:table-cell>
          <table:table-cell table:formula="of:=COUNTIF([.B$2:.B$164];&quot;&lt;=&quot;&amp;[.$D40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91" calcext:value-type="float">
            <text:p>91</text:p>
          </table:table-cell>
          <table:table-cell table:formula="of:=COUNTIF([.B$2:.B$164];&quot;&lt;=&quot;&amp;[.$D41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91" calcext:value-type="float">
            <text:p>91</text:p>
          </table:table-cell>
          <table:table-cell table:formula="of:=COUNTIF([.B$2:.B$164];&quot;&lt;=&quot;&amp;[.$D42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91" calcext:value-type="float">
            <text:p>91</text:p>
          </table:table-cell>
          <table:table-cell table:formula="of:=COUNTIF([.B$2:.B$164];&quot;&lt;=&quot;&amp;[.$D4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92" calcext:value-type="float">
            <text:p>92</text:p>
          </table:table-cell>
          <table:table-cell table:formula="of:=COUNTIF([.B$2:.B$164];&quot;&lt;=&quot;&amp;[.$D44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94" calcext:value-type="float">
            <text:p>94</text:p>
          </table:table-cell>
          <table:table-cell table:formula="of:=COUNTIF([.B$2:.B$164];&quot;&lt;=&quot;&amp;[.$D45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94" calcext:value-type="float">
            <text:p>94</text:p>
          </table:table-cell>
          <table:table-cell table:formula="of:=COUNTIF([.B$2:.B$164];&quot;&lt;=&quot;&amp;[.$D46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94" calcext:value-type="float">
            <text:p>94</text:p>
          </table:table-cell>
          <table:table-cell table:formula="of:=COUNTIF([.B$2:.B$164];&quot;&lt;=&quot;&amp;[.$D47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94" calcext:value-type="float">
            <text:p>94</text:p>
          </table:table-cell>
          <table:table-cell table:formula="of:=COUNTIF([.B$2:.B$164];&quot;&lt;=&quot;&amp;[.$D48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94" calcext:value-type="float">
            <text:p>94</text:p>
          </table:table-cell>
          <table:table-cell table:formula="of:=COUNTIF([.B$2:.B$164];&quot;&lt;=&quot;&amp;[.$D49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95" calcext:value-type="float">
            <text:p>95</text:p>
          </table:table-cell>
          <table:table-cell table:formula="of:=COUNTIF([.B$2:.B$164];&quot;&lt;=&quot;&amp;[.$D50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95" calcext:value-type="float">
            <text:p>95</text:p>
          </table:table-cell>
          <table:table-cell table:formula="of:=COUNTIF([.B$2:.B$164];&quot;&lt;=&quot;&amp;[.$D51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97" calcext:value-type="float">
            <text:p>97</text:p>
          </table:table-cell>
          <table:table-cell table:formula="of:=COUNTIF([.B$2:.B$164];&quot;&lt;=&quot;&amp;[.$D52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97" calcext:value-type="float">
            <text:p>97</text:p>
          </table:table-cell>
          <table:table-cell table:formula="of:=COUNTIF([.B$2:.B$164];&quot;&lt;=&quot;&amp;[.$D53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99" calcext:value-type="float">
            <text:p>99</text:p>
          </table:table-cell>
          <table:table-cell table:formula="of:=COUNTIF([.B$2:.B$164];&quot;&lt;=&quot;&amp;[.$D54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99" calcext:value-type="float">
            <text:p>99</text:p>
          </table:table-cell>
          <table:table-cell table:formula="of:=COUNTIF([.B$2:.B$164];&quot;&lt;=&quot;&amp;[.$D55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99" calcext:value-type="float">
            <text:p>99</text:p>
          </table:table-cell>
          <table:table-cell table:formula="of:=COUNTIF([.B$2:.B$164];&quot;&lt;=&quot;&amp;[.$D56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100" calcext:value-type="float">
            <text:p>100</text:p>
          </table:table-cell>
          <table:table-cell table:formula="of:=COUNTIF([.B$2:.B$164];&quot;&lt;=&quot;&amp;[.$D57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100" calcext:value-type="float">
            <text:p>100</text:p>
          </table:table-cell>
          <table:table-cell table:formula="of:=COUNTIF([.B$2:.B$164];&quot;&lt;=&quot;&amp;[.$D58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100" calcext:value-type="float">
            <text:p>100</text:p>
          </table:table-cell>
          <table:table-cell table:formula="of:=COUNTIF([.B$2:.B$164];&quot;&lt;=&quot;&amp;[.$D59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100" calcext:value-type="float">
            <text:p>100</text:p>
          </table:table-cell>
          <table:table-cell table:formula="of:=COUNTIF([.B$2:.B$164];&quot;&lt;=&quot;&amp;[.$D60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100" calcext:value-type="float">
            <text:p>100</text:p>
          </table:table-cell>
          <table:table-cell table:formula="of:=COUNTIF([.B$2:.B$164];&quot;&lt;=&quot;&amp;[.$D61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102" calcext:value-type="float">
            <text:p>102</text:p>
          </table:table-cell>
          <table:table-cell table:formula="of:=COUNTIF([.B$2:.B$164];&quot;&lt;=&quot;&amp;[.$D62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102" calcext:value-type="float">
            <text:p>102</text:p>
          </table:table-cell>
          <table:table-cell table:formula="of:=COUNTIF([.B$2:.B$164];&quot;&lt;=&quot;&amp;[.$D63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102" calcext:value-type="float">
            <text:p>102</text:p>
          </table:table-cell>
          <table:table-cell table:formula="of:=COUNTIF([.B$2:.B$164];&quot;&lt;=&quot;&amp;[.$D64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102" calcext:value-type="float">
            <text:p>102</text:p>
          </table:table-cell>
          <table:table-cell table:formula="of:=COUNTIF([.B$2:.B$164];&quot;&lt;=&quot;&amp;[.$D6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102" calcext:value-type="float">
            <text:p>102</text:p>
          </table:table-cell>
          <table:table-cell table:formula="of:=COUNTIF([.B$2:.B$164];&quot;&lt;=&quot;&amp;[.$D66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102" calcext:value-type="float">
            <text:p>102</text:p>
          </table:table-cell>
          <table:table-cell table:formula="of:=COUNTIF([.B$2:.B$164];&quot;&lt;=&quot;&amp;[.$D67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102" calcext:value-type="float">
            <text:p>102</text:p>
          </table:table-cell>
          <table:table-cell table:formula="of:=COUNTIF([.B$2:.B$164];&quot;&lt;=&quot;&amp;[.$D68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104" calcext:value-type="float">
            <text:p>104</text:p>
          </table:table-cell>
          <table:table-cell table:formula="of:=COUNTIF([.B$2:.B$164];&quot;&lt;=&quot;&amp;[.$D69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104" calcext:value-type="float">
            <text:p>104</text:p>
          </table:table-cell>
          <table:table-cell table:formula="of:=COUNTIF([.B$2:.B$164];&quot;&lt;=&quot;&amp;[.$D70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105" calcext:value-type="float">
            <text:p>105</text:p>
          </table:table-cell>
          <table:table-cell table:formula="of:=COUNTIF([.B$2:.B$164];&quot;&lt;=&quot;&amp;[.$D71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106" calcext:value-type="float">
            <text:p>106</text:p>
          </table:table-cell>
          <table:table-cell table:formula="of:=COUNTIF([.B$2:.B$164];&quot;&lt;=&quot;&amp;[.$D72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106" calcext:value-type="float">
            <text:p>106</text:p>
          </table:table-cell>
          <table:table-cell table:formula="of:=COUNTIF([.B$2:.B$164];&quot;&lt;=&quot;&amp;[.$D73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106" calcext:value-type="float">
            <text:p>106</text:p>
          </table:table-cell>
          <table:table-cell table:formula="of:=COUNTIF([.B$2:.B$164];&quot;&lt;=&quot;&amp;[.$D74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106" calcext:value-type="float">
            <text:p>106</text:p>
          </table:table-cell>
          <table:table-cell table:formula="of:=COUNTIF([.B$2:.B$164];&quot;&lt;=&quot;&amp;[.$D7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106" calcext:value-type="float">
            <text:p>106</text:p>
          </table:table-cell>
          <table:table-cell table:formula="of:=COUNTIF([.B$2:.B$164];&quot;&lt;=&quot;&amp;[.$D76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106" calcext:value-type="float">
            <text:p>106</text:p>
          </table:table-cell>
          <table:table-cell table:formula="of:=COUNTIF([.B$2:.B$164];&quot;&lt;=&quot;&amp;[.$D77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106" calcext:value-type="float">
            <text:p>106</text:p>
          </table:table-cell>
          <table:table-cell table:formula="of:=COUNTIF([.B$2:.B$164];&quot;&lt;=&quot;&amp;[.$D78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106" calcext:value-type="float">
            <text:p>106</text:p>
          </table:table-cell>
          <table:table-cell table:formula="of:=COUNTIF([.B$2:.B$164];&quot;&lt;=&quot;&amp;[.$D79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106" calcext:value-type="float">
            <text:p>106</text:p>
          </table:table-cell>
          <table:table-cell table:formula="of:=COUNTIF([.B$2:.B$164];&quot;&lt;=&quot;&amp;[.$D80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106" calcext:value-type="float">
            <text:p>106</text:p>
          </table:table-cell>
          <table:table-cell table:formula="of:=COUNTIF([.B$2:.B$164];&quot;&lt;=&quot;&amp;[.$D81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106" calcext:value-type="float">
            <text:p>106</text:p>
          </table:table-cell>
          <table:table-cell table:formula="of:=COUNTIF([.B$2:.B$164];&quot;&lt;=&quot;&amp;[.$D82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106" calcext:value-type="float">
            <text:p>106</text:p>
          </table:table-cell>
          <table:table-cell table:formula="of:=COUNTIF([.B$2:.B$164];&quot;&lt;=&quot;&amp;[.$D83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106" calcext:value-type="float">
            <text:p>106</text:p>
          </table:table-cell>
          <table:table-cell table:formula="of:=COUNTIF([.B$2:.B$164];&quot;&lt;=&quot;&amp;[.$D8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106" calcext:value-type="float">
            <text:p>106</text:p>
          </table:table-cell>
          <table:table-cell table:formula="of:=COUNTIF([.B$2:.B$164];&quot;&lt;=&quot;&amp;[.$D8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106" calcext:value-type="float">
            <text:p>106</text:p>
          </table:table-cell>
          <table:table-cell table:formula="of:=COUNTIF([.B$2:.B$164];&quot;&lt;=&quot;&amp;[.$D86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107" calcext:value-type="float">
            <text:p>107</text:p>
          </table:table-cell>
          <table:table-cell table:formula="of:=COUNTIF([.B$2:.B$164];&quot;&lt;=&quot;&amp;[.$D87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107" calcext:value-type="float">
            <text:p>107</text:p>
          </table:table-cell>
          <table:table-cell table:formula="of:=COUNTIF([.B$2:.B$164];&quot;&lt;=&quot;&amp;[.$D88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107" calcext:value-type="float">
            <text:p>107</text:p>
          </table:table-cell>
          <table:table-cell table:formula="of:=COUNTIF([.B$2:.B$164];&quot;&lt;=&quot;&amp;[.$D89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107" calcext:value-type="float">
            <text:p>107</text:p>
          </table:table-cell>
          <table:table-cell table:formula="of:=COUNTIF([.B$2:.B$164];&quot;&lt;=&quot;&amp;[.$D90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107" calcext:value-type="float">
            <text:p>107</text:p>
          </table:table-cell>
          <table:table-cell table:formula="of:=COUNTIF([.B$2:.B$164];&quot;&lt;=&quot;&amp;[.$D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107" calcext:value-type="float">
            <text:p>107</text:p>
          </table:table-cell>
          <table:table-cell table:formula="of:=COUNTIF([.B$2:.B$164];&quot;&lt;=&quot;&amp;[.$D92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107" calcext:value-type="float">
            <text:p>107</text:p>
          </table:table-cell>
          <table:table-cell table:formula="of:=COUNTIF([.B$2:.B$164];&quot;&lt;=&quot;&amp;[.$D9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107" calcext:value-type="float">
            <text:p>107</text:p>
          </table:table-cell>
          <table:table-cell table:formula="of:=COUNTIF([.B$2:.B$164];&quot;&lt;=&quot;&amp;[.$D94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107" calcext:value-type="float">
            <text:p>107</text:p>
          </table:table-cell>
          <table:table-cell table:formula="of:=COUNTIF([.B$2:.B$164];&quot;&lt;=&quot;&amp;[.$D9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107" calcext:value-type="float">
            <text:p>107</text:p>
          </table:table-cell>
          <table:table-cell table:formula="of:=COUNTIF([.B$2:.B$164];&quot;&lt;=&quot;&amp;[.$D96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107" calcext:value-type="float">
            <text:p>107</text:p>
          </table:table-cell>
          <table:table-cell table:formula="of:=COUNTIF([.B$2:.B$164];&quot;&lt;=&quot;&amp;[.$D9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107" calcext:value-type="float">
            <text:p>107</text:p>
          </table:table-cell>
          <table:table-cell table:formula="of:=COUNTIF([.B$2:.B$164];&quot;&lt;=&quot;&amp;[.$D98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107" calcext:value-type="float">
            <text:p>107</text:p>
          </table:table-cell>
          <table:table-cell table:formula="of:=COUNTIF([.B$2:.B$164];&quot;&lt;=&quot;&amp;[.$D9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107" calcext:value-type="float">
            <text:p>107</text:p>
          </table:table-cell>
          <table:table-cell table:formula="of:=COUNTIF([.B$2:.B$164];&quot;&lt;=&quot;&amp;[.$D100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</table:table>
      <table:table table:name="jaccard" table:style-name="ta1">
        <table:shapes>
          <draw:frame draw:z-index="0" draw:style-name="gr1" draw:text-style-name="P1" svg:width="159.99mm" svg:height="89.99mm" svg:x="289.39mm" svg:y="313.3mm">
            <draw:object draw:notify-on-update-of-ranges="jaccard.D2:jaccard.D101 jaccard.E1:jaccard.E1 jaccard.E2:jaccard.E101 jaccard.D2:jaccard.D101 jaccard.F1:jaccard.F1 jaccard.F2:jaccard.F101 jaccard.D2:jaccard.D101 jaccard.E1:jaccard.E1 jaccard.E2:jaccard.E101 jaccard.D2:jaccard.D101 jaccard.F1:jaccard.F1 jaccard.F2:jaccard.F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ua</text:p>
          </table:table-cell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office:value-type="string" calcext:value-type="string">
            <text:p>Dua Real</text:p>
          </table:table-cell>
          <table:table-cell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0" calcext:value-type="float">
            <text:p>0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3" calcext:value-type="float">
            <text:p>3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2" calcext:value-type="float">
            <text:p>2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26" calcext:value-type="float">
            <text:p>26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8" calcext:value-type="float">
            <text:p>8</text:p>
          </table:table-cell>
          <table:table-cell table:formula="of:=COUNTIF([.B$2:.B$164];&quot;&lt;=&quot;&amp;[.$D4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4" calcext:value-type="float">
            <text:p>14</text:p>
          </table:table-cell>
          <table:table-cell table:formula="of:=COUNTIF([.B$2:.B$164];&quot;&lt;=&quot;&amp;[.$D5])" office:value-type="float" office:value="17" calcext:value-type="float">
            <text:p>17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22" calcext:value-type="float">
            <text:p>22</text:p>
          </table:table-cell>
          <table:table-cell table:formula="of:=COUNTIF([.B$2:.B$164];&quot;&lt;=&quot;&amp;[.$D6])" office:value-type="float" office:value="23" calcext:value-type="float">
            <text:p>23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30" calcext:value-type="float">
            <text:p>30</text:p>
          </table:table-cell>
          <table:table-cell table:formula="of:=COUNTIF([.B$2:.B$164];&quot;&lt;=&quot;&amp;[.$D7])" office:value-type="float" office:value="28" calcext:value-type="float">
            <text:p>28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1.5" calcext:value-type="float">
            <text:p>11,5</text:p>
          </table:table-cell>
          <table:table-cell table:formula="of:=QUARTILE([.B2:.B164];2)" office:value-type="float" office:value="36" calcext:value-type="float">
            <text:p>36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36" calcext:value-type="float">
            <text:p>36</text:p>
          </table:table-cell>
          <table:table-cell table:formula="of:=COUNTIF([.B$2:.B$164];&quot;&lt;=&quot;&amp;[.$D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8" calcext:value-type="float">
            <text:p>38</text:p>
          </table:table-cell>
          <table:table-cell table:formula="of:=COUNTIF([.B$2:.B$164];&quot;&lt;=&quot;&amp;[.$D9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45" calcext:value-type="float">
            <text:p>45</text:p>
          </table:table-cell>
          <table:table-cell table:formula="of:=COUNTIF([.B$2:.B$164];&quot;&lt;=&quot;&amp;[.$D10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49" calcext:value-type="float">
            <text:p>49</text:p>
          </table:table-cell>
          <table:table-cell table:formula="of:=COUNTIF([.B$2:.B$164];&quot;&lt;=&quot;&amp;[.$D11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53" calcext:value-type="float">
            <text:p>53</text:p>
          </table:table-cell>
          <table:table-cell table:formula="of:=COUNTIF([.B$2:.B$164];&quot;&lt;=&quot;&amp;[.$D1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59" calcext:value-type="float">
            <text:p>59</text:p>
          </table:table-cell>
          <table:table-cell table:formula="of:=COUNTIF([.B$2:.B$164];&quot;&lt;=&quot;&amp;[.$D13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60" calcext:value-type="float">
            <text:p>60</text:p>
          </table:table-cell>
          <table:table-cell table:formula="of:=COUNTIF([.B$2:.B$164];&quot;&lt;=&quot;&amp;[.$D14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63" calcext:value-type="float">
            <text:p>63</text:p>
          </table:table-cell>
          <table:table-cell table:formula="of:=COUNTIF([.B$2:.B$164];&quot;&lt;=&quot;&amp;[.$D15])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64" calcext:value-type="float">
            <text:p>64</text:p>
          </table:table-cell>
          <table:table-cell table:formula="of:=COUNTIF([.B$2:.B$164];&quot;&lt;=&quot;&amp;[.$D16]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65" calcext:value-type="float">
            <text:p>65</text:p>
          </table:table-cell>
          <table:table-cell table:formula="of:=COUNTIF([.B$2:.B$164];&quot;&lt;=&quot;&amp;[.$D17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66" calcext:value-type="float">
            <text:p>66</text:p>
          </table:table-cell>
          <table:table-cell table:formula="of:=COUNTIF([.B$2:.B$164];&quot;&lt;=&quot;&amp;[.$D18])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73" calcext:value-type="float">
            <text:p>73</text:p>
          </table:table-cell>
          <table:table-cell table:formula="of:=COUNTIF([.B$2:.B$164];&quot;&lt;=&quot;&amp;[.$D19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73" calcext:value-type="float">
            <text:p>73</text:p>
          </table:table-cell>
          <table:table-cell table:formula="of:=COUNTIF([.B$2:.B$164];&quot;&lt;=&quot;&amp;[.$D20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74" calcext:value-type="float">
            <text:p>74</text:p>
          </table:table-cell>
          <table:table-cell table:formula="of:=COUNTIF([.B$2:.B$164];&quot;&lt;=&quot;&amp;[.$D21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74" calcext:value-type="float">
            <text:p>74</text:p>
          </table:table-cell>
          <table:table-cell table:formula="of:=COUNTIF([.B$2:.B$164];&quot;&lt;=&quot;&amp;[.$D22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76" calcext:value-type="float">
            <text:p>76</text:p>
          </table:table-cell>
          <table:table-cell table:formula="of:=COUNTIF([.B$2:.B$164];&quot;&lt;=&quot;&amp;[.$D23]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76" calcext:value-type="float">
            <text:p>76</text:p>
          </table:table-cell>
          <table:table-cell table:formula="of:=COUNTIF([.B$2:.B$164];&quot;&lt;=&quot;&amp;[.$D24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79" calcext:value-type="float">
            <text:p>79</text:p>
          </table:table-cell>
          <table:table-cell table:formula="of:=COUNTIF([.B$2:.B$164];&quot;&lt;=&quot;&amp;[.$D25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81" calcext:value-type="float">
            <text:p>81</text:p>
          </table:table-cell>
          <table:table-cell table:formula="of:=COUNTIF([.B$2:.B$164];&quot;&lt;=&quot;&amp;[.$D26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82" calcext:value-type="float">
            <text:p>82</text:p>
          </table:table-cell>
          <table:table-cell table:formula="of:=COUNTIF([.B$2:.B$164];&quot;&lt;=&quot;&amp;[.$D27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83" calcext:value-type="float">
            <text:p>83</text:p>
          </table:table-cell>
          <table:table-cell table:formula="of:=COUNTIF([.B$2:.B$164];&quot;&lt;=&quot;&amp;[.$D28])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83" calcext:value-type="float">
            <text:p>83</text:p>
          </table:table-cell>
          <table:table-cell table:formula="of:=COUNTIF([.B$2:.B$164];&quot;&lt;=&quot;&amp;[.$D29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83" calcext:value-type="float">
            <text:p>83</text:p>
          </table:table-cell>
          <table:table-cell table:formula="of:=COUNTIF([.B$2:.B$164];&quot;&lt;=&quot;&amp;[.$D30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84" calcext:value-type="float">
            <text:p>84</text:p>
          </table:table-cell>
          <table:table-cell table:formula="of:=COUNTIF([.B$2:.B$164];&quot;&lt;=&quot;&amp;[.$D31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85" calcext:value-type="float">
            <text:p>85</text:p>
          </table:table-cell>
          <table:table-cell table:formula="of:=COUNTIF([.B$2:.B$164];&quot;&lt;=&quot;&amp;[.$D32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87" calcext:value-type="float">
            <text:p>87</text:p>
          </table:table-cell>
          <table:table-cell table:formula="of:=COUNTIF([.B$2:.B$164];&quot;&lt;=&quot;&amp;[.$D33]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88" calcext:value-type="float">
            <text:p>88</text:p>
          </table:table-cell>
          <table:table-cell table:formula="of:=COUNTIF([.B$2:.B$164];&quot;&lt;=&quot;&amp;[.$D34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88" calcext:value-type="float">
            <text:p>88</text:p>
          </table:table-cell>
          <table:table-cell table:formula="of:=COUNTIF([.B$2:.B$164];&quot;&lt;=&quot;&amp;[.$D35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90" calcext:value-type="float">
            <text:p>90</text:p>
          </table:table-cell>
          <table:table-cell table:formula="of:=COUNTIF([.B$2:.B$164];&quot;&lt;=&quot;&amp;[.$D36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90" calcext:value-type="float">
            <text:p>90</text:p>
          </table:table-cell>
          <table:table-cell table:formula="of:=COUNTIF([.B$2:.B$164];&quot;&lt;=&quot;&amp;[.$D37]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90" calcext:value-type="float">
            <text:p>90</text:p>
          </table:table-cell>
          <table:table-cell table:formula="of:=COUNTIF([.B$2:.B$164];&quot;&lt;=&quot;&amp;[.$D38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90" calcext:value-type="float">
            <text:p>90</text:p>
          </table:table-cell>
          <table:table-cell table:formula="of:=COUNTIF([.B$2:.B$164];&quot;&lt;=&quot;&amp;[.$D39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90" calcext:value-type="float">
            <text:p>90</text:p>
          </table:table-cell>
          <table:table-cell table:formula="of:=COUNTIF([.B$2:.B$164];&quot;&lt;=&quot;&amp;[.$D40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91" calcext:value-type="float">
            <text:p>91</text:p>
          </table:table-cell>
          <table:table-cell table:formula="of:=COUNTIF([.B$2:.B$164];&quot;&lt;=&quot;&amp;[.$D41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91" calcext:value-type="float">
            <text:p>91</text:p>
          </table:table-cell>
          <table:table-cell table:formula="of:=COUNTIF([.B$2:.B$164];&quot;&lt;=&quot;&amp;[.$D42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91" calcext:value-type="float">
            <text:p>91</text:p>
          </table:table-cell>
          <table:table-cell table:formula="of:=COUNTIF([.B$2:.B$164];&quot;&lt;=&quot;&amp;[.$D4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92" calcext:value-type="float">
            <text:p>92</text:p>
          </table:table-cell>
          <table:table-cell table:formula="of:=COUNTIF([.B$2:.B$164];&quot;&lt;=&quot;&amp;[.$D44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94" calcext:value-type="float">
            <text:p>94</text:p>
          </table:table-cell>
          <table:table-cell table:formula="of:=COUNTIF([.B$2:.B$164];&quot;&lt;=&quot;&amp;[.$D45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94" calcext:value-type="float">
            <text:p>94</text:p>
          </table:table-cell>
          <table:table-cell table:formula="of:=COUNTIF([.B$2:.B$164];&quot;&lt;=&quot;&amp;[.$D46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94" calcext:value-type="float">
            <text:p>94</text:p>
          </table:table-cell>
          <table:table-cell table:formula="of:=COUNTIF([.B$2:.B$164];&quot;&lt;=&quot;&amp;[.$D47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94" calcext:value-type="float">
            <text:p>94</text:p>
          </table:table-cell>
          <table:table-cell table:formula="of:=COUNTIF([.B$2:.B$164];&quot;&lt;=&quot;&amp;[.$D48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94" calcext:value-type="float">
            <text:p>94</text:p>
          </table:table-cell>
          <table:table-cell table:formula="of:=COUNTIF([.B$2:.B$164];&quot;&lt;=&quot;&amp;[.$D49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95" calcext:value-type="float">
            <text:p>95</text:p>
          </table:table-cell>
          <table:table-cell table:formula="of:=COUNTIF([.B$2:.B$164];&quot;&lt;=&quot;&amp;[.$D50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95" calcext:value-type="float">
            <text:p>95</text:p>
          </table:table-cell>
          <table:table-cell table:formula="of:=COUNTIF([.B$2:.B$164];&quot;&lt;=&quot;&amp;[.$D51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97" calcext:value-type="float">
            <text:p>97</text:p>
          </table:table-cell>
          <table:table-cell table:formula="of:=COUNTIF([.B$2:.B$164];&quot;&lt;=&quot;&amp;[.$D52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97" calcext:value-type="float">
            <text:p>97</text:p>
          </table:table-cell>
          <table:table-cell table:formula="of:=COUNTIF([.B$2:.B$164];&quot;&lt;=&quot;&amp;[.$D53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99" calcext:value-type="float">
            <text:p>99</text:p>
          </table:table-cell>
          <table:table-cell table:formula="of:=COUNTIF([.B$2:.B$164];&quot;&lt;=&quot;&amp;[.$D54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99" calcext:value-type="float">
            <text:p>99</text:p>
          </table:table-cell>
          <table:table-cell table:formula="of:=COUNTIF([.B$2:.B$164];&quot;&lt;=&quot;&amp;[.$D55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99" calcext:value-type="float">
            <text:p>99</text:p>
          </table:table-cell>
          <table:table-cell table:formula="of:=COUNTIF([.B$2:.B$164];&quot;&lt;=&quot;&amp;[.$D56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100" calcext:value-type="float">
            <text:p>100</text:p>
          </table:table-cell>
          <table:table-cell table:formula="of:=COUNTIF([.B$2:.B$164];&quot;&lt;=&quot;&amp;[.$D57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100" calcext:value-type="float">
            <text:p>100</text:p>
          </table:table-cell>
          <table:table-cell table:formula="of:=COUNTIF([.B$2:.B$164];&quot;&lt;=&quot;&amp;[.$D58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100" calcext:value-type="float">
            <text:p>100</text:p>
          </table:table-cell>
          <table:table-cell table:formula="of:=COUNTIF([.B$2:.B$164];&quot;&lt;=&quot;&amp;[.$D59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100" calcext:value-type="float">
            <text:p>100</text:p>
          </table:table-cell>
          <table:table-cell table:formula="of:=COUNTIF([.B$2:.B$164];&quot;&lt;=&quot;&amp;[.$D60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100" calcext:value-type="float">
            <text:p>100</text:p>
          </table:table-cell>
          <table:table-cell table:formula="of:=COUNTIF([.B$2:.B$164];&quot;&lt;=&quot;&amp;[.$D61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102" calcext:value-type="float">
            <text:p>102</text:p>
          </table:table-cell>
          <table:table-cell table:formula="of:=COUNTIF([.B$2:.B$164];&quot;&lt;=&quot;&amp;[.$D62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102" calcext:value-type="float">
            <text:p>102</text:p>
          </table:table-cell>
          <table:table-cell table:formula="of:=COUNTIF([.B$2:.B$164];&quot;&lt;=&quot;&amp;[.$D63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102" calcext:value-type="float">
            <text:p>102</text:p>
          </table:table-cell>
          <table:table-cell table:formula="of:=COUNTIF([.B$2:.B$164];&quot;&lt;=&quot;&amp;[.$D64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102" calcext:value-type="float">
            <text:p>102</text:p>
          </table:table-cell>
          <table:table-cell table:formula="of:=COUNTIF([.B$2:.B$164];&quot;&lt;=&quot;&amp;[.$D6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102" calcext:value-type="float">
            <text:p>102</text:p>
          </table:table-cell>
          <table:table-cell table:formula="of:=COUNTIF([.B$2:.B$164];&quot;&lt;=&quot;&amp;[.$D66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102" calcext:value-type="float">
            <text:p>102</text:p>
          </table:table-cell>
          <table:table-cell table:formula="of:=COUNTIF([.B$2:.B$164];&quot;&lt;=&quot;&amp;[.$D67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102" calcext:value-type="float">
            <text:p>102</text:p>
          </table:table-cell>
          <table:table-cell table:formula="of:=COUNTIF([.B$2:.B$164];&quot;&lt;=&quot;&amp;[.$D68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104" calcext:value-type="float">
            <text:p>104</text:p>
          </table:table-cell>
          <table:table-cell table:formula="of:=COUNTIF([.B$2:.B$164];&quot;&lt;=&quot;&amp;[.$D69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104" calcext:value-type="float">
            <text:p>104</text:p>
          </table:table-cell>
          <table:table-cell table:formula="of:=COUNTIF([.B$2:.B$164];&quot;&lt;=&quot;&amp;[.$D70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105" calcext:value-type="float">
            <text:p>105</text:p>
          </table:table-cell>
          <table:table-cell table:formula="of:=COUNTIF([.B$2:.B$164];&quot;&lt;=&quot;&amp;[.$D71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106" calcext:value-type="float">
            <text:p>106</text:p>
          </table:table-cell>
          <table:table-cell table:formula="of:=COUNTIF([.B$2:.B$164];&quot;&lt;=&quot;&amp;[.$D72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106" calcext:value-type="float">
            <text:p>106</text:p>
          </table:table-cell>
          <table:table-cell table:formula="of:=COUNTIF([.B$2:.B$164];&quot;&lt;=&quot;&amp;[.$D73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106" calcext:value-type="float">
            <text:p>106</text:p>
          </table:table-cell>
          <table:table-cell table:formula="of:=COUNTIF([.B$2:.B$164];&quot;&lt;=&quot;&amp;[.$D74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106" calcext:value-type="float">
            <text:p>106</text:p>
          </table:table-cell>
          <table:table-cell table:formula="of:=COUNTIF([.B$2:.B$164];&quot;&lt;=&quot;&amp;[.$D7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106" calcext:value-type="float">
            <text:p>106</text:p>
          </table:table-cell>
          <table:table-cell table:formula="of:=COUNTIF([.B$2:.B$164];&quot;&lt;=&quot;&amp;[.$D76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106" calcext:value-type="float">
            <text:p>106</text:p>
          </table:table-cell>
          <table:table-cell table:formula="of:=COUNTIF([.B$2:.B$164];&quot;&lt;=&quot;&amp;[.$D77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106" calcext:value-type="float">
            <text:p>106</text:p>
          </table:table-cell>
          <table:table-cell table:formula="of:=COUNTIF([.B$2:.B$164];&quot;&lt;=&quot;&amp;[.$D78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106" calcext:value-type="float">
            <text:p>106</text:p>
          </table:table-cell>
          <table:table-cell table:formula="of:=COUNTIF([.B$2:.B$164];&quot;&lt;=&quot;&amp;[.$D79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106" calcext:value-type="float">
            <text:p>106</text:p>
          </table:table-cell>
          <table:table-cell table:formula="of:=COUNTIF([.B$2:.B$164];&quot;&lt;=&quot;&amp;[.$D80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106" calcext:value-type="float">
            <text:p>106</text:p>
          </table:table-cell>
          <table:table-cell table:formula="of:=COUNTIF([.B$2:.B$164];&quot;&lt;=&quot;&amp;[.$D81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106" calcext:value-type="float">
            <text:p>106</text:p>
          </table:table-cell>
          <table:table-cell table:formula="of:=COUNTIF([.B$2:.B$164];&quot;&lt;=&quot;&amp;[.$D82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106" calcext:value-type="float">
            <text:p>106</text:p>
          </table:table-cell>
          <table:table-cell table:formula="of:=COUNTIF([.B$2:.B$164];&quot;&lt;=&quot;&amp;[.$D83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106" calcext:value-type="float">
            <text:p>106</text:p>
          </table:table-cell>
          <table:table-cell table:formula="of:=COUNTIF([.B$2:.B$164];&quot;&lt;=&quot;&amp;[.$D8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106" calcext:value-type="float">
            <text:p>106</text:p>
          </table:table-cell>
          <table:table-cell table:formula="of:=COUNTIF([.B$2:.B$164];&quot;&lt;=&quot;&amp;[.$D8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106" calcext:value-type="float">
            <text:p>106</text:p>
          </table:table-cell>
          <table:table-cell table:formula="of:=COUNTIF([.B$2:.B$164];&quot;&lt;=&quot;&amp;[.$D86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107" calcext:value-type="float">
            <text:p>107</text:p>
          </table:table-cell>
          <table:table-cell table:formula="of:=COUNTIF([.B$2:.B$164];&quot;&lt;=&quot;&amp;[.$D87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107" calcext:value-type="float">
            <text:p>107</text:p>
          </table:table-cell>
          <table:table-cell table:formula="of:=COUNTIF([.B$2:.B$164];&quot;&lt;=&quot;&amp;[.$D88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107" calcext:value-type="float">
            <text:p>107</text:p>
          </table:table-cell>
          <table:table-cell table:formula="of:=COUNTIF([.B$2:.B$164];&quot;&lt;=&quot;&amp;[.$D89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107" calcext:value-type="float">
            <text:p>107</text:p>
          </table:table-cell>
          <table:table-cell table:formula="of:=COUNTIF([.B$2:.B$164];&quot;&lt;=&quot;&amp;[.$D90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107" calcext:value-type="float">
            <text:p>107</text:p>
          </table:table-cell>
          <table:table-cell table:formula="of:=COUNTIF([.B$2:.B$164];&quot;&lt;=&quot;&amp;[.$D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107" calcext:value-type="float">
            <text:p>107</text:p>
          </table:table-cell>
          <table:table-cell table:formula="of:=COUNTIF([.B$2:.B$164];&quot;&lt;=&quot;&amp;[.$D92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107" calcext:value-type="float">
            <text:p>107</text:p>
          </table:table-cell>
          <table:table-cell table:formula="of:=COUNTIF([.B$2:.B$164];&quot;&lt;=&quot;&amp;[.$D9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107" calcext:value-type="float">
            <text:p>107</text:p>
          </table:table-cell>
          <table:table-cell table:formula="of:=COUNTIF([.B$2:.B$164];&quot;&lt;=&quot;&amp;[.$D94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107" calcext:value-type="float">
            <text:p>107</text:p>
          </table:table-cell>
          <table:table-cell table:formula="of:=COUNTIF([.B$2:.B$164];&quot;&lt;=&quot;&amp;[.$D9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107" calcext:value-type="float">
            <text:p>107</text:p>
          </table:table-cell>
          <table:table-cell table:formula="of:=COUNTIF([.B$2:.B$164];&quot;&lt;=&quot;&amp;[.$D96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107" calcext:value-type="float">
            <text:p>107</text:p>
          </table:table-cell>
          <table:table-cell table:formula="of:=COUNTIF([.B$2:.B$164];&quot;&lt;=&quot;&amp;[.$D9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107" calcext:value-type="float">
            <text:p>107</text:p>
          </table:table-cell>
          <table:table-cell table:formula="of:=COUNTIF([.B$2:.B$164];&quot;&lt;=&quot;&amp;[.$D98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107" calcext:value-type="float">
            <text:p>107</text:p>
          </table:table-cell>
          <table:table-cell table:formula="of:=COUNTIF([.B$2:.B$164];&quot;&lt;=&quot;&amp;[.$D9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107" calcext:value-type="float">
            <text:p>107</text:p>
          </table:table-cell>
          <table:table-cell table:formula="of:=COUNTIF([.B$2:.B$164];&quot;&lt;=&quot;&amp;[.$D100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</table:table>
      <table:table table:name="zoltar" table:style-name="ta1">
        <table:shapes>
          <draw:frame draw:z-index="0" draw:style-name="gr1" draw:text-style-name="P1" svg:width="159.99mm" svg:height="89.99mm" svg:x="162.04mm" svg:y="484.08mm">
            <draw:object draw:notify-on-update-of-ranges="zoltar.D2:zoltar.D101 zoltar.E1:zoltar.E1 zoltar.E2:zoltar.E101 zoltar.D2:zoltar.D101 zoltar.F1:zoltar.F1 zoltar.F2:zoltar.F101 zoltar.D2:zoltar.D101 zoltar.E1:zoltar.E1 zoltar.E2:zoltar.E101 zoltar.D2:zoltar.D101 zoltar.F1:zoltar.F1 zoltar.F2:zoltar.F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UA</text:p>
          </table:table-cell>
          <table:table-cell table:style-name="ce1"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office:value-type="string" calcext:value-type="string">
            <text:p>Dua Real</text:p>
          </table:table-cell>
          <table:table-cell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0" calcext:value-type="float">
            <text:p>0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3" calcext:value-type="float">
            <text:p>3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2" calcext:value-type="float">
            <text:p>2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27" calcext:value-type="float">
            <text:p>27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8" calcext:value-type="float">
            <text:p>8</text:p>
          </table:table-cell>
          <table:table-cell table:formula="of:=COUNTIF([.B$2:.B$164];&quot;&lt;=&quot;&amp;[.$D4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4" calcext:value-type="float">
            <text:p>14</text:p>
          </table:table-cell>
          <table:table-cell table:formula="of:=COUNTIF([.B$2:.B$164];&quot;&lt;=&quot;&amp;[.$D5])" office:value-type="float" office:value="16" calcext:value-type="float">
            <text:p>16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22" calcext:value-type="float">
            <text:p>22</text:p>
          </table:table-cell>
          <table:table-cell table:formula="of:=COUNTIF([.B$2:.B$164];&quot;&lt;=&quot;&amp;[.$D6])" office:value-type="float" office:value="22" calcext:value-type="float">
            <text:p>22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30" calcext:value-type="float">
            <text:p>30</text:p>
          </table:table-cell>
          <table:table-cell table:formula="of:=COUNTIF([.B$2:.B$164];&quot;&lt;=&quot;&amp;[.$D7])" office:value-type="float" office:value="27" calcext:value-type="float">
            <text:p>27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2.5" calcext:value-type="float">
            <text:p>12,5</text:p>
          </table:table-cell>
          <table:table-cell table:formula="of:=QUARTILE([.B2:.B164];2)" office:value-type="float" office:value="37" calcext:value-type="float">
            <text:p>37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36" calcext:value-type="float">
            <text:p>36</text:p>
          </table:table-cell>
          <table:table-cell table:formula="of:=COUNTIF([.B$2:.B$164];&quot;&lt;=&quot;&amp;[.$D8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8" calcext:value-type="float">
            <text:p>38</text:p>
          </table:table-cell>
          <table:table-cell table:formula="of:=COUNTIF([.B$2:.B$164];&quot;&lt;=&quot;&amp;[.$D9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45" calcext:value-type="float">
            <text:p>45</text:p>
          </table:table-cell>
          <table:table-cell table:formula="of:=COUNTIF([.B$2:.B$164];&quot;&lt;=&quot;&amp;[.$D10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49" calcext:value-type="float">
            <text:p>49</text:p>
          </table:table-cell>
          <table:table-cell table:formula="of:=COUNTIF([.B$2:.B$164];&quot;&lt;=&quot;&amp;[.$D11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53" calcext:value-type="float">
            <text:p>53</text:p>
          </table:table-cell>
          <table:table-cell table:formula="of:=COUNTIF([.B$2:.B$164];&quot;&lt;=&quot;&amp;[.$D12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59" calcext:value-type="float">
            <text:p>59</text:p>
          </table:table-cell>
          <table:table-cell table:formula="of:=COUNTIF([.B$2:.B$164];&quot;&lt;=&quot;&amp;[.$D13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60" calcext:value-type="float">
            <text:p>60</text:p>
          </table:table-cell>
          <table:table-cell table:formula="of:=COUNTIF([.B$2:.B$164];&quot;&lt;=&quot;&amp;[.$D14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63" calcext:value-type="float">
            <text:p>63</text:p>
          </table:table-cell>
          <table:table-cell table:formula="of:=COUNTIF([.B$2:.B$164];&quot;&lt;=&quot;&amp;[.$D15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64" calcext:value-type="float">
            <text:p>64</text:p>
          </table:table-cell>
          <table:table-cell table:formula="of:=COUNTIF([.B$2:.B$164];&quot;&lt;=&quot;&amp;[.$D16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65" calcext:value-type="float">
            <text:p>65</text:p>
          </table:table-cell>
          <table:table-cell table:formula="of:=COUNTIF([.B$2:.B$164];&quot;&lt;=&quot;&amp;[.$D17]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66" calcext:value-type="float">
            <text:p>66</text:p>
          </table:table-cell>
          <table:table-cell table:formula="of:=COUNTIF([.B$2:.B$164];&quot;&lt;=&quot;&amp;[.$D18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71" calcext:value-type="float">
            <text:p>71</text:p>
          </table:table-cell>
          <table:table-cell table:formula="of:=COUNTIF([.B$2:.B$164];&quot;&lt;=&quot;&amp;[.$D19])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71" calcext:value-type="float">
            <text:p>71</text:p>
          </table:table-cell>
          <table:table-cell table:formula="of:=COUNTIF([.B$2:.B$164];&quot;&lt;=&quot;&amp;[.$D20])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72" calcext:value-type="float">
            <text:p>72</text:p>
          </table:table-cell>
          <table:table-cell table:formula="of:=COUNTIF([.B$2:.B$164];&quot;&lt;=&quot;&amp;[.$D21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72" calcext:value-type="float">
            <text:p>72</text:p>
          </table:table-cell>
          <table:table-cell table:formula="of:=COUNTIF([.B$2:.B$164];&quot;&lt;=&quot;&amp;[.$D22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74" calcext:value-type="float">
            <text:p>74</text:p>
          </table:table-cell>
          <table:table-cell table:formula="of:=COUNTIF([.B$2:.B$164];&quot;&lt;=&quot;&amp;[.$D23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74" calcext:value-type="float">
            <text:p>74</text:p>
          </table:table-cell>
          <table:table-cell table:formula="of:=COUNTIF([.B$2:.B$164];&quot;&lt;=&quot;&amp;[.$D24])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78" calcext:value-type="float">
            <text:p>78</text:p>
          </table:table-cell>
          <table:table-cell table:formula="of:=COUNTIF([.B$2:.B$164];&quot;&lt;=&quot;&amp;[.$D25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80" calcext:value-type="float">
            <text:p>80</text:p>
          </table:table-cell>
          <table:table-cell table:formula="of:=COUNTIF([.B$2:.B$164];&quot;&lt;=&quot;&amp;[.$D26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81" calcext:value-type="float">
            <text:p>81</text:p>
          </table:table-cell>
          <table:table-cell table:formula="of:=COUNTIF([.B$2:.B$164];&quot;&lt;=&quot;&amp;[.$D27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82" calcext:value-type="float">
            <text:p>82</text:p>
          </table:table-cell>
          <table:table-cell table:formula="of:=COUNTIF([.B$2:.B$164];&quot;&lt;=&quot;&amp;[.$D28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82" calcext:value-type="float">
            <text:p>82</text:p>
          </table:table-cell>
          <table:table-cell table:formula="of:=COUNTIF([.B$2:.B$164];&quot;&lt;=&quot;&amp;[.$D2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82" calcext:value-type="float">
            <text:p>82</text:p>
          </table:table-cell>
          <table:table-cell table:formula="of:=COUNTIF([.B$2:.B$164];&quot;&lt;=&quot;&amp;[.$D3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83" calcext:value-type="float">
            <text:p>83</text:p>
          </table:table-cell>
          <table:table-cell table:formula="of:=COUNTIF([.B$2:.B$164];&quot;&lt;=&quot;&amp;[.$D31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83" calcext:value-type="float">
            <text:p>83</text:p>
          </table:table-cell>
          <table:table-cell table:formula="of:=COUNTIF([.B$2:.B$164];&quot;&lt;=&quot;&amp;[.$D32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85" calcext:value-type="float">
            <text:p>85</text:p>
          </table:table-cell>
          <table:table-cell table:formula="of:=COUNTIF([.B$2:.B$164];&quot;&lt;=&quot;&amp;[.$D33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86" calcext:value-type="float">
            <text:p>86</text:p>
          </table:table-cell>
          <table:table-cell table:formula="of:=COUNTIF([.B$2:.B$164];&quot;&lt;=&quot;&amp;[.$D34])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86" calcext:value-type="float">
            <text:p>86</text:p>
          </table:table-cell>
          <table:table-cell table:formula="of:=COUNTIF([.B$2:.B$164];&quot;&lt;=&quot;&amp;[.$D35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88" calcext:value-type="float">
            <text:p>88</text:p>
          </table:table-cell>
          <table:table-cell table:formula="of:=COUNTIF([.B$2:.B$164];&quot;&lt;=&quot;&amp;[.$D36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88" calcext:value-type="float">
            <text:p>88</text:p>
          </table:table-cell>
          <table:table-cell table:formula="of:=COUNTIF([.B$2:.B$164];&quot;&lt;=&quot;&amp;[.$D37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88" calcext:value-type="float">
            <text:p>88</text:p>
          </table:table-cell>
          <table:table-cell table:formula="of:=COUNTIF([.B$2:.B$164];&quot;&lt;=&quot;&amp;[.$D38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88" calcext:value-type="float">
            <text:p>88</text:p>
          </table:table-cell>
          <table:table-cell table:formula="of:=COUNTIF([.B$2:.B$164];&quot;&lt;=&quot;&amp;[.$D39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88" calcext:value-type="float">
            <text:p>88</text:p>
          </table:table-cell>
          <table:table-cell table:formula="of:=COUNTIF([.B$2:.B$164];&quot;&lt;=&quot;&amp;[.$D40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89" calcext:value-type="float">
            <text:p>89</text:p>
          </table:table-cell>
          <table:table-cell table:formula="of:=COUNTIF([.B$2:.B$164];&quot;&lt;=&quot;&amp;[.$D41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89" calcext:value-type="float">
            <text:p>89</text:p>
          </table:table-cell>
          <table:table-cell table:formula="of:=COUNTIF([.B$2:.B$164];&quot;&lt;=&quot;&amp;[.$D42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89" calcext:value-type="float">
            <text:p>89</text:p>
          </table:table-cell>
          <table:table-cell table:formula="of:=COUNTIF([.B$2:.B$164];&quot;&lt;=&quot;&amp;[.$D43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90" calcext:value-type="float">
            <text:p>90</text:p>
          </table:table-cell>
          <table:table-cell table:formula="of:=COUNTIF([.B$2:.B$164];&quot;&lt;=&quot;&amp;[.$D44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92" calcext:value-type="float">
            <text:p>92</text:p>
          </table:table-cell>
          <table:table-cell table:formula="of:=COUNTIF([.B$2:.B$164];&quot;&lt;=&quot;&amp;[.$D45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92" calcext:value-type="float">
            <text:p>92</text:p>
          </table:table-cell>
          <table:table-cell table:formula="of:=COUNTIF([.B$2:.B$164];&quot;&lt;=&quot;&amp;[.$D46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92" calcext:value-type="float">
            <text:p>92</text:p>
          </table:table-cell>
          <table:table-cell table:formula="of:=COUNTIF([.B$2:.B$164];&quot;&lt;=&quot;&amp;[.$D47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92" calcext:value-type="float">
            <text:p>92</text:p>
          </table:table-cell>
          <table:table-cell table:formula="of:=COUNTIF([.B$2:.B$164];&quot;&lt;=&quot;&amp;[.$D48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92" calcext:value-type="float">
            <text:p>92</text:p>
          </table:table-cell>
          <table:table-cell table:formula="of:=COUNTIF([.B$2:.B$164];&quot;&lt;=&quot;&amp;[.$D49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94" calcext:value-type="float">
            <text:p>94</text:p>
          </table:table-cell>
          <table:table-cell table:formula="of:=COUNTIF([.B$2:.B$164];&quot;&lt;=&quot;&amp;[.$D50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94" calcext:value-type="float">
            <text:p>94</text:p>
          </table:table-cell>
          <table:table-cell table:formula="of:=COUNTIF([.B$2:.B$164];&quot;&lt;=&quot;&amp;[.$D51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96" calcext:value-type="float">
            <text:p>96</text:p>
          </table:table-cell>
          <table:table-cell table:formula="of:=COUNTIF([.B$2:.B$164];&quot;&lt;=&quot;&amp;[.$D52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96" calcext:value-type="float">
            <text:p>96</text:p>
          </table:table-cell>
          <table:table-cell table:formula="of:=COUNTIF([.B$2:.B$164];&quot;&lt;=&quot;&amp;[.$D5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97" calcext:value-type="float">
            <text:p>97</text:p>
          </table:table-cell>
          <table:table-cell table:formula="of:=COUNTIF([.B$2:.B$164];&quot;&lt;=&quot;&amp;[.$D54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97" calcext:value-type="float">
            <text:p>97</text:p>
          </table:table-cell>
          <table:table-cell table:formula="of:=COUNTIF([.B$2:.B$164];&quot;&lt;=&quot;&amp;[.$D55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97" calcext:value-type="float">
            <text:p>97</text:p>
          </table:table-cell>
          <table:table-cell table:formula="of:=COUNTIF([.B$2:.B$164];&quot;&lt;=&quot;&amp;[.$D56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98" calcext:value-type="float">
            <text:p>98</text:p>
          </table:table-cell>
          <table:table-cell table:formula="of:=COUNTIF([.B$2:.B$164];&quot;&lt;=&quot;&amp;[.$D57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98" calcext:value-type="float">
            <text:p>98</text:p>
          </table:table-cell>
          <table:table-cell table:formula="of:=COUNTIF([.B$2:.B$164];&quot;&lt;=&quot;&amp;[.$D58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98" calcext:value-type="float">
            <text:p>98</text:p>
          </table:table-cell>
          <table:table-cell table:formula="of:=COUNTIF([.B$2:.B$164];&quot;&lt;=&quot;&amp;[.$D59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98" calcext:value-type="float">
            <text:p>98</text:p>
          </table:table-cell>
          <table:table-cell table:formula="of:=COUNTIF([.B$2:.B$164];&quot;&lt;=&quot;&amp;[.$D60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98" calcext:value-type="float">
            <text:p>98</text:p>
          </table:table-cell>
          <table:table-cell table:formula="of:=COUNTIF([.B$2:.B$164];&quot;&lt;=&quot;&amp;[.$D61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100" calcext:value-type="float">
            <text:p>100</text:p>
          </table:table-cell>
          <table:table-cell table:formula="of:=COUNTIF([.B$2:.B$164];&quot;&lt;=&quot;&amp;[.$D62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100" calcext:value-type="float">
            <text:p>100</text:p>
          </table:table-cell>
          <table:table-cell table:formula="of:=COUNTIF([.B$2:.B$164];&quot;&lt;=&quot;&amp;[.$D63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100" calcext:value-type="float">
            <text:p>100</text:p>
          </table:table-cell>
          <table:table-cell table:formula="of:=COUNTIF([.B$2:.B$164];&quot;&lt;=&quot;&amp;[.$D64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100" calcext:value-type="float">
            <text:p>100</text:p>
          </table:table-cell>
          <table:table-cell table:formula="of:=COUNTIF([.B$2:.B$164];&quot;&lt;=&quot;&amp;[.$D65]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100" calcext:value-type="float">
            <text:p>100</text:p>
          </table:table-cell>
          <table:table-cell table:formula="of:=COUNTIF([.B$2:.B$164];&quot;&lt;=&quot;&amp;[.$D66]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100" calcext:value-type="float">
            <text:p>100</text:p>
          </table:table-cell>
          <table:table-cell table:formula="of:=COUNTIF([.B$2:.B$164];&quot;&lt;=&quot;&amp;[.$D67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100" calcext:value-type="float">
            <text:p>100</text:p>
          </table:table-cell>
          <table:table-cell table:formula="of:=COUNTIF([.B$2:.B$164];&quot;&lt;=&quot;&amp;[.$D68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102" calcext:value-type="float">
            <text:p>102</text:p>
          </table:table-cell>
          <table:table-cell table:formula="of:=COUNTIF([.B$2:.B$164];&quot;&lt;=&quot;&amp;[.$D69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102" calcext:value-type="float">
            <text:p>102</text:p>
          </table:table-cell>
          <table:table-cell table:formula="of:=COUNTIF([.B$2:.B$164];&quot;&lt;=&quot;&amp;[.$D70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103" calcext:value-type="float">
            <text:p>103</text:p>
          </table:table-cell>
          <table:table-cell table:formula="of:=COUNTIF([.B$2:.B$164];&quot;&lt;=&quot;&amp;[.$D71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104" calcext:value-type="float">
            <text:p>104</text:p>
          </table:table-cell>
          <table:table-cell table:formula="of:=COUNTIF([.B$2:.B$164];&quot;&lt;=&quot;&amp;[.$D72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104" calcext:value-type="float">
            <text:p>104</text:p>
          </table:table-cell>
          <table:table-cell table:formula="of:=COUNTIF([.B$2:.B$164];&quot;&lt;=&quot;&amp;[.$D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104" calcext:value-type="float">
            <text:p>104</text:p>
          </table:table-cell>
          <table:table-cell table:formula="of:=COUNTIF([.B$2:.B$164];&quot;&lt;=&quot;&amp;[.$D74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104" calcext:value-type="float">
            <text:p>104</text:p>
          </table:table-cell>
          <table:table-cell table:formula="of:=COUNTIF([.B$2:.B$164];&quot;&lt;=&quot;&amp;[.$D75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104" calcext:value-type="float">
            <text:p>104</text:p>
          </table:table-cell>
          <table:table-cell table:formula="of:=COUNTIF([.B$2:.B$164];&quot;&lt;=&quot;&amp;[.$D76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104" calcext:value-type="float">
            <text:p>104</text:p>
          </table:table-cell>
          <table:table-cell table:formula="of:=COUNTIF([.B$2:.B$164];&quot;&lt;=&quot;&amp;[.$D77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104" calcext:value-type="float">
            <text:p>104</text:p>
          </table:table-cell>
          <table:table-cell table:formula="of:=COUNTIF([.B$2:.B$164];&quot;&lt;=&quot;&amp;[.$D78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104" calcext:value-type="float">
            <text:p>104</text:p>
          </table:table-cell>
          <table:table-cell table:formula="of:=COUNTIF([.B$2:.B$164];&quot;&lt;=&quot;&amp;[.$D79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104" calcext:value-type="float">
            <text:p>104</text:p>
          </table:table-cell>
          <table:table-cell table:formula="of:=COUNTIF([.B$2:.B$164];&quot;&lt;=&quot;&amp;[.$D80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104" calcext:value-type="float">
            <text:p>104</text:p>
          </table:table-cell>
          <table:table-cell table:formula="of:=COUNTIF([.B$2:.B$164];&quot;&lt;=&quot;&amp;[.$D8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104" calcext:value-type="float">
            <text:p>104</text:p>
          </table:table-cell>
          <table:table-cell table:formula="of:=COUNTIF([.B$2:.B$164];&quot;&lt;=&quot;&amp;[.$D82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104" calcext:value-type="float">
            <text:p>104</text:p>
          </table:table-cell>
          <table:table-cell table:formula="of:=COUNTIF([.B$2:.B$164];&quot;&lt;=&quot;&amp;[.$D83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104" calcext:value-type="float">
            <text:p>104</text:p>
          </table:table-cell>
          <table:table-cell table:formula="of:=COUNTIF([.B$2:.B$164];&quot;&lt;=&quot;&amp;[.$D8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104" calcext:value-type="float">
            <text:p>104</text:p>
          </table:table-cell>
          <table:table-cell table:formula="of:=COUNTIF([.B$2:.B$164];&quot;&lt;=&quot;&amp;[.$D8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104" calcext:value-type="float">
            <text:p>104</text:p>
          </table:table-cell>
          <table:table-cell table:formula="of:=COUNTIF([.B$2:.B$164];&quot;&lt;=&quot;&amp;[.$D86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107" calcext:value-type="float">
            <text:p>107</text:p>
          </table:table-cell>
          <table:table-cell table:formula="of:=COUNTIF([.B$2:.B$164];&quot;&lt;=&quot;&amp;[.$D87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107" calcext:value-type="float">
            <text:p>107</text:p>
          </table:table-cell>
          <table:table-cell table:formula="of:=COUNTIF([.B$2:.B$164];&quot;&lt;=&quot;&amp;[.$D88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107" calcext:value-type="float">
            <text:p>107</text:p>
          </table:table-cell>
          <table:table-cell table:formula="of:=COUNTIF([.B$2:.B$164];&quot;&lt;=&quot;&amp;[.$D89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107" calcext:value-type="float">
            <text:p>107</text:p>
          </table:table-cell>
          <table:table-cell table:formula="of:=COUNTIF([.B$2:.B$164];&quot;&lt;=&quot;&amp;[.$D90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107" calcext:value-type="float">
            <text:p>107</text:p>
          </table:table-cell>
          <table:table-cell table:formula="of:=COUNTIF([.B$2:.B$164];&quot;&lt;=&quot;&amp;[.$D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107" calcext:value-type="float">
            <text:p>107</text:p>
          </table:table-cell>
          <table:table-cell table:formula="of:=COUNTIF([.B$2:.B$164];&quot;&lt;=&quot;&amp;[.$D92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107" calcext:value-type="float">
            <text:p>107</text:p>
          </table:table-cell>
          <table:table-cell table:formula="of:=COUNTIF([.B$2:.B$164];&quot;&lt;=&quot;&amp;[.$D9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107" calcext:value-type="float">
            <text:p>107</text:p>
          </table:table-cell>
          <table:table-cell table:formula="of:=COUNTIF([.B$2:.B$164];&quot;&lt;=&quot;&amp;[.$D94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107" calcext:value-type="float">
            <text:p>107</text:p>
          </table:table-cell>
          <table:table-cell table:formula="of:=COUNTIF([.B$2:.B$164];&quot;&lt;=&quot;&amp;[.$D9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107" calcext:value-type="float">
            <text:p>107</text:p>
          </table:table-cell>
          <table:table-cell table:formula="of:=COUNTIF([.B$2:.B$164];&quot;&lt;=&quot;&amp;[.$D96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107" calcext:value-type="float">
            <text:p>107</text:p>
          </table:table-cell>
          <table:table-cell table:formula="of:=COUNTIF([.B$2:.B$164];&quot;&lt;=&quot;&amp;[.$D9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107" calcext:value-type="float">
            <text:p>107</text:p>
          </table:table-cell>
          <table:table-cell table:formula="of:=COUNTIF([.B$2:.B$164];&quot;&lt;=&quot;&amp;[.$D98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107" calcext:value-type="float">
            <text:p>107</text:p>
          </table:table-cell>
          <table:table-cell table:formula="of:=COUNTIF([.B$2:.B$164];&quot;&lt;=&quot;&amp;[.$D9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107" calcext:value-type="float">
            <text:p>107</text:p>
          </table:table-cell>
          <table:table-cell table:formula="of:=COUNTIF([.B$2:.B$164];&quot;&lt;=&quot;&amp;[.$D100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6"/>
        </table:table-row>
      </table:table>
      <table:table table:name="tarantula" table:style-name="ta1">
        <table:shapes>
          <draw:frame draw:z-index="0" draw:style-name="gr1" draw:text-style-name="P1" svg:width="159.99mm" svg:height="89.99mm" svg:x="148.63mm" svg:y="57.65mm">
            <draw:object draw:notify-on-update-of-ranges="tarantula.D2:tarantula.D101 tarantula.E1:tarantula.E1 tarantula.E2:tarantula.E101 tarantula.D2:tarantula.D101 tarantula.F1:tarantula.F1 tarantula.F2:tarantula.F101 tarantula.D2:tarantula.D101 tarantula.E1:tarantula.E1 tarantula.E2:tarantula.E101 tarantula.D2:tarantula.D101 tarantula.F1:tarantula.F1 tarantula.F2:tarantula.F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UA</text:p>
          </table:table-cell>
          <table:table-cell office:value-type="string" calcext:value-type="string">
            <text:p>LINE</text:p>
          </table:table-cell>
          <table:table-cell/>
          <table:table-cell table:style-name="ce1" office:value-type="string" calcext:value-type="string">
            <text:p>Absolute position</text:p>
          </table:table-cell>
          <table:table-cell table:style-name="ce1" office:value-type="string" calcext:value-type="string">
            <text:p>Dua Real</text:p>
          </table:table-cell>
          <table:table-cell table:style-name="ce1"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COUNTIF([.A$2:.A$164];&quot;&lt;=&quot;&amp;[.$D2])" office:value-type="float" office:value="0" calcext:value-type="float">
            <text:p>0</text:p>
          </table:table-cell>
          <table:table-cell table:style-name="ce1"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COUNTIF([.A$2:.A$164];&quot;&lt;=&quot;&amp;[.$D3])" office:value-type="float" office:value="2" calcext:value-type="float">
            <text:p>2</text:p>
          </table:table-cell>
          <table:table-cell table:style-name="ce1" table:formula="of:=COUNTIF([.B$2:.B$164];&quot;&lt;=&quot;&amp;[.$D3])" office:value-type="float" office:value="4" calcext:value-type="float">
            <text:p>4</text:p>
          </table:table-cell>
          <table:table-cell/>
          <table:table-cell table:formula="of:=MIN([.A2:.A164])" office:value-type="float" office:value="2" calcext:value-type="float">
            <text:p>2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10" calcext:value-type="float">
            <text:p>10</text:p>
          </table:table-cell>
          <table:table-cell table:formula="of:=QUARTILE([.A2:.A164];2)" office:value-type="float" office:value="27" calcext:value-type="float">
            <text:p>27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COUNTIF([.A$2:.A$164];&quot;&lt;=&quot;&amp;[.$D4])" office:value-type="float" office:value="6" calcext:value-type="float">
            <text:p>6</text:p>
          </table:table-cell>
          <table:table-cell table:style-name="ce1" table:formula="of:=COUNTIF([.B$2:.B$164];&quot;&lt;=&quot;&amp;[.$D4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COUNTIF([.A$2:.A$164];&quot;&lt;=&quot;&amp;[.$D5])" office:value-type="float" office:value="12" calcext:value-type="float">
            <text:p>12</text:p>
          </table:table-cell>
          <table:table-cell table:style-name="ce1" table:formula="of:=COUNTIF([.B$2:.B$164];&quot;&lt;=&quot;&amp;[.$D5])" office:value-type="float" office:value="15" calcext:value-type="float">
            <text:p>15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COUNTIF([.A$2:.A$164];&quot;&lt;=&quot;&amp;[.$D6])" office:value-type="float" office:value="19" calcext:value-type="float">
            <text:p>19</text:p>
          </table:table-cell>
          <table:table-cell table:style-name="ce1" table:formula="of:=COUNTIF([.B$2:.B$164];&quot;&lt;=&quot;&amp;[.$D6])" office:value-type="float" office:value="18" calcext:value-type="float">
            <text:p>18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COUNTIF([.A$2:.A$164];&quot;&lt;=&quot;&amp;[.$D7])" office:value-type="float" office:value="27" calcext:value-type="float">
            <text:p>27</text:p>
          </table:table-cell>
          <table:table-cell table:style-name="ce1" table:formula="of:=COUNTIF([.B$2:.B$164];&quot;&lt;=&quot;&amp;[.$D7])" office:value-type="float" office:value="23" calcext:value-type="float">
            <text:p>23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5" calcext:value-type="float">
            <text:p>15</text:p>
          </table:table-cell>
          <table:table-cell table:formula="of:=QUARTILE([.B2:.B164];2)" office:value-type="float" office:value="39" calcext:value-type="float">
            <text:p>39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COUNTIF([.A$2:.A$164];&quot;&lt;=&quot;&amp;[.$D8])" office:value-type="float" office:value="29" calcext:value-type="float">
            <text:p>29</text:p>
          </table:table-cell>
          <table:table-cell table:style-name="ce1" table:formula="of:=COUNTIF([.B$2:.B$164];&quot;&lt;=&quot;&amp;[.$D8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COUNTIF([.A$2:.A$164];&quot;&lt;=&quot;&amp;[.$D9])" office:value-type="float" office:value="31" calcext:value-type="float">
            <text:p>31</text:p>
          </table:table-cell>
          <table:table-cell table:style-name="ce1" table:formula="of:=COUNTIF([.B$2:.B$164];&quot;&lt;=&quot;&amp;[.$D9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COUNTIF([.A$2:.A$164];&quot;&lt;=&quot;&amp;[.$D10])" office:value-type="float" office:value="39" calcext:value-type="float">
            <text:p>39</text:p>
          </table:table-cell>
          <table:table-cell table:style-name="ce1" table:formula="of:=COUNTIF([.B$2:.B$164];&quot;&lt;=&quot;&amp;[.$D10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COUNTIF([.A$2:.A$164];&quot;&lt;=&quot;&amp;[.$D11])" office:value-type="float" office:value="44" calcext:value-type="float">
            <text:p>44</text:p>
          </table:table-cell>
          <table:table-cell table:style-name="ce1" table:formula="of:=COUNTIF([.B$2:.B$164];&quot;&lt;=&quot;&amp;[.$D11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COUNTIF([.A$2:.A$164];&quot;&lt;=&quot;&amp;[.$D12])" office:value-type="float" office:value="49" calcext:value-type="float">
            <text:p>49</text:p>
          </table:table-cell>
          <table:table-cell table:style-name="ce1" table:formula="of:=COUNTIF([.B$2:.B$164];&quot;&lt;=&quot;&amp;[.$D12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COUNTIF([.A$2:.A$164];&quot;&lt;=&quot;&amp;[.$D13])" office:value-type="float" office:value="53" calcext:value-type="float">
            <text:p>53</text:p>
          </table:table-cell>
          <table:table-cell table:style-name="ce1" table:formula="of:=COUNTIF([.B$2:.B$164];&quot;&lt;=&quot;&amp;[.$D13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COUNTIF([.A$2:.A$164];&quot;&lt;=&quot;&amp;[.$D14])" office:value-type="float" office:value="57" calcext:value-type="float">
            <text:p>57</text:p>
          </table:table-cell>
          <table:table-cell table:style-name="ce1" table:formula="of:=COUNTIF([.B$2:.B$164];&quot;&lt;=&quot;&amp;[.$D14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COUNTIF([.A$2:.A$164];&quot;&lt;=&quot;&amp;[.$D15])" office:value-type="float" office:value="60" calcext:value-type="float">
            <text:p>60</text:p>
          </table:table-cell>
          <table:table-cell table:style-name="ce1" table:formula="of:=COUNTIF([.B$2:.B$164];&quot;&lt;=&quot;&amp;[.$D15])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COUNTIF([.A$2:.A$164];&quot;&lt;=&quot;&amp;[.$D16])" office:value-type="float" office:value="61" calcext:value-type="float">
            <text:p>61</text:p>
          </table:table-cell>
          <table:table-cell table:style-name="ce1" table:formula="of:=COUNTIF([.B$2:.B$164];&quot;&lt;=&quot;&amp;[.$D16])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COUNTIF([.A$2:.A$164];&quot;&lt;=&quot;&amp;[.$D17])" office:value-type="float" office:value="62" calcext:value-type="float">
            <text:p>62</text:p>
          </table:table-cell>
          <table:table-cell table:style-name="ce1" table:formula="of:=COUNTIF([.B$2:.B$164];&quot;&lt;=&quot;&amp;[.$D17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COUNTIF([.A$2:.A$164];&quot;&lt;=&quot;&amp;[.$D18])" office:value-type="float" office:value="63" calcext:value-type="float">
            <text:p>63</text:p>
          </table:table-cell>
          <table:table-cell table:style-name="ce1" table:formula="of:=COUNTIF([.B$2:.B$164];&quot;&lt;=&quot;&amp;[.$D18]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COUNTIF([.A$2:.A$164];&quot;&lt;=&quot;&amp;[.$D19])" office:value-type="float" office:value="68" calcext:value-type="float">
            <text:p>68</text:p>
          </table:table-cell>
          <table:table-cell table:style-name="ce1" table:formula="of:=COUNTIF([.B$2:.B$164];&quot;&lt;=&quot;&amp;[.$D19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COUNTIF([.A$2:.A$164];&quot;&lt;=&quot;&amp;[.$D20])" office:value-type="float" office:value="68" calcext:value-type="float">
            <text:p>68</text:p>
          </table:table-cell>
          <table:table-cell table:style-name="ce1" table:formula="of:=COUNTIF([.B$2:.B$164];&quot;&lt;=&quot;&amp;[.$D20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COUNTIF([.A$2:.A$164];&quot;&lt;=&quot;&amp;[.$D21])" office:value-type="float" office:value="68" calcext:value-type="float">
            <text:p>68</text:p>
          </table:table-cell>
          <table:table-cell table:style-name="ce1" table:formula="of:=COUNTIF([.B$2:.B$164];&quot;&lt;=&quot;&amp;[.$D21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COUNTIF([.A$2:.A$164];&quot;&lt;=&quot;&amp;[.$D22])" office:value-type="float" office:value="68" calcext:value-type="float">
            <text:p>68</text:p>
          </table:table-cell>
          <table:table-cell table:style-name="ce1" table:formula="of:=COUNTIF([.B$2:.B$164];&quot;&lt;=&quot;&amp;[.$D22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COUNTIF([.A$2:.A$164];&quot;&lt;=&quot;&amp;[.$D23])" office:value-type="float" office:value="72" calcext:value-type="float">
            <text:p>72</text:p>
          </table:table-cell>
          <table:table-cell table:style-name="ce1" table:formula="of:=COUNTIF([.B$2:.B$164];&quot;&lt;=&quot;&amp;[.$D23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COUNTIF([.A$2:.A$164];&quot;&lt;=&quot;&amp;[.$D24])" office:value-type="float" office:value="74" calcext:value-type="float">
            <text:p>74</text:p>
          </table:table-cell>
          <table:table-cell table:style-name="ce1" table:formula="of:=COUNTIF([.B$2:.B$164];&quot;&lt;=&quot;&amp;[.$D24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COUNTIF([.A$2:.A$164];&quot;&lt;=&quot;&amp;[.$D25])" office:value-type="float" office:value="78" calcext:value-type="float">
            <text:p>78</text:p>
          </table:table-cell>
          <table:table-cell table:style-name="ce1" table:formula="of:=COUNTIF([.B$2:.B$164];&quot;&lt;=&quot;&amp;[.$D25])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COUNTIF([.A$2:.A$164];&quot;&lt;=&quot;&amp;[.$D26])" office:value-type="float" office:value="79" calcext:value-type="float">
            <text:p>79</text:p>
          </table:table-cell>
          <table:table-cell table:style-name="ce1" table:formula="of:=COUNTIF([.B$2:.B$164];&quot;&lt;=&quot;&amp;[.$D26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table:formula="of:=COUNTIF([.A$2:.A$164];&quot;&lt;=&quot;&amp;[.$D27])" office:value-type="float" office:value="81" calcext:value-type="float">
            <text:p>81</text:p>
          </table:table-cell>
          <table:table-cell table:style-name="ce1" table:formula="of:=COUNTIF([.B$2:.B$164];&quot;&lt;=&quot;&amp;[.$D27])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table:formula="of:=COUNTIF([.A$2:.A$164];&quot;&lt;=&quot;&amp;[.$D28])" office:value-type="float" office:value="82" calcext:value-type="float">
            <text:p>82</text:p>
          </table:table-cell>
          <table:table-cell table:style-name="ce1" table:formula="of:=COUNTIF([.B$2:.B$164];&quot;&lt;=&quot;&amp;[.$D28])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table:formula="of:=COUNTIF([.A$2:.A$164];&quot;&lt;=&quot;&amp;[.$D29])" office:value-type="float" office:value="83" calcext:value-type="float">
            <text:p>83</text:p>
          </table:table-cell>
          <table:table-cell table:style-name="ce1" table:formula="of:=COUNTIF([.B$2:.B$164];&quot;&lt;=&quot;&amp;[.$D29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table:formula="of:=COUNTIF([.A$2:.A$164];&quot;&lt;=&quot;&amp;[.$D30])" office:value-type="float" office:value="83" calcext:value-type="float">
            <text:p>83</text:p>
          </table:table-cell>
          <table:table-cell table:style-name="ce1" table:formula="of:=COUNTIF([.B$2:.B$164];&quot;&lt;=&quot;&amp;[.$D30])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table:formula="of:=COUNTIF([.A$2:.A$164];&quot;&lt;=&quot;&amp;[.$D31])" office:value-type="float" office:value="85" calcext:value-type="float">
            <text:p>85</text:p>
          </table:table-cell>
          <table:table-cell table:style-name="ce1" table:formula="of:=COUNTIF([.B$2:.B$164];&quot;&lt;=&quot;&amp;[.$D31])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table:formula="of:=COUNTIF([.A$2:.A$164];&quot;&lt;=&quot;&amp;[.$D32])" office:value-type="float" office:value="85" calcext:value-type="float">
            <text:p>85</text:p>
          </table:table-cell>
          <table:table-cell table:style-name="ce1" table:formula="of:=COUNTIF([.B$2:.B$164];&quot;&lt;=&quot;&amp;[.$D32]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table:formula="of:=COUNTIF([.A$2:.A$164];&quot;&lt;=&quot;&amp;[.$D33])" office:value-type="float" office:value="88" calcext:value-type="float">
            <text:p>88</text:p>
          </table:table-cell>
          <table:table-cell table:style-name="ce1" table:formula="of:=COUNTIF([.B$2:.B$164];&quot;&lt;=&quot;&amp;[.$D33]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table:formula="of:=COUNTIF([.A$2:.A$164];&quot;&lt;=&quot;&amp;[.$D34])" office:value-type="float" office:value="88" calcext:value-type="float">
            <text:p>88</text:p>
          </table:table-cell>
          <table:table-cell table:style-name="ce1" table:formula="of:=COUNTIF([.B$2:.B$164];&quot;&lt;=&quot;&amp;[.$D34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table:formula="of:=COUNTIF([.A$2:.A$164];&quot;&lt;=&quot;&amp;[.$D35])" office:value-type="float" office:value="88" calcext:value-type="float">
            <text:p>88</text:p>
          </table:table-cell>
          <table:table-cell table:style-name="ce1" table:formula="of:=COUNTIF([.B$2:.B$164];&quot;&lt;=&quot;&amp;[.$D3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table:formula="of:=COUNTIF([.A$2:.A$164];&quot;&lt;=&quot;&amp;[.$D36])" office:value-type="float" office:value="90" calcext:value-type="float">
            <text:p>90</text:p>
          </table:table-cell>
          <table:table-cell table:style-name="ce1" table:formula="of:=COUNTIF([.B$2:.B$164];&quot;&lt;=&quot;&amp;[.$D3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1" table:formula="of:=COUNTIF([.A$2:.A$164];&quot;&lt;=&quot;&amp;[.$D37])" office:value-type="float" office:value="91" calcext:value-type="float">
            <text:p>91</text:p>
          </table:table-cell>
          <table:table-cell table:style-name="ce1" table:formula="of:=COUNTIF([.B$2:.B$164];&quot;&lt;=&quot;&amp;[.$D37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table:formula="of:=COUNTIF([.A$2:.A$164];&quot;&lt;=&quot;&amp;[.$D38])" office:value-type="float" office:value="91" calcext:value-type="float">
            <text:p>91</text:p>
          </table:table-cell>
          <table:table-cell table:style-name="ce1" table:formula="of:=COUNTIF([.B$2:.B$164];&quot;&lt;=&quot;&amp;[.$D38]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table:formula="of:=COUNTIF([.A$2:.A$164];&quot;&lt;=&quot;&amp;[.$D39])" office:value-type="float" office:value="91" calcext:value-type="float">
            <text:p>91</text:p>
          </table:table-cell>
          <table:table-cell table:style-name="ce1" table:formula="of:=COUNTIF([.B$2:.B$164];&quot;&lt;=&quot;&amp;[.$D3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table:formula="of:=COUNTIF([.A$2:.A$164];&quot;&lt;=&quot;&amp;[.$D40])" office:value-type="float" office:value="91" calcext:value-type="float">
            <text:p>91</text:p>
          </table:table-cell>
          <table:table-cell table:style-name="ce1" table:formula="of:=COUNTIF([.B$2:.B$164];&quot;&lt;=&quot;&amp;[.$D40])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table:formula="of:=COUNTIF([.A$2:.A$164];&quot;&lt;=&quot;&amp;[.$D41])" office:value-type="float" office:value="91" calcext:value-type="float">
            <text:p>91</text:p>
          </table:table-cell>
          <table:table-cell table:style-name="ce1" table:formula="of:=COUNTIF([.B$2:.B$164];&quot;&lt;=&quot;&amp;[.$D41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table:formula="of:=COUNTIF([.A$2:.A$164];&quot;&lt;=&quot;&amp;[.$D42])" office:value-type="float" office:value="91" calcext:value-type="float">
            <text:p>91</text:p>
          </table:table-cell>
          <table:table-cell table:style-name="ce1" table:formula="of:=COUNTIF([.B$2:.B$164];&quot;&lt;=&quot;&amp;[.$D42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table:formula="of:=COUNTIF([.A$2:.A$164];&quot;&lt;=&quot;&amp;[.$D43])" office:value-type="float" office:value="91" calcext:value-type="float">
            <text:p>91</text:p>
          </table:table-cell>
          <table:table-cell table:style-name="ce1" table:formula="of:=COUNTIF([.B$2:.B$164];&quot;&lt;=&quot;&amp;[.$D43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table:formula="of:=COUNTIF([.A$2:.A$164];&quot;&lt;=&quot;&amp;[.$D44])" office:value-type="float" office:value="92" calcext:value-type="float">
            <text:p>92</text:p>
          </table:table-cell>
          <table:table-cell table:style-name="ce1" table:formula="of:=COUNTIF([.B$2:.B$164];&quot;&lt;=&quot;&amp;[.$D4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table:formula="of:=COUNTIF([.A$2:.A$164];&quot;&lt;=&quot;&amp;[.$D45])" office:value-type="float" office:value="94" calcext:value-type="float">
            <text:p>94</text:p>
          </table:table-cell>
          <table:table-cell table:style-name="ce1" table:formula="of:=COUNTIF([.B$2:.B$164];&quot;&lt;=&quot;&amp;[.$D4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" table:formula="of:=COUNTIF([.A$2:.A$164];&quot;&lt;=&quot;&amp;[.$D46])" office:value-type="float" office:value="94" calcext:value-type="float">
            <text:p>94</text:p>
          </table:table-cell>
          <table:table-cell table:style-name="ce1" table:formula="of:=COUNTIF([.B$2:.B$164];&quot;&lt;=&quot;&amp;[.$D46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table:formula="of:=COUNTIF([.A$2:.A$164];&quot;&lt;=&quot;&amp;[.$D47])" office:value-type="float" office:value="94" calcext:value-type="float">
            <text:p>94</text:p>
          </table:table-cell>
          <table:table-cell table:style-name="ce1" table:formula="of:=COUNTIF([.B$2:.B$164];&quot;&lt;=&quot;&amp;[.$D47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1" table:formula="of:=COUNTIF([.A$2:.A$164];&quot;&lt;=&quot;&amp;[.$D48])" office:value-type="float" office:value="94" calcext:value-type="float">
            <text:p>94</text:p>
          </table:table-cell>
          <table:table-cell table:style-name="ce1" table:formula="of:=COUNTIF([.B$2:.B$164];&quot;&lt;=&quot;&amp;[.$D48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table:formula="of:=COUNTIF([.A$2:.A$164];&quot;&lt;=&quot;&amp;[.$D49])" office:value-type="float" office:value="94" calcext:value-type="float">
            <text:p>94</text:p>
          </table:table-cell>
          <table:table-cell table:style-name="ce1" table:formula="of:=COUNTIF([.B$2:.B$164];&quot;&lt;=&quot;&amp;[.$D49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table:formula="of:=COUNTIF([.A$2:.A$164];&quot;&lt;=&quot;&amp;[.$D50])" office:value-type="float" office:value="95" calcext:value-type="float">
            <text:p>95</text:p>
          </table:table-cell>
          <table:table-cell table:style-name="ce1" table:formula="of:=COUNTIF([.B$2:.B$164];&quot;&lt;=&quot;&amp;[.$D50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table:formula="of:=COUNTIF([.A$2:.A$164];&quot;&lt;=&quot;&amp;[.$D51])" office:value-type="float" office:value="97" calcext:value-type="float">
            <text:p>97</text:p>
          </table:table-cell>
          <table:table-cell table:style-name="ce1" table:formula="of:=COUNTIF([.B$2:.B$164];&quot;&lt;=&quot;&amp;[.$D51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style-name="ce1" table:formula="of:=COUNTIF([.A$2:.A$164];&quot;&lt;=&quot;&amp;[.$D52])" office:value-type="float" office:value="100" calcext:value-type="float">
            <text:p>100</text:p>
          </table:table-cell>
          <table:table-cell table:style-name="ce1" table:formula="of:=COUNTIF([.B$2:.B$164];&quot;&lt;=&quot;&amp;[.$D52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table:formula="of:=COUNTIF([.A$2:.A$164];&quot;&lt;=&quot;&amp;[.$D53])" office:value-type="float" office:value="100" calcext:value-type="float">
            <text:p>100</text:p>
          </table:table-cell>
          <table:table-cell table:style-name="ce1" table:formula="of:=COUNTIF([.B$2:.B$164];&quot;&lt;=&quot;&amp;[.$D53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1" table:formula="of:=COUNTIF([.A$2:.A$164];&quot;&lt;=&quot;&amp;[.$D54])" office:value-type="float" office:value="101" calcext:value-type="float">
            <text:p>101</text:p>
          </table:table-cell>
          <table:table-cell table:style-name="ce1" table:formula="of:=COUNTIF([.B$2:.B$164];&quot;&lt;=&quot;&amp;[.$D54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table:formula="of:=COUNTIF([.A$2:.A$164];&quot;&lt;=&quot;&amp;[.$D55])" office:value-type="float" office:value="101" calcext:value-type="float">
            <text:p>101</text:p>
          </table:table-cell>
          <table:table-cell table:style-name="ce1" table:formula="of:=COUNTIF([.B$2:.B$164];&quot;&lt;=&quot;&amp;[.$D55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table:formula="of:=COUNTIF([.A$2:.A$164];&quot;&lt;=&quot;&amp;[.$D56])" office:value-type="float" office:value="101" calcext:value-type="float">
            <text:p>101</text:p>
          </table:table-cell>
          <table:table-cell table:style-name="ce1" table:formula="of:=COUNTIF([.B$2:.B$164];&quot;&lt;=&quot;&amp;[.$D56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56" calcext:value-type="float">
            <text:p>56</text:p>
          </table:table-cell>
          <table:table-cell table:style-name="ce1" table:formula="of:=COUNTIF([.A$2:.A$164];&quot;&lt;=&quot;&amp;[.$D57])" office:value-type="float" office:value="101" calcext:value-type="float">
            <text:p>101</text:p>
          </table:table-cell>
          <table:table-cell table:style-name="ce1" table:formula="of:=COUNTIF([.B$2:.B$164];&quot;&lt;=&quot;&amp;[.$D57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table:formula="of:=COUNTIF([.A$2:.A$164];&quot;&lt;=&quot;&amp;[.$D58])" office:value-type="float" office:value="101" calcext:value-type="float">
            <text:p>101</text:p>
          </table:table-cell>
          <table:table-cell table:style-name="ce1" table:formula="of:=COUNTIF([.B$2:.B$164];&quot;&lt;=&quot;&amp;[.$D58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8" calcext:value-type="float">
            <text:p>58</text:p>
          </table:table-cell>
          <table:table-cell table:style-name="ce1" table:formula="of:=COUNTIF([.A$2:.A$164];&quot;&lt;=&quot;&amp;[.$D59])" office:value-type="float" office:value="101" calcext:value-type="float">
            <text:p>101</text:p>
          </table:table-cell>
          <table:table-cell table:style-name="ce1" table:formula="of:=COUNTIF([.B$2:.B$164];&quot;&lt;=&quot;&amp;[.$D59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59" calcext:value-type="float">
            <text:p>59</text:p>
          </table:table-cell>
          <table:table-cell table:style-name="ce1" table:formula="of:=COUNTIF([.A$2:.A$164];&quot;&lt;=&quot;&amp;[.$D60])" office:value-type="float" office:value="102" calcext:value-type="float">
            <text:p>102</text:p>
          </table:table-cell>
          <table:table-cell table:style-name="ce1" table:formula="of:=COUNTIF([.B$2:.B$164];&quot;&lt;=&quot;&amp;[.$D60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1" table:formula="of:=COUNTIF([.A$2:.A$164];&quot;&lt;=&quot;&amp;[.$D61])" office:value-type="float" office:value="102" calcext:value-type="float">
            <text:p>102</text:p>
          </table:table-cell>
          <table:table-cell table:style-name="ce1" table:formula="of:=COUNTIF([.B$2:.B$164];&quot;&lt;=&quot;&amp;[.$D61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formula="of:=COUNTIF([.A$2:.A$164];&quot;&lt;=&quot;&amp;[.$D62])" office:value-type="float" office:value="102" calcext:value-type="float">
            <text:p>102</text:p>
          </table:table-cell>
          <table:table-cell table:style-name="ce1" table:formula="of:=COUNTIF([.B$2:.B$164];&quot;&lt;=&quot;&amp;[.$D62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table:style-name="ce1" table:formula="of:=COUNTIF([.A$2:.A$164];&quot;&lt;=&quot;&amp;[.$D63])" office:value-type="float" office:value="102" calcext:value-type="float">
            <text:p>102</text:p>
          </table:table-cell>
          <table:table-cell table:style-name="ce1" table:formula="of:=COUNTIF([.B$2:.B$164];&quot;&lt;=&quot;&amp;[.$D63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table:formula="of:=COUNTIF([.A$2:.A$164];&quot;&lt;=&quot;&amp;[.$D64])" office:value-type="float" office:value="102" calcext:value-type="float">
            <text:p>102</text:p>
          </table:table-cell>
          <table:table-cell table:style-name="ce1" table:formula="of:=COUNTIF([.B$2:.B$164];&quot;&lt;=&quot;&amp;[.$D64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table:formula="of:=COUNTIF([.A$2:.A$164];&quot;&lt;=&quot;&amp;[.$D65])" office:value-type="float" office:value="102" calcext:value-type="float">
            <text:p>102</text:p>
          </table:table-cell>
          <table:table-cell table:style-name="ce1" table:formula="of:=COUNTIF([.B$2:.B$164];&quot;&lt;=&quot;&amp;[.$D65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" office:value-type="float" office:value="65" calcext:value-type="float">
            <text:p>65</text:p>
          </table:table-cell>
          <table:table-cell table:style-name="ce1" table:formula="of:=COUNTIF([.A$2:.A$164];&quot;&lt;=&quot;&amp;[.$D66])" office:value-type="float" office:value="102" calcext:value-type="float">
            <text:p>102</text:p>
          </table:table-cell>
          <table:table-cell table:style-name="ce1" table:formula="of:=COUNTIF([.B$2:.B$164];&quot;&lt;=&quot;&amp;[.$D66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" office:value-type="float" office:value="66" calcext:value-type="float">
            <text:p>66</text:p>
          </table:table-cell>
          <table:table-cell table:style-name="ce1" table:formula="of:=COUNTIF([.A$2:.A$164];&quot;&lt;=&quot;&amp;[.$D67])" office:value-type="float" office:value="102" calcext:value-type="float">
            <text:p>102</text:p>
          </table:table-cell>
          <table:table-cell table:style-name="ce1" table:formula="of:=COUNTIF([.B$2:.B$164];&quot;&lt;=&quot;&amp;[.$D67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table:style-name="ce1" table:formula="of:=COUNTIF([.A$2:.A$164];&quot;&lt;=&quot;&amp;[.$D68])" office:value-type="float" office:value="102" calcext:value-type="float">
            <text:p>102</text:p>
          </table:table-cell>
          <table:table-cell table:style-name="ce1" table:formula="of:=COUNTIF([.B$2:.B$164];&quot;&lt;=&quot;&amp;[.$D68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68" calcext:value-type="float">
            <text:p>68</text:p>
          </table:table-cell>
          <table:table-cell table:style-name="ce1" table:formula="of:=COUNTIF([.A$2:.A$164];&quot;&lt;=&quot;&amp;[.$D69])" office:value-type="float" office:value="102" calcext:value-type="float">
            <text:p>102</text:p>
          </table:table-cell>
          <table:table-cell table:style-name="ce1" table:formula="of:=COUNTIF([.B$2:.B$164];&quot;&lt;=&quot;&amp;[.$D69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table:formula="of:=COUNTIF([.A$2:.A$164];&quot;&lt;=&quot;&amp;[.$D70])" office:value-type="float" office:value="102" calcext:value-type="float">
            <text:p>102</text:p>
          </table:table-cell>
          <table:table-cell table:style-name="ce1" table:formula="of:=COUNTIF([.B$2:.B$164];&quot;&lt;=&quot;&amp;[.$D70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 table:formula="of:=COUNTIF([.A$2:.A$164];&quot;&lt;=&quot;&amp;[.$D71])" office:value-type="float" office:value="103" calcext:value-type="float">
            <text:p>103</text:p>
          </table:table-cell>
          <table:table-cell table:style-name="ce1" table:formula="of:=COUNTIF([.B$2:.B$164];&quot;&lt;=&quot;&amp;[.$D71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float" office:value="71" calcext:value-type="float">
            <text:p>71</text:p>
          </table:table-cell>
          <table:table-cell table:style-name="ce1" table:formula="of:=COUNTIF([.A$2:.A$164];&quot;&lt;=&quot;&amp;[.$D72])" office:value-type="float" office:value="104" calcext:value-type="float">
            <text:p>104</text:p>
          </table:table-cell>
          <table:table-cell table:style-name="ce1" table:formula="of:=COUNTIF([.B$2:.B$164];&quot;&lt;=&quot;&amp;[.$D72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float" office:value="72" calcext:value-type="float">
            <text:p>72</text:p>
          </table:table-cell>
          <table:table-cell table:style-name="ce1" table:formula="of:=COUNTIF([.A$2:.A$164];&quot;&lt;=&quot;&amp;[.$D73])" office:value-type="float" office:value="104" calcext:value-type="float">
            <text:p>104</text:p>
          </table:table-cell>
          <table:table-cell table:style-name="ce1" table:formula="of:=COUNTIF([.B$2:.B$164];&quot;&lt;=&quot;&amp;[.$D73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73" calcext:value-type="float">
            <text:p>73</text:p>
          </table:table-cell>
          <table:table-cell table:style-name="ce1" table:formula="of:=COUNTIF([.A$2:.A$164];&quot;&lt;=&quot;&amp;[.$D74])" office:value-type="float" office:value="104" calcext:value-type="float">
            <text:p>104</text:p>
          </table:table-cell>
          <table:table-cell table:style-name="ce1" table:formula="of:=COUNTIF([.B$2:.B$164];&quot;&lt;=&quot;&amp;[.$D74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74" calcext:value-type="float">
            <text:p>74</text:p>
          </table:table-cell>
          <table:table-cell table:style-name="ce1" table:formula="of:=COUNTIF([.A$2:.A$164];&quot;&lt;=&quot;&amp;[.$D75])" office:value-type="float" office:value="104" calcext:value-type="float">
            <text:p>104</text:p>
          </table:table-cell>
          <table:table-cell table:style-name="ce1" table:formula="of:=COUNTIF([.B$2:.B$164];&quot;&lt;=&quot;&amp;[.$D75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table:formula="of:=COUNTIF([.A$2:.A$164];&quot;&lt;=&quot;&amp;[.$D76])" office:value-type="float" office:value="104" calcext:value-type="float">
            <text:p>104</text:p>
          </table:table-cell>
          <table:table-cell table:style-name="ce1" table:formula="of:=COUNTIF([.B$2:.B$164];&quot;&lt;=&quot;&amp;[.$D76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office:value-type="float" office:value="76" calcext:value-type="float">
            <text:p>76</text:p>
          </table:table-cell>
          <table:table-cell table:style-name="ce1" table:formula="of:=COUNTIF([.A$2:.A$164];&quot;&lt;=&quot;&amp;[.$D77])" office:value-type="float" office:value="104" calcext:value-type="float">
            <text:p>104</text:p>
          </table:table-cell>
          <table:table-cell table:style-name="ce1" table:formula="of:=COUNTIF([.B$2:.B$164];&quot;&lt;=&quot;&amp;[.$D77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77" calcext:value-type="float">
            <text:p>77</text:p>
          </table:table-cell>
          <table:table-cell table:style-name="ce1" table:formula="of:=COUNTIF([.A$2:.A$164];&quot;&lt;=&quot;&amp;[.$D78])" office:value-type="float" office:value="104" calcext:value-type="float">
            <text:p>104</text:p>
          </table:table-cell>
          <table:table-cell table:style-name="ce1" table:formula="of:=COUNTIF([.B$2:.B$164];&quot;&lt;=&quot;&amp;[.$D78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78" calcext:value-type="float">
            <text:p>78</text:p>
          </table:table-cell>
          <table:table-cell table:style-name="ce1" table:formula="of:=COUNTIF([.A$2:.A$164];&quot;&lt;=&quot;&amp;[.$D79])" office:value-type="float" office:value="105" calcext:value-type="float">
            <text:p>105</text:p>
          </table:table-cell>
          <table:table-cell table:style-name="ce1" table:formula="of:=COUNTIF([.B$2:.B$164];&quot;&lt;=&quot;&amp;[.$D79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table:formula="of:=COUNTIF([.A$2:.A$164];&quot;&lt;=&quot;&amp;[.$D80])" office:value-type="float" office:value="105" calcext:value-type="float">
            <text:p>105</text:p>
          </table:table-cell>
          <table:table-cell table:style-name="ce1" table:formula="of:=COUNTIF([.B$2:.B$164];&quot;&lt;=&quot;&amp;[.$D80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 table:style-name="ce1" table:formula="of:=COUNTIF([.A$2:.A$164];&quot;&lt;=&quot;&amp;[.$D81])" office:value-type="float" office:value="105" calcext:value-type="float">
            <text:p>105</text:p>
          </table:table-cell>
          <table:table-cell table:style-name="ce1" table:formula="of:=COUNTIF([.B$2:.B$164];&quot;&lt;=&quot;&amp;[.$D8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81" calcext:value-type="float">
            <text:p>81</text:p>
          </table:table-cell>
          <table:table-cell table:style-name="ce1" table:formula="of:=COUNTIF([.A$2:.A$164];&quot;&lt;=&quot;&amp;[.$D82])" office:value-type="float" office:value="105" calcext:value-type="float">
            <text:p>105</text:p>
          </table:table-cell>
          <table:table-cell table:style-name="ce1" table:formula="of:=COUNTIF([.B$2:.B$164];&quot;&lt;=&quot;&amp;[.$D82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82" calcext:value-type="float">
            <text:p>82</text:p>
          </table:table-cell>
          <table:table-cell table:style-name="ce1" table:formula="of:=COUNTIF([.A$2:.A$164];&quot;&lt;=&quot;&amp;[.$D83])" office:value-type="float" office:value="105" calcext:value-type="float">
            <text:p>105</text:p>
          </table:table-cell>
          <table:table-cell table:style-name="ce1" table:formula="of:=COUNTIF([.B$2:.B$164];&quot;&lt;=&quot;&amp;[.$D83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3" calcext:value-type="float">
            <text:p>83</text:p>
          </table:table-cell>
          <table:table-cell table:style-name="ce1" table:formula="of:=COUNTIF([.A$2:.A$164];&quot;&lt;=&quot;&amp;[.$D84])" office:value-type="float" office:value="105" calcext:value-type="float">
            <text:p>105</text:p>
          </table:table-cell>
          <table:table-cell table:style-name="ce1" table:formula="of:=COUNTIF([.B$2:.B$164];&quot;&lt;=&quot;&amp;[.$D8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" office:value-type="float" office:value="84" calcext:value-type="float">
            <text:p>84</text:p>
          </table:table-cell>
          <table:table-cell table:style-name="ce1" table:formula="of:=COUNTIF([.A$2:.A$164];&quot;&lt;=&quot;&amp;[.$D85])" office:value-type="float" office:value="106" calcext:value-type="float">
            <text:p>106</text:p>
          </table:table-cell>
          <table:table-cell table:style-name="ce1" table:formula="of:=COUNTIF([.B$2:.B$164];&quot;&lt;=&quot;&amp;[.$D8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 table:style-name="ce1" table:formula="of:=COUNTIF([.A$2:.A$164];&quot;&lt;=&quot;&amp;[.$D86])" office:value-type="float" office:value="106" calcext:value-type="float">
            <text:p>106</text:p>
          </table:table-cell>
          <table:table-cell table:style-name="ce1" table:formula="of:=COUNTIF([.B$2:.B$164];&quot;&lt;=&quot;&amp;[.$D86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table:style-name="ce1" table:formula="of:=COUNTIF([.A$2:.A$164];&quot;&lt;=&quot;&amp;[.$D87])" office:value-type="float" office:value="106" calcext:value-type="float">
            <text:p>106</text:p>
          </table:table-cell>
          <table:table-cell table:style-name="ce1" table:formula="of:=COUNTIF([.B$2:.B$164];&quot;&lt;=&quot;&amp;[.$D8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87" calcext:value-type="float">
            <text:p>87</text:p>
          </table:table-cell>
          <table:table-cell table:style-name="ce1" table:formula="of:=COUNTIF([.A$2:.A$164];&quot;&lt;=&quot;&amp;[.$D88])" office:value-type="float" office:value="106" calcext:value-type="float">
            <text:p>106</text:p>
          </table:table-cell>
          <table:table-cell table:style-name="ce1" table:formula="of:=COUNTIF([.B$2:.B$164];&quot;&lt;=&quot;&amp;[.$D88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style-name="ce1" table:formula="of:=COUNTIF([.A$2:.A$164];&quot;&lt;=&quot;&amp;[.$D89])" office:value-type="float" office:value="106" calcext:value-type="float">
            <text:p>106</text:p>
          </table:table-cell>
          <table:table-cell table:style-name="ce1" table:formula="of:=COUNTIF([.B$2:.B$164];&quot;&lt;=&quot;&amp;[.$D8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89" calcext:value-type="float">
            <text:p>89</text:p>
          </table:table-cell>
          <table:table-cell table:style-name="ce1" table:formula="of:=COUNTIF([.A$2:.A$164];&quot;&lt;=&quot;&amp;[.$D90])" office:value-type="float" office:value="106" calcext:value-type="float">
            <text:p>106</text:p>
          </table:table-cell>
          <table:table-cell table:style-name="ce1" table:formula="of:=COUNTIF([.B$2:.B$164];&quot;&lt;=&quot;&amp;[.$D90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table:formula="of:=COUNTIF([.A$2:.A$164];&quot;&lt;=&quot;&amp;[.$D91])" office:value-type="float" office:value="106" calcext:value-type="float">
            <text:p>106</text:p>
          </table:table-cell>
          <table:table-cell table:style-name="ce1" table:formula="of:=COUNTIF([.B$2:.B$164];&quot;&lt;=&quot;&amp;[.$D9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table:formula="of:=COUNTIF([.A$2:.A$164];&quot;&lt;=&quot;&amp;[.$D92])" office:value-type="float" office:value="106" calcext:value-type="float">
            <text:p>106</text:p>
          </table:table-cell>
          <table:table-cell table:style-name="ce1" table:formula="of:=COUNTIF([.B$2:.B$164];&quot;&lt;=&quot;&amp;[.$D92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92" calcext:value-type="float">
            <text:p>92</text:p>
          </table:table-cell>
          <table:table-cell table:style-name="ce1" table:formula="of:=COUNTIF([.A$2:.A$164];&quot;&lt;=&quot;&amp;[.$D93])" office:value-type="float" office:value="106" calcext:value-type="float">
            <text:p>106</text:p>
          </table:table-cell>
          <table:table-cell table:style-name="ce1" table:formula="of:=COUNTIF([.B$2:.B$164];&quot;&lt;=&quot;&amp;[.$D9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93" calcext:value-type="float">
            <text:p>93</text:p>
          </table:table-cell>
          <table:table-cell table:style-name="ce1" table:formula="of:=COUNTIF([.A$2:.A$164];&quot;&lt;=&quot;&amp;[.$D94])" office:value-type="float" office:value="106" calcext:value-type="float">
            <text:p>106</text:p>
          </table:table-cell>
          <table:table-cell table:style-name="ce1" table:formula="of:=COUNTIF([.B$2:.B$164];&quot;&lt;=&quot;&amp;[.$D94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94" calcext:value-type="float">
            <text:p>94</text:p>
          </table:table-cell>
          <table:table-cell table:style-name="ce1" table:formula="of:=COUNTIF([.A$2:.A$164];&quot;&lt;=&quot;&amp;[.$D95])" office:value-type="float" office:value="106" calcext:value-type="float">
            <text:p>106</text:p>
          </table:table-cell>
          <table:table-cell table:style-name="ce1" table:formula="of:=COUNTIF([.B$2:.B$164];&quot;&lt;=&quot;&amp;[.$D9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95" calcext:value-type="float">
            <text:p>95</text:p>
          </table:table-cell>
          <table:table-cell table:style-name="ce1" table:formula="of:=COUNTIF([.A$2:.A$164];&quot;&lt;=&quot;&amp;[.$D96])" office:value-type="float" office:value="106" calcext:value-type="float">
            <text:p>106</text:p>
          </table:table-cell>
          <table:table-cell table:style-name="ce1" table:formula="of:=COUNTIF([.B$2:.B$164];&quot;&lt;=&quot;&amp;[.$D96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96" calcext:value-type="float">
            <text:p>96</text:p>
          </table:table-cell>
          <table:table-cell table:style-name="ce1" table:formula="of:=COUNTIF([.A$2:.A$164];&quot;&lt;=&quot;&amp;[.$D97])" office:value-type="float" office:value="106" calcext:value-type="float">
            <text:p>106</text:p>
          </table:table-cell>
          <table:table-cell table:style-name="ce1" table:formula="of:=COUNTIF([.B$2:.B$164];&quot;&lt;=&quot;&amp;[.$D9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style-name="ce1" table:formula="of:=COUNTIF([.A$2:.A$164];&quot;&lt;=&quot;&amp;[.$D98])" office:value-type="float" office:value="106" calcext:value-type="float">
            <text:p>106</text:p>
          </table:table-cell>
          <table:table-cell table:style-name="ce1" table:formula="of:=COUNTIF([.B$2:.B$164];&quot;&lt;=&quot;&amp;[.$D98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98" calcext:value-type="float">
            <text:p>98</text:p>
          </table:table-cell>
          <table:table-cell table:style-name="ce1" table:formula="of:=COUNTIF([.A$2:.A$164];&quot;&lt;=&quot;&amp;[.$D99])" office:value-type="float" office:value="106" calcext:value-type="float">
            <text:p>106</text:p>
          </table:table-cell>
          <table:table-cell table:style-name="ce1" table:formula="of:=COUNTIF([.B$2:.B$164];&quot;&lt;=&quot;&amp;[.$D99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99" calcext:value-type="float">
            <text:p>99</text:p>
          </table:table-cell>
          <table:table-cell table:style-name="ce1" table:formula="of:=COUNTIF([.A$2:.A$164];&quot;&lt;=&quot;&amp;[.$D100])" office:value-type="float" office:value="107" calcext:value-type="float">
            <text:p>107</text:p>
          </table:table-cell>
          <table:table-cell table:style-name="ce1" table:formula="of:=COUNTIF([.B$2:.B$164];&quot;&lt;=&quot;&amp;[.$D100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table:formula="of:=COUNTIF([.A$2:.A$164];&quot;&lt;=&quot;&amp;[.$D101])" office:value-type="float" office:value="163" calcext:value-type="float">
            <text:p>163</text:p>
          </table:table-cell>
          <table:table-cell table:style-name="ce1"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p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UA</text:p>
          </table:table-cell>
          <table:table-cell table:style-name="ce1"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table:style-name="ce1" office:value-type="string" calcext:value-type="string">
            <text:p>Dua Real</text:p>
          </table:table-cell>
          <table:table-cell table:style-name="ce1"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1" calcext:value-type="float">
            <text:p>1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4" calcext:value-type="float">
            <text:p>4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1" calcext:value-type="float">
            <text:p>1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30" calcext:value-type="float">
            <text:p>30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9" calcext:value-type="float">
            <text:p>9</text:p>
          </table:table-cell>
          <table:table-cell table:formula="of:=COUNTIF([.B$2:.B$164];&quot;&lt;=&quot;&amp;[.$D4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6" calcext:value-type="float">
            <text:p>16</text:p>
          </table:table-cell>
          <table:table-cell table:formula="of:=COUNTIF([.B$2:.B$164];&quot;&lt;=&quot;&amp;[.$D5])" office:value-type="float" office:value="16" calcext:value-type="float">
            <text:p>16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23" calcext:value-type="float">
            <text:p>23</text:p>
          </table:table-cell>
          <table:table-cell table:formula="of:=COUNTIF([.B$2:.B$164];&quot;&lt;=&quot;&amp;[.$D6])" office:value-type="float" office:value="19" calcext:value-type="float">
            <text:p>19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29" calcext:value-type="float">
            <text:p>29</text:p>
          </table:table-cell>
          <table:table-cell table:formula="of:=COUNTIF([.B$2:.B$164];&quot;&lt;=&quot;&amp;[.$D7])" office:value-type="float" office:value="24" calcext:value-type="float">
            <text:p>24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3.5" calcext:value-type="float">
            <text:p>13,5</text:p>
          </table:table-cell>
          <table:table-cell table:formula="of:=QUARTILE([.B2:.B164];2)" office:value-type="float" office:value="40" calcext:value-type="float">
            <text:p>40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33" calcext:value-type="float">
            <text:p>33</text:p>
          </table:table-cell>
          <table:table-cell table:formula="of:=COUNTIF([.B$2:.B$164];&quot;&lt;=&quot;&amp;[.$D8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6" calcext:value-type="float">
            <text:p>36</text:p>
          </table:table-cell>
          <table:table-cell table:formula="of:=COUNTIF([.B$2:.B$164];&quot;&lt;=&quot;&amp;[.$D9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43" calcext:value-type="float">
            <text:p>43</text:p>
          </table:table-cell>
          <table:table-cell table:formula="of:=COUNTIF([.B$2:.B$164];&quot;&lt;=&quot;&amp;[.$D10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48" calcext:value-type="float">
            <text:p>48</text:p>
          </table:table-cell>
          <table:table-cell table:formula="of:=COUNTIF([.B$2:.B$164];&quot;&lt;=&quot;&amp;[.$D11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52" calcext:value-type="float">
            <text:p>52</text:p>
          </table:table-cell>
          <table:table-cell table:formula="of:=COUNTIF([.B$2:.B$164];&quot;&lt;=&quot;&amp;[.$D12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54" calcext:value-type="float">
            <text:p>54</text:p>
          </table:table-cell>
          <table:table-cell table:formula="of:=COUNTIF([.B$2:.B$164];&quot;&lt;=&quot;&amp;[.$D13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54" calcext:value-type="float">
            <text:p>54</text:p>
          </table:table-cell>
          <table:table-cell table:formula="of:=COUNTIF([.B$2:.B$164];&quot;&lt;=&quot;&amp;[.$D14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57" calcext:value-type="float">
            <text:p>57</text:p>
          </table:table-cell>
          <table:table-cell table:formula="of:=COUNTIF([.B$2:.B$164];&quot;&lt;=&quot;&amp;[.$D15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58" calcext:value-type="float">
            <text:p>58</text:p>
          </table:table-cell>
          <table:table-cell table:formula="of:=COUNTIF([.B$2:.B$164];&quot;&lt;=&quot;&amp;[.$D16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59" calcext:value-type="float">
            <text:p>59</text:p>
          </table:table-cell>
          <table:table-cell table:formula="of:=COUNTIF([.B$2:.B$164];&quot;&lt;=&quot;&amp;[.$D17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60" calcext:value-type="float">
            <text:p>60</text:p>
          </table:table-cell>
          <table:table-cell table:formula="of:=COUNTIF([.B$2:.B$164];&quot;&lt;=&quot;&amp;[.$D18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67" calcext:value-type="float">
            <text:p>67</text:p>
          </table:table-cell>
          <table:table-cell table:formula="of:=COUNTIF([.B$2:.B$164];&quot;&lt;=&quot;&amp;[.$D19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67" calcext:value-type="float">
            <text:p>67</text:p>
          </table:table-cell>
          <table:table-cell table:formula="of:=COUNTIF([.B$2:.B$164];&quot;&lt;=&quot;&amp;[.$D20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68" calcext:value-type="float">
            <text:p>68</text:p>
          </table:table-cell>
          <table:table-cell table:formula="of:=COUNTIF([.B$2:.B$164];&quot;&lt;=&quot;&amp;[.$D21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68" calcext:value-type="float">
            <text:p>68</text:p>
          </table:table-cell>
          <table:table-cell table:formula="of:=COUNTIF([.B$2:.B$164];&quot;&lt;=&quot;&amp;[.$D22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70" calcext:value-type="float">
            <text:p>70</text:p>
          </table:table-cell>
          <table:table-cell table:formula="of:=COUNTIF([.B$2:.B$164];&quot;&lt;=&quot;&amp;[.$D23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72" calcext:value-type="float">
            <text:p>72</text:p>
          </table:table-cell>
          <table:table-cell table:formula="of:=COUNTIF([.B$2:.B$164];&quot;&lt;=&quot;&amp;[.$D24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75" calcext:value-type="float">
            <text:p>75</text:p>
          </table:table-cell>
          <table:table-cell table:formula="of:=COUNTIF([.B$2:.B$164];&quot;&lt;=&quot;&amp;[.$D25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77" calcext:value-type="float">
            <text:p>77</text:p>
          </table:table-cell>
          <table:table-cell table:formula="of:=COUNTIF([.B$2:.B$164];&quot;&lt;=&quot;&amp;[.$D26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79" calcext:value-type="float">
            <text:p>79</text:p>
          </table:table-cell>
          <table:table-cell table:formula="of:=COUNTIF([.B$2:.B$164];&quot;&lt;=&quot;&amp;[.$D27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80" calcext:value-type="float">
            <text:p>80</text:p>
          </table:table-cell>
          <table:table-cell table:formula="of:=COUNTIF([.B$2:.B$164];&quot;&lt;=&quot;&amp;[.$D28])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80" calcext:value-type="float">
            <text:p>80</text:p>
          </table:table-cell>
          <table:table-cell table:formula="of:=COUNTIF([.B$2:.B$164];&quot;&lt;=&quot;&amp;[.$D29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80" calcext:value-type="float">
            <text:p>80</text:p>
          </table:table-cell>
          <table:table-cell table:formula="of:=COUNTIF([.B$2:.B$164];&quot;&lt;=&quot;&amp;[.$D30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82" calcext:value-type="float">
            <text:p>82</text:p>
          </table:table-cell>
          <table:table-cell table:formula="of:=COUNTIF([.B$2:.B$164];&quot;&lt;=&quot;&amp;[.$D31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82" calcext:value-type="float">
            <text:p>82</text:p>
          </table:table-cell>
          <table:table-cell table:formula="of:=COUNTIF([.B$2:.B$164];&quot;&lt;=&quot;&amp;[.$D32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83" calcext:value-type="float">
            <text:p>83</text:p>
          </table:table-cell>
          <table:table-cell table:formula="of:=COUNTIF([.B$2:.B$164];&quot;&lt;=&quot;&amp;[.$D33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83" calcext:value-type="float">
            <text:p>83</text:p>
          </table:table-cell>
          <table:table-cell table:formula="of:=COUNTIF([.B$2:.B$164];&quot;&lt;=&quot;&amp;[.$D3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83" calcext:value-type="float">
            <text:p>83</text:p>
          </table:table-cell>
          <table:table-cell table:formula="of:=COUNTIF([.B$2:.B$164];&quot;&lt;=&quot;&amp;[.$D35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85" calcext:value-type="float">
            <text:p>85</text:p>
          </table:table-cell>
          <table:table-cell table:formula="of:=COUNTIF([.B$2:.B$164];&quot;&lt;=&quot;&amp;[.$D36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85" calcext:value-type="float">
            <text:p>85</text:p>
          </table:table-cell>
          <table:table-cell table:formula="of:=COUNTIF([.B$2:.B$164];&quot;&lt;=&quot;&amp;[.$D37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85" calcext:value-type="float">
            <text:p>85</text:p>
          </table:table-cell>
          <table:table-cell table:formula="of:=COUNTIF([.B$2:.B$164];&quot;&lt;=&quot;&amp;[.$D38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85" calcext:value-type="float">
            <text:p>85</text:p>
          </table:table-cell>
          <table:table-cell table:formula="of:=COUNTIF([.B$2:.B$164];&quot;&lt;=&quot;&amp;[.$D39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85" calcext:value-type="float">
            <text:p>85</text:p>
          </table:table-cell>
          <table:table-cell table:formula="of:=COUNTIF([.B$2:.B$164];&quot;&lt;=&quot;&amp;[.$D40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86" calcext:value-type="float">
            <text:p>86</text:p>
          </table:table-cell>
          <table:table-cell table:formula="of:=COUNTIF([.B$2:.B$164];&quot;&lt;=&quot;&amp;[.$D41])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86" calcext:value-type="float">
            <text:p>86</text:p>
          </table:table-cell>
          <table:table-cell table:formula="of:=COUNTIF([.B$2:.B$164];&quot;&lt;=&quot;&amp;[.$D42])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86" calcext:value-type="float">
            <text:p>86</text:p>
          </table:table-cell>
          <table:table-cell table:formula="of:=COUNTIF([.B$2:.B$164];&quot;&lt;=&quot;&amp;[.$D43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87" calcext:value-type="float">
            <text:p>87</text:p>
          </table:table-cell>
          <table:table-cell table:formula="of:=COUNTIF([.B$2:.B$164];&quot;&lt;=&quot;&amp;[.$D44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90" calcext:value-type="float">
            <text:p>90</text:p>
          </table:table-cell>
          <table:table-cell table:formula="of:=COUNTIF([.B$2:.B$164];&quot;&lt;=&quot;&amp;[.$D45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90" calcext:value-type="float">
            <text:p>90</text:p>
          </table:table-cell>
          <table:table-cell table:formula="of:=COUNTIF([.B$2:.B$164];&quot;&lt;=&quot;&amp;[.$D46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90" calcext:value-type="float">
            <text:p>90</text:p>
          </table:table-cell>
          <table:table-cell table:formula="of:=COUNTIF([.B$2:.B$164];&quot;&lt;=&quot;&amp;[.$D4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90" calcext:value-type="float">
            <text:p>90</text:p>
          </table:table-cell>
          <table:table-cell table:formula="of:=COUNTIF([.B$2:.B$164];&quot;&lt;=&quot;&amp;[.$D48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90" calcext:value-type="float">
            <text:p>90</text:p>
          </table:table-cell>
          <table:table-cell table:formula="of:=COUNTIF([.B$2:.B$164];&quot;&lt;=&quot;&amp;[.$D4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92" calcext:value-type="float">
            <text:p>92</text:p>
          </table:table-cell>
          <table:table-cell table:formula="of:=COUNTIF([.B$2:.B$164];&quot;&lt;=&quot;&amp;[.$D50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92" calcext:value-type="float">
            <text:p>92</text:p>
          </table:table-cell>
          <table:table-cell table:formula="of:=COUNTIF([.B$2:.B$164];&quot;&lt;=&quot;&amp;[.$D51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94" calcext:value-type="float">
            <text:p>94</text:p>
          </table:table-cell>
          <table:table-cell table:formula="of:=COUNTIF([.B$2:.B$164];&quot;&lt;=&quot;&amp;[.$D52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94" calcext:value-type="float">
            <text:p>94</text:p>
          </table:table-cell>
          <table:table-cell table:formula="of:=COUNTIF([.B$2:.B$164];&quot;&lt;=&quot;&amp;[.$D53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95" calcext:value-type="float">
            <text:p>95</text:p>
          </table:table-cell>
          <table:table-cell table:formula="of:=COUNTIF([.B$2:.B$164];&quot;&lt;=&quot;&amp;[.$D54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95" calcext:value-type="float">
            <text:p>95</text:p>
          </table:table-cell>
          <table:table-cell table:formula="of:=COUNTIF([.B$2:.B$164];&quot;&lt;=&quot;&amp;[.$D55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95" calcext:value-type="float">
            <text:p>95</text:p>
          </table:table-cell>
          <table:table-cell table:formula="of:=COUNTIF([.B$2:.B$164];&quot;&lt;=&quot;&amp;[.$D56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96" calcext:value-type="float">
            <text:p>96</text:p>
          </table:table-cell>
          <table:table-cell table:formula="of:=COUNTIF([.B$2:.B$164];&quot;&lt;=&quot;&amp;[.$D57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96" calcext:value-type="float">
            <text:p>96</text:p>
          </table:table-cell>
          <table:table-cell table:formula="of:=COUNTIF([.B$2:.B$164];&quot;&lt;=&quot;&amp;[.$D58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96" calcext:value-type="float">
            <text:p>96</text:p>
          </table:table-cell>
          <table:table-cell table:formula="of:=COUNTIF([.B$2:.B$164];&quot;&lt;=&quot;&amp;[.$D59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96" calcext:value-type="float">
            <text:p>96</text:p>
          </table:table-cell>
          <table:table-cell table:formula="of:=COUNTIF([.B$2:.B$164];&quot;&lt;=&quot;&amp;[.$D60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96" calcext:value-type="float">
            <text:p>96</text:p>
          </table:table-cell>
          <table:table-cell table:formula="of:=COUNTIF([.B$2:.B$164];&quot;&lt;=&quot;&amp;[.$D61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98" calcext:value-type="float">
            <text:p>98</text:p>
          </table:table-cell>
          <table:table-cell table:formula="of:=COUNTIF([.B$2:.B$164];&quot;&lt;=&quot;&amp;[.$D62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98" calcext:value-type="float">
            <text:p>98</text:p>
          </table:table-cell>
          <table:table-cell table:formula="of:=COUNTIF([.B$2:.B$164];&quot;&lt;=&quot;&amp;[.$D63])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98" calcext:value-type="float">
            <text:p>98</text:p>
          </table:table-cell>
          <table:table-cell table:formula="of:=COUNTIF([.B$2:.B$164];&quot;&lt;=&quot;&amp;[.$D64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98" calcext:value-type="float">
            <text:p>98</text:p>
          </table:table-cell>
          <table:table-cell table:formula="of:=COUNTIF([.B$2:.B$164];&quot;&lt;=&quot;&amp;[.$D65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98" calcext:value-type="float">
            <text:p>98</text:p>
          </table:table-cell>
          <table:table-cell table:formula="of:=COUNTIF([.B$2:.B$164];&quot;&lt;=&quot;&amp;[.$D66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98" calcext:value-type="float">
            <text:p>98</text:p>
          </table:table-cell>
          <table:table-cell table:formula="of:=COUNTIF([.B$2:.B$164];&quot;&lt;=&quot;&amp;[.$D67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98" calcext:value-type="float">
            <text:p>98</text:p>
          </table:table-cell>
          <table:table-cell table:formula="of:=COUNTIF([.B$2:.B$164];&quot;&lt;=&quot;&amp;[.$D68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98" calcext:value-type="float">
            <text:p>98</text:p>
          </table:table-cell>
          <table:table-cell table:formula="of:=COUNTIF([.B$2:.B$164];&quot;&lt;=&quot;&amp;[.$D69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98" calcext:value-type="float">
            <text:p>98</text:p>
          </table:table-cell>
          <table:table-cell table:formula="of:=COUNTIF([.B$2:.B$164];&quot;&lt;=&quot;&amp;[.$D70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99" calcext:value-type="float">
            <text:p>99</text:p>
          </table:table-cell>
          <table:table-cell table:formula="of:=COUNTIF([.B$2:.B$164];&quot;&lt;=&quot;&amp;[.$D7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100" calcext:value-type="float">
            <text:p>100</text:p>
          </table:table-cell>
          <table:table-cell table:formula="of:=COUNTIF([.B$2:.B$164];&quot;&lt;=&quot;&amp;[.$D72]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100" calcext:value-type="float">
            <text:p>100</text:p>
          </table:table-cell>
          <table:table-cell table:formula="of:=COUNTIF([.B$2:.B$164];&quot;&lt;=&quot;&amp;[.$D73]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100" calcext:value-type="float">
            <text:p>100</text:p>
          </table:table-cell>
          <table:table-cell table:formula="of:=COUNTIF([.B$2:.B$164];&quot;&lt;=&quot;&amp;[.$D74]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100" calcext:value-type="float">
            <text:p>100</text:p>
          </table:table-cell>
          <table:table-cell table:formula="of:=COUNTIF([.B$2:.B$164];&quot;&lt;=&quot;&amp;[.$D7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100" calcext:value-type="float">
            <text:p>100</text:p>
          </table:table-cell>
          <table:table-cell table:formula="of:=COUNTIF([.B$2:.B$164];&quot;&lt;=&quot;&amp;[.$D76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100" calcext:value-type="float">
            <text:p>100</text:p>
          </table:table-cell>
          <table:table-cell table:formula="of:=COUNTIF([.B$2:.B$164];&quot;&lt;=&quot;&amp;[.$D77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100" calcext:value-type="float">
            <text:p>100</text:p>
          </table:table-cell>
          <table:table-cell table:formula="of:=COUNTIF([.B$2:.B$164];&quot;&lt;=&quot;&amp;[.$D78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100" calcext:value-type="float">
            <text:p>100</text:p>
          </table:table-cell>
          <table:table-cell table:formula="of:=COUNTIF([.B$2:.B$164];&quot;&lt;=&quot;&amp;[.$D79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100" calcext:value-type="float">
            <text:p>100</text:p>
          </table:table-cell>
          <table:table-cell table:formula="of:=COUNTIF([.B$2:.B$164];&quot;&lt;=&quot;&amp;[.$D80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100" calcext:value-type="float">
            <text:p>100</text:p>
          </table:table-cell>
          <table:table-cell table:formula="of:=COUNTIF([.B$2:.B$164];&quot;&lt;=&quot;&amp;[.$D81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100" calcext:value-type="float">
            <text:p>100</text:p>
          </table:table-cell>
          <table:table-cell table:formula="of:=COUNTIF([.B$2:.B$164];&quot;&lt;=&quot;&amp;[.$D82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100" calcext:value-type="float">
            <text:p>100</text:p>
          </table:table-cell>
          <table:table-cell table:formula="of:=COUNTIF([.B$2:.B$164];&quot;&lt;=&quot;&amp;[.$D83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100" calcext:value-type="float">
            <text:p>100</text:p>
          </table:table-cell>
          <table:table-cell table:formula="of:=COUNTIF([.B$2:.B$164];&quot;&lt;=&quot;&amp;[.$D84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100" calcext:value-type="float">
            <text:p>100</text:p>
          </table:table-cell>
          <table:table-cell table:formula="of:=COUNTIF([.B$2:.B$164];&quot;&lt;=&quot;&amp;[.$D85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100" calcext:value-type="float">
            <text:p>100</text:p>
          </table:table-cell>
          <table:table-cell table:formula="of:=COUNTIF([.B$2:.B$164];&quot;&lt;=&quot;&amp;[.$D86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101" calcext:value-type="float">
            <text:p>101</text:p>
          </table:table-cell>
          <table:table-cell table:formula="of:=COUNTIF([.B$2:.B$164];&quot;&lt;=&quot;&amp;[.$D8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101" calcext:value-type="float">
            <text:p>101</text:p>
          </table:table-cell>
          <table:table-cell table:formula="of:=COUNTIF([.B$2:.B$164];&quot;&lt;=&quot;&amp;[.$D88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101" calcext:value-type="float">
            <text:p>101</text:p>
          </table:table-cell>
          <table:table-cell table:formula="of:=COUNTIF([.B$2:.B$164];&quot;&lt;=&quot;&amp;[.$D89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101" calcext:value-type="float">
            <text:p>101</text:p>
          </table:table-cell>
          <table:table-cell table:formula="of:=COUNTIF([.B$2:.B$164];&quot;&lt;=&quot;&amp;[.$D90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101" calcext:value-type="float">
            <text:p>101</text:p>
          </table:table-cell>
          <table:table-cell table:formula="of:=COUNTIF([.B$2:.B$164];&quot;&lt;=&quot;&amp;[.$D9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101" calcext:value-type="float">
            <text:p>101</text:p>
          </table:table-cell>
          <table:table-cell table:formula="of:=COUNTIF([.B$2:.B$164];&quot;&lt;=&quot;&amp;[.$D92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101" calcext:value-type="float">
            <text:p>101</text:p>
          </table:table-cell>
          <table:table-cell table:formula="of:=COUNTIF([.B$2:.B$164];&quot;&lt;=&quot;&amp;[.$D93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101" calcext:value-type="float">
            <text:p>101</text:p>
          </table:table-cell>
          <table:table-cell table:formula="of:=COUNTIF([.B$2:.B$164];&quot;&lt;=&quot;&amp;[.$D9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101" calcext:value-type="float">
            <text:p>101</text:p>
          </table:table-cell>
          <table:table-cell table:formula="of:=COUNTIF([.B$2:.B$164];&quot;&lt;=&quot;&amp;[.$D95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101" calcext:value-type="float">
            <text:p>101</text:p>
          </table:table-cell>
          <table:table-cell table:formula="of:=COUNTIF([.B$2:.B$164];&quot;&lt;=&quot;&amp;[.$D96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101" calcext:value-type="float">
            <text:p>101</text:p>
          </table:table-cell>
          <table:table-cell table:formula="of:=COUNTIF([.B$2:.B$164];&quot;&lt;=&quot;&amp;[.$D97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101" calcext:value-type="float">
            <text:p>101</text:p>
          </table:table-cell>
          <table:table-cell table:formula="of:=COUNTIF([.B$2:.B$164];&quot;&lt;=&quot;&amp;[.$D98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101" calcext:value-type="float">
            <text:p>101</text:p>
          </table:table-cell>
          <table:table-cell table:formula="of:=COUNTIF([.B$2:.B$164];&quot;&lt;=&quot;&amp;[.$D9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101" calcext:value-type="float">
            <text:p>101</text:p>
          </table:table-cell>
          <table:table-cell table:formula="of:=COUNTIF([.B$2:.B$164];&quot;&lt;=&quot;&amp;[.$D100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</table:table>
      <table:table table:name="drt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UA</text:p>
          </table:table-cell>
          <table:table-cell table:style-name="ce1"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table:style-name="ce1" office:value-type="string" calcext:value-type="string">
            <text:p>Dua Real</text:p>
          </table:table-cell>
          <table:table-cell table:style-name="ce1"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1" calcext:value-type="float">
            <text:p>1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4" calcext:value-type="float">
            <text:p>4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1" calcext:value-type="float">
            <text:p>1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30" calcext:value-type="float">
            <text:p>30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9" calcext:value-type="float">
            <text:p>9</text:p>
          </table:table-cell>
          <table:table-cell table:formula="of:=COUNTIF([.B$2:.B$164];&quot;&lt;=&quot;&amp;[.$D4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6" calcext:value-type="float">
            <text:p>16</text:p>
          </table:table-cell>
          <table:table-cell table:formula="of:=COUNTIF([.B$2:.B$164];&quot;&lt;=&quot;&amp;[.$D5])" office:value-type="float" office:value="16" calcext:value-type="float">
            <text:p>16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23" calcext:value-type="float">
            <text:p>23</text:p>
          </table:table-cell>
          <table:table-cell table:formula="of:=COUNTIF([.B$2:.B$164];&quot;&lt;=&quot;&amp;[.$D6])" office:value-type="float" office:value="19" calcext:value-type="float">
            <text:p>19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29" calcext:value-type="float">
            <text:p>29</text:p>
          </table:table-cell>
          <table:table-cell table:formula="of:=COUNTIF([.B$2:.B$164];&quot;&lt;=&quot;&amp;[.$D7])" office:value-type="float" office:value="24" calcext:value-type="float">
            <text:p>24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3.5" calcext:value-type="float">
            <text:p>13,5</text:p>
          </table:table-cell>
          <table:table-cell table:formula="of:=QUARTILE([.B2:.B164];2)" office:value-type="float" office:value="39" calcext:value-type="float">
            <text:p>39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33" calcext:value-type="float">
            <text:p>33</text:p>
          </table:table-cell>
          <table:table-cell table:formula="of:=COUNTIF([.B$2:.B$164];&quot;&lt;=&quot;&amp;[.$D8])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6" calcext:value-type="float">
            <text:p>36</text:p>
          </table:table-cell>
          <table:table-cell table:formula="of:=COUNTIF([.B$2:.B$164];&quot;&lt;=&quot;&amp;[.$D9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43" calcext:value-type="float">
            <text:p>43</text:p>
          </table:table-cell>
          <table:table-cell table:formula="of:=COUNTIF([.B$2:.B$164];&quot;&lt;=&quot;&amp;[.$D10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48" calcext:value-type="float">
            <text:p>48</text:p>
          </table:table-cell>
          <table:table-cell table:formula="of:=COUNTIF([.B$2:.B$164];&quot;&lt;=&quot;&amp;[.$D11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52" calcext:value-type="float">
            <text:p>52</text:p>
          </table:table-cell>
          <table:table-cell table:formula="of:=COUNTIF([.B$2:.B$164];&quot;&lt;=&quot;&amp;[.$D12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54" calcext:value-type="float">
            <text:p>54</text:p>
          </table:table-cell>
          <table:table-cell table:formula="of:=COUNTIF([.B$2:.B$164];&quot;&lt;=&quot;&amp;[.$D13])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54" calcext:value-type="float">
            <text:p>54</text:p>
          </table:table-cell>
          <table:table-cell table:formula="of:=COUNTIF([.B$2:.B$164];&quot;&lt;=&quot;&amp;[.$D14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57" calcext:value-type="float">
            <text:p>57</text:p>
          </table:table-cell>
          <table:table-cell table:formula="of:=COUNTIF([.B$2:.B$164];&quot;&lt;=&quot;&amp;[.$D15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58" calcext:value-type="float">
            <text:p>58</text:p>
          </table:table-cell>
          <table:table-cell table:formula="of:=COUNTIF([.B$2:.B$164];&quot;&lt;=&quot;&amp;[.$D16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59" calcext:value-type="float">
            <text:p>59</text:p>
          </table:table-cell>
          <table:table-cell table:formula="of:=COUNTIF([.B$2:.B$164];&quot;&lt;=&quot;&amp;[.$D17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60" calcext:value-type="float">
            <text:p>60</text:p>
          </table:table-cell>
          <table:table-cell table:formula="of:=COUNTIF([.B$2:.B$164];&quot;&lt;=&quot;&amp;[.$D18])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67" calcext:value-type="float">
            <text:p>67</text:p>
          </table:table-cell>
          <table:table-cell table:formula="of:=COUNTIF([.B$2:.B$164];&quot;&lt;=&quot;&amp;[.$D19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67" calcext:value-type="float">
            <text:p>67</text:p>
          </table:table-cell>
          <table:table-cell table:formula="of:=COUNTIF([.B$2:.B$164];&quot;&lt;=&quot;&amp;[.$D20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68" calcext:value-type="float">
            <text:p>68</text:p>
          </table:table-cell>
          <table:table-cell table:formula="of:=COUNTIF([.B$2:.B$164];&quot;&lt;=&quot;&amp;[.$D21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68" calcext:value-type="float">
            <text:p>68</text:p>
          </table:table-cell>
          <table:table-cell table:formula="of:=COUNTIF([.B$2:.B$164];&quot;&lt;=&quot;&amp;[.$D22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70" calcext:value-type="float">
            <text:p>70</text:p>
          </table:table-cell>
          <table:table-cell table:formula="of:=COUNTIF([.B$2:.B$164];&quot;&lt;=&quot;&amp;[.$D23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72" calcext:value-type="float">
            <text:p>72</text:p>
          </table:table-cell>
          <table:table-cell table:formula="of:=COUNTIF([.B$2:.B$164];&quot;&lt;=&quot;&amp;[.$D24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75" calcext:value-type="float">
            <text:p>75</text:p>
          </table:table-cell>
          <table:table-cell table:formula="of:=COUNTIF([.B$2:.B$164];&quot;&lt;=&quot;&amp;[.$D25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77" calcext:value-type="float">
            <text:p>77</text:p>
          </table:table-cell>
          <table:table-cell table:formula="of:=COUNTIF([.B$2:.B$164];&quot;&lt;=&quot;&amp;[.$D26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79" calcext:value-type="float">
            <text:p>79</text:p>
          </table:table-cell>
          <table:table-cell table:formula="of:=COUNTIF([.B$2:.B$164];&quot;&lt;=&quot;&amp;[.$D27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80" calcext:value-type="float">
            <text:p>80</text:p>
          </table:table-cell>
          <table:table-cell table:formula="of:=COUNTIF([.B$2:.B$164];&quot;&lt;=&quot;&amp;[.$D28])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80" calcext:value-type="float">
            <text:p>80</text:p>
          </table:table-cell>
          <table:table-cell table:formula="of:=COUNTIF([.B$2:.B$164];&quot;&lt;=&quot;&amp;[.$D29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80" calcext:value-type="float">
            <text:p>80</text:p>
          </table:table-cell>
          <table:table-cell table:formula="of:=COUNTIF([.B$2:.B$164];&quot;&lt;=&quot;&amp;[.$D30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82" calcext:value-type="float">
            <text:p>82</text:p>
          </table:table-cell>
          <table:table-cell table:formula="of:=COUNTIF([.B$2:.B$164];&quot;&lt;=&quot;&amp;[.$D31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82" calcext:value-type="float">
            <text:p>82</text:p>
          </table:table-cell>
          <table:table-cell table:formula="of:=COUNTIF([.B$2:.B$164];&quot;&lt;=&quot;&amp;[.$D32])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83" calcext:value-type="float">
            <text:p>83</text:p>
          </table:table-cell>
          <table:table-cell table:formula="of:=COUNTIF([.B$2:.B$164];&quot;&lt;=&quot;&amp;[.$D3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83" calcext:value-type="float">
            <text:p>83</text:p>
          </table:table-cell>
          <table:table-cell table:formula="of:=COUNTIF([.B$2:.B$164];&quot;&lt;=&quot;&amp;[.$D34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83" calcext:value-type="float">
            <text:p>83</text:p>
          </table:table-cell>
          <table:table-cell table:formula="of:=COUNTIF([.B$2:.B$164];&quot;&lt;=&quot;&amp;[.$D35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85" calcext:value-type="float">
            <text:p>85</text:p>
          </table:table-cell>
          <table:table-cell table:formula="of:=COUNTIF([.B$2:.B$164];&quot;&lt;=&quot;&amp;[.$D36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85" calcext:value-type="float">
            <text:p>85</text:p>
          </table:table-cell>
          <table:table-cell table:formula="of:=COUNTIF([.B$2:.B$164];&quot;&lt;=&quot;&amp;[.$D37])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85" calcext:value-type="float">
            <text:p>85</text:p>
          </table:table-cell>
          <table:table-cell table:formula="of:=COUNTIF([.B$2:.B$164];&quot;&lt;=&quot;&amp;[.$D38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85" calcext:value-type="float">
            <text:p>85</text:p>
          </table:table-cell>
          <table:table-cell table:formula="of:=COUNTIF([.B$2:.B$164];&quot;&lt;=&quot;&amp;[.$D3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85" calcext:value-type="float">
            <text:p>85</text:p>
          </table:table-cell>
          <table:table-cell table:formula="of:=COUNTIF([.B$2:.B$164];&quot;&lt;=&quot;&amp;[.$D40]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86" calcext:value-type="float">
            <text:p>86</text:p>
          </table:table-cell>
          <table:table-cell table:formula="of:=COUNTIF([.B$2:.B$164];&quot;&lt;=&quot;&amp;[.$D41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86" calcext:value-type="float">
            <text:p>86</text:p>
          </table:table-cell>
          <table:table-cell table:formula="of:=COUNTIF([.B$2:.B$164];&quot;&lt;=&quot;&amp;[.$D42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86" calcext:value-type="float">
            <text:p>86</text:p>
          </table:table-cell>
          <table:table-cell table:formula="of:=COUNTIF([.B$2:.B$164];&quot;&lt;=&quot;&amp;[.$D43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87" calcext:value-type="float">
            <text:p>87</text:p>
          </table:table-cell>
          <table:table-cell table:formula="of:=COUNTIF([.B$2:.B$164];&quot;&lt;=&quot;&amp;[.$D44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90" calcext:value-type="float">
            <text:p>90</text:p>
          </table:table-cell>
          <table:table-cell table:formula="of:=COUNTIF([.B$2:.B$164];&quot;&lt;=&quot;&amp;[.$D45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90" calcext:value-type="float">
            <text:p>90</text:p>
          </table:table-cell>
          <table:table-cell table:formula="of:=COUNTIF([.B$2:.B$164];&quot;&lt;=&quot;&amp;[.$D46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90" calcext:value-type="float">
            <text:p>90</text:p>
          </table:table-cell>
          <table:table-cell table:formula="of:=COUNTIF([.B$2:.B$164];&quot;&lt;=&quot;&amp;[.$D4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90" calcext:value-type="float">
            <text:p>90</text:p>
          </table:table-cell>
          <table:table-cell table:formula="of:=COUNTIF([.B$2:.B$164];&quot;&lt;=&quot;&amp;[.$D48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90" calcext:value-type="float">
            <text:p>90</text:p>
          </table:table-cell>
          <table:table-cell table:formula="of:=COUNTIF([.B$2:.B$164];&quot;&lt;=&quot;&amp;[.$D4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92" calcext:value-type="float">
            <text:p>92</text:p>
          </table:table-cell>
          <table:table-cell table:formula="of:=COUNTIF([.B$2:.B$164];&quot;&lt;=&quot;&amp;[.$D5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92" calcext:value-type="float">
            <text:p>92</text:p>
          </table:table-cell>
          <table:table-cell table:formula="of:=COUNTIF([.B$2:.B$164];&quot;&lt;=&quot;&amp;[.$D51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94" calcext:value-type="float">
            <text:p>94</text:p>
          </table:table-cell>
          <table:table-cell table:formula="of:=COUNTIF([.B$2:.B$164];&quot;&lt;=&quot;&amp;[.$D52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94" calcext:value-type="float">
            <text:p>94</text:p>
          </table:table-cell>
          <table:table-cell table:formula="of:=COUNTIF([.B$2:.B$164];&quot;&lt;=&quot;&amp;[.$D53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95" calcext:value-type="float">
            <text:p>95</text:p>
          </table:table-cell>
          <table:table-cell table:formula="of:=COUNTIF([.B$2:.B$164];&quot;&lt;=&quot;&amp;[.$D54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95" calcext:value-type="float">
            <text:p>95</text:p>
          </table:table-cell>
          <table:table-cell table:formula="of:=COUNTIF([.B$2:.B$164];&quot;&lt;=&quot;&amp;[.$D55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95" calcext:value-type="float">
            <text:p>95</text:p>
          </table:table-cell>
          <table:table-cell table:formula="of:=COUNTIF([.B$2:.B$164];&quot;&lt;=&quot;&amp;[.$D56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96" calcext:value-type="float">
            <text:p>96</text:p>
          </table:table-cell>
          <table:table-cell table:formula="of:=COUNTIF([.B$2:.B$164];&quot;&lt;=&quot;&amp;[.$D57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96" calcext:value-type="float">
            <text:p>96</text:p>
          </table:table-cell>
          <table:table-cell table:formula="of:=COUNTIF([.B$2:.B$164];&quot;&lt;=&quot;&amp;[.$D58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96" calcext:value-type="float">
            <text:p>96</text:p>
          </table:table-cell>
          <table:table-cell table:formula="of:=COUNTIF([.B$2:.B$164];&quot;&lt;=&quot;&amp;[.$D59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96" calcext:value-type="float">
            <text:p>96</text:p>
          </table:table-cell>
          <table:table-cell table:formula="of:=COUNTIF([.B$2:.B$164];&quot;&lt;=&quot;&amp;[.$D60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96" calcext:value-type="float">
            <text:p>96</text:p>
          </table:table-cell>
          <table:table-cell table:formula="of:=COUNTIF([.B$2:.B$164];&quot;&lt;=&quot;&amp;[.$D61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98" calcext:value-type="float">
            <text:p>98</text:p>
          </table:table-cell>
          <table:table-cell table:formula="of:=COUNTIF([.B$2:.B$164];&quot;&lt;=&quot;&amp;[.$D62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98" calcext:value-type="float">
            <text:p>98</text:p>
          </table:table-cell>
          <table:table-cell table:formula="of:=COUNTIF([.B$2:.B$164];&quot;&lt;=&quot;&amp;[.$D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98" calcext:value-type="float">
            <text:p>98</text:p>
          </table:table-cell>
          <table:table-cell table:formula="of:=COUNTIF([.B$2:.B$164];&quot;&lt;=&quot;&amp;[.$D64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98" calcext:value-type="float">
            <text:p>98</text:p>
          </table:table-cell>
          <table:table-cell table:formula="of:=COUNTIF([.B$2:.B$164];&quot;&lt;=&quot;&amp;[.$D65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98" calcext:value-type="float">
            <text:p>98</text:p>
          </table:table-cell>
          <table:table-cell table:formula="of:=COUNTIF([.B$2:.B$164];&quot;&lt;=&quot;&amp;[.$D66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98" calcext:value-type="float">
            <text:p>98</text:p>
          </table:table-cell>
          <table:table-cell table:formula="of:=COUNTIF([.B$2:.B$164];&quot;&lt;=&quot;&amp;[.$D67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98" calcext:value-type="float">
            <text:p>98</text:p>
          </table:table-cell>
          <table:table-cell table:formula="of:=COUNTIF([.B$2:.B$164];&quot;&lt;=&quot;&amp;[.$D68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98" calcext:value-type="float">
            <text:p>98</text:p>
          </table:table-cell>
          <table:table-cell table:formula="of:=COUNTIF([.B$2:.B$164];&quot;&lt;=&quot;&amp;[.$D69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98" calcext:value-type="float">
            <text:p>98</text:p>
          </table:table-cell>
          <table:table-cell table:formula="of:=COUNTIF([.B$2:.B$164];&quot;&lt;=&quot;&amp;[.$D70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99" calcext:value-type="float">
            <text:p>99</text:p>
          </table:table-cell>
          <table:table-cell table:formula="of:=COUNTIF([.B$2:.B$164];&quot;&lt;=&quot;&amp;[.$D71]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100" calcext:value-type="float">
            <text:p>100</text:p>
          </table:table-cell>
          <table:table-cell table:formula="of:=COUNTIF([.B$2:.B$164];&quot;&lt;=&quot;&amp;[.$D72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100" calcext:value-type="float">
            <text:p>100</text:p>
          </table:table-cell>
          <table:table-cell table:formula="of:=COUNTIF([.B$2:.B$164];&quot;&lt;=&quot;&amp;[.$D73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100" calcext:value-type="float">
            <text:p>100</text:p>
          </table:table-cell>
          <table:table-cell table:formula="of:=COUNTIF([.B$2:.B$164];&quot;&lt;=&quot;&amp;[.$D74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100" calcext:value-type="float">
            <text:p>100</text:p>
          </table:table-cell>
          <table:table-cell table:formula="of:=COUNTIF([.B$2:.B$164];&quot;&lt;=&quot;&amp;[.$D7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100" calcext:value-type="float">
            <text:p>100</text:p>
          </table:table-cell>
          <table:table-cell table:formula="of:=COUNTIF([.B$2:.B$164];&quot;&lt;=&quot;&amp;[.$D76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100" calcext:value-type="float">
            <text:p>100</text:p>
          </table:table-cell>
          <table:table-cell table:formula="of:=COUNTIF([.B$2:.B$164];&quot;&lt;=&quot;&amp;[.$D77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100" calcext:value-type="float">
            <text:p>100</text:p>
          </table:table-cell>
          <table:table-cell table:formula="of:=COUNTIF([.B$2:.B$164];&quot;&lt;=&quot;&amp;[.$D78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100" calcext:value-type="float">
            <text:p>100</text:p>
          </table:table-cell>
          <table:table-cell table:formula="of:=COUNTIF([.B$2:.B$164];&quot;&lt;=&quot;&amp;[.$D79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100" calcext:value-type="float">
            <text:p>100</text:p>
          </table:table-cell>
          <table:table-cell table:formula="of:=COUNTIF([.B$2:.B$164];&quot;&lt;=&quot;&amp;[.$D80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100" calcext:value-type="float">
            <text:p>100</text:p>
          </table:table-cell>
          <table:table-cell table:formula="of:=COUNTIF([.B$2:.B$164];&quot;&lt;=&quot;&amp;[.$D81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100" calcext:value-type="float">
            <text:p>100</text:p>
          </table:table-cell>
          <table:table-cell table:formula="of:=COUNTIF([.B$2:.B$164];&quot;&lt;=&quot;&amp;[.$D82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100" calcext:value-type="float">
            <text:p>100</text:p>
          </table:table-cell>
          <table:table-cell table:formula="of:=COUNTIF([.B$2:.B$164];&quot;&lt;=&quot;&amp;[.$D83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100" calcext:value-type="float">
            <text:p>100</text:p>
          </table:table-cell>
          <table:table-cell table:formula="of:=COUNTIF([.B$2:.B$164];&quot;&lt;=&quot;&amp;[.$D84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100" calcext:value-type="float">
            <text:p>100</text:p>
          </table:table-cell>
          <table:table-cell table:formula="of:=COUNTIF([.B$2:.B$164];&quot;&lt;=&quot;&amp;[.$D85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100" calcext:value-type="float">
            <text:p>100</text:p>
          </table:table-cell>
          <table:table-cell table:formula="of:=COUNTIF([.B$2:.B$164];&quot;&lt;=&quot;&amp;[.$D86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101" calcext:value-type="float">
            <text:p>101</text:p>
          </table:table-cell>
          <table:table-cell table:formula="of:=COUNTIF([.B$2:.B$164];&quot;&lt;=&quot;&amp;[.$D8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101" calcext:value-type="float">
            <text:p>101</text:p>
          </table:table-cell>
          <table:table-cell table:formula="of:=COUNTIF([.B$2:.B$164];&quot;&lt;=&quot;&amp;[.$D88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101" calcext:value-type="float">
            <text:p>101</text:p>
          </table:table-cell>
          <table:table-cell table:formula="of:=COUNTIF([.B$2:.B$164];&quot;&lt;=&quot;&amp;[.$D89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101" calcext:value-type="float">
            <text:p>101</text:p>
          </table:table-cell>
          <table:table-cell table:formula="of:=COUNTIF([.B$2:.B$164];&quot;&lt;=&quot;&amp;[.$D90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101" calcext:value-type="float">
            <text:p>101</text:p>
          </table:table-cell>
          <table:table-cell table:formula="of:=COUNTIF([.B$2:.B$164];&quot;&lt;=&quot;&amp;[.$D9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101" calcext:value-type="float">
            <text:p>101</text:p>
          </table:table-cell>
          <table:table-cell table:formula="of:=COUNTIF([.B$2:.B$164];&quot;&lt;=&quot;&amp;[.$D92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101" calcext:value-type="float">
            <text:p>101</text:p>
          </table:table-cell>
          <table:table-cell table:formula="of:=COUNTIF([.B$2:.B$164];&quot;&lt;=&quot;&amp;[.$D93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101" calcext:value-type="float">
            <text:p>101</text:p>
          </table:table-cell>
          <table:table-cell table:formula="of:=COUNTIF([.B$2:.B$164];&quot;&lt;=&quot;&amp;[.$D9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101" calcext:value-type="float">
            <text:p>101</text:p>
          </table:table-cell>
          <table:table-cell table:formula="of:=COUNTIF([.B$2:.B$164];&quot;&lt;=&quot;&amp;[.$D95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101" calcext:value-type="float">
            <text:p>101</text:p>
          </table:table-cell>
          <table:table-cell table:formula="of:=COUNTIF([.B$2:.B$164];&quot;&lt;=&quot;&amp;[.$D96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101" calcext:value-type="float">
            <text:p>101</text:p>
          </table:table-cell>
          <table:table-cell table:formula="of:=COUNTIF([.B$2:.B$164];&quot;&lt;=&quot;&amp;[.$D97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101" calcext:value-type="float">
            <text:p>101</text:p>
          </table:table-cell>
          <table:table-cell table:formula="of:=COUNTIF([.B$2:.B$164];&quot;&lt;=&quot;&amp;[.$D98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101" calcext:value-type="float">
            <text:p>101</text:p>
          </table:table-cell>
          <table:table-cell table:formula="of:=COUNTIF([.B$2:.B$164];&quot;&lt;=&quot;&amp;[.$D9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101" calcext:value-type="float">
            <text:p>101</text:p>
          </table:table-cell>
          <table:table-cell table:formula="of:=COUNTIF([.B$2:.B$164];&quot;&lt;=&quot;&amp;[.$D100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</table:table>
      <table:table table:name="minus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UA</text:p>
          </table:table-cell>
          <table:table-cell table:style-name="ce1"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table:style-name="ce1" office:value-type="string" calcext:value-type="string">
            <text:p>Dua Real</text:p>
          </table:table-cell>
          <table:table-cell table:style-name="ce1"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1" calcext:value-type="float">
            <text:p>1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4" calcext:value-type="float">
            <text:p>4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1" calcext:value-type="float">
            <text:p>1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9" calcext:value-type="float">
            <text:p>9</text:p>
          </table:table-cell>
          <table:table-cell table:formula="of:=QUARTILE([.A2:.A164];2)" office:value-type="float" office:value="30" calcext:value-type="float">
            <text:p>30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9" calcext:value-type="float">
            <text:p>9</text:p>
          </table:table-cell>
          <table:table-cell table:formula="of:=COUNTIF([.B$2:.B$164];&quot;&lt;=&quot;&amp;[.$D4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6" calcext:value-type="float">
            <text:p>16</text:p>
          </table:table-cell>
          <table:table-cell table:formula="of:=COUNTIF([.B$2:.B$164];&quot;&lt;=&quot;&amp;[.$D5])" office:value-type="float" office:value="15" calcext:value-type="float">
            <text:p>15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23" calcext:value-type="float">
            <text:p>23</text:p>
          </table:table-cell>
          <table:table-cell table:formula="of:=COUNTIF([.B$2:.B$164];&quot;&lt;=&quot;&amp;[.$D6])" office:value-type="float" office:value="18" calcext:value-type="float">
            <text:p>18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30" calcext:value-type="float">
            <text:p>30</text:p>
          </table:table-cell>
          <table:table-cell table:formula="of:=COUNTIF([.B$2:.B$164];&quot;&lt;=&quot;&amp;[.$D7])" office:value-type="float" office:value="22" calcext:value-type="float">
            <text:p>22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14.5" calcext:value-type="float">
            <text:p>14,5</text:p>
          </table:table-cell>
          <table:table-cell table:formula="of:=QUARTILE([.B2:.B164];2)" office:value-type="float" office:value="39" calcext:value-type="float">
            <text:p>39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34" calcext:value-type="float">
            <text:p>34</text:p>
          </table:table-cell>
          <table:table-cell table:formula="of:=COUNTIF([.B$2:.B$164];&quot;&lt;=&quot;&amp;[.$D8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6" calcext:value-type="float">
            <text:p>36</text:p>
          </table:table-cell>
          <table:table-cell table:formula="of:=COUNTIF([.B$2:.B$164];&quot;&lt;=&quot;&amp;[.$D9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43" calcext:value-type="float">
            <text:p>43</text:p>
          </table:table-cell>
          <table:table-cell table:formula="of:=COUNTIF([.B$2:.B$164];&quot;&lt;=&quot;&amp;[.$D10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48" calcext:value-type="float">
            <text:p>48</text:p>
          </table:table-cell>
          <table:table-cell table:formula="of:=COUNTIF([.B$2:.B$164];&quot;&lt;=&quot;&amp;[.$D11])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52" calcext:value-type="float">
            <text:p>52</text:p>
          </table:table-cell>
          <table:table-cell table:formula="of:=COUNTIF([.B$2:.B$164];&quot;&lt;=&quot;&amp;[.$D12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54" calcext:value-type="float">
            <text:p>54</text:p>
          </table:table-cell>
          <table:table-cell table:formula="of:=COUNTIF([.B$2:.B$164];&quot;&lt;=&quot;&amp;[.$D13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54" calcext:value-type="float">
            <text:p>54</text:p>
          </table:table-cell>
          <table:table-cell table:formula="of:=COUNTIF([.B$2:.B$164];&quot;&lt;=&quot;&amp;[.$D14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57" calcext:value-type="float">
            <text:p>57</text:p>
          </table:table-cell>
          <table:table-cell table:formula="of:=COUNTIF([.B$2:.B$164];&quot;&lt;=&quot;&amp;[.$D15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58" calcext:value-type="float">
            <text:p>58</text:p>
          </table:table-cell>
          <table:table-cell table:formula="of:=COUNTIF([.B$2:.B$164];&quot;&lt;=&quot;&amp;[.$D16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59" calcext:value-type="float">
            <text:p>59</text:p>
          </table:table-cell>
          <table:table-cell table:formula="of:=COUNTIF([.B$2:.B$164];&quot;&lt;=&quot;&amp;[.$D17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60" calcext:value-type="float">
            <text:p>60</text:p>
          </table:table-cell>
          <table:table-cell table:formula="of:=COUNTIF([.B$2:.B$164];&quot;&lt;=&quot;&amp;[.$D18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67" calcext:value-type="float">
            <text:p>67</text:p>
          </table:table-cell>
          <table:table-cell table:formula="of:=COUNTIF([.B$2:.B$164];&quot;&lt;=&quot;&amp;[.$D19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67" calcext:value-type="float">
            <text:p>67</text:p>
          </table:table-cell>
          <table:table-cell table:formula="of:=COUNTIF([.B$2:.B$164];&quot;&lt;=&quot;&amp;[.$D20])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68" calcext:value-type="float">
            <text:p>68</text:p>
          </table:table-cell>
          <table:table-cell table:formula="of:=COUNTIF([.B$2:.B$164];&quot;&lt;=&quot;&amp;[.$D21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68" calcext:value-type="float">
            <text:p>68</text:p>
          </table:table-cell>
          <table:table-cell table:formula="of:=COUNTIF([.B$2:.B$164];&quot;&lt;=&quot;&amp;[.$D22])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70" calcext:value-type="float">
            <text:p>70</text:p>
          </table:table-cell>
          <table:table-cell table:formula="of:=COUNTIF([.B$2:.B$164];&quot;&lt;=&quot;&amp;[.$D23]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73" calcext:value-type="float">
            <text:p>73</text:p>
          </table:table-cell>
          <table:table-cell table:formula="of:=COUNTIF([.B$2:.B$164];&quot;&lt;=&quot;&amp;[.$D24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76" calcext:value-type="float">
            <text:p>76</text:p>
          </table:table-cell>
          <table:table-cell table:formula="of:=COUNTIF([.B$2:.B$164];&quot;&lt;=&quot;&amp;[.$D25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77" calcext:value-type="float">
            <text:p>77</text:p>
          </table:table-cell>
          <table:table-cell table:formula="of:=COUNTIF([.B$2:.B$164];&quot;&lt;=&quot;&amp;[.$D26])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79" calcext:value-type="float">
            <text:p>79</text:p>
          </table:table-cell>
          <table:table-cell table:formula="of:=COUNTIF([.B$2:.B$164];&quot;&lt;=&quot;&amp;[.$D27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80" calcext:value-type="float">
            <text:p>80</text:p>
          </table:table-cell>
          <table:table-cell table:formula="of:=COUNTIF([.B$2:.B$164];&quot;&lt;=&quot;&amp;[.$D28])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80" calcext:value-type="float">
            <text:p>80</text:p>
          </table:table-cell>
          <table:table-cell table:formula="of:=COUNTIF([.B$2:.B$164];&quot;&lt;=&quot;&amp;[.$D29])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80" calcext:value-type="float">
            <text:p>80</text:p>
          </table:table-cell>
          <table:table-cell table:formula="of:=COUNTIF([.B$2:.B$164];&quot;&lt;=&quot;&amp;[.$D30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82" calcext:value-type="float">
            <text:p>82</text:p>
          </table:table-cell>
          <table:table-cell table:formula="of:=COUNTIF([.B$2:.B$164];&quot;&lt;=&quot;&amp;[.$D31])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82" calcext:value-type="float">
            <text:p>82</text:p>
          </table:table-cell>
          <table:table-cell table:formula="of:=COUNTIF([.B$2:.B$164];&quot;&lt;=&quot;&amp;[.$D32])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83" calcext:value-type="float">
            <text:p>83</text:p>
          </table:table-cell>
          <table:table-cell table:formula="of:=COUNTIF([.B$2:.B$164];&quot;&lt;=&quot;&amp;[.$D33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83" calcext:value-type="float">
            <text:p>83</text:p>
          </table:table-cell>
          <table:table-cell table:formula="of:=COUNTIF([.B$2:.B$164];&quot;&lt;=&quot;&amp;[.$D3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83" calcext:value-type="float">
            <text:p>83</text:p>
          </table:table-cell>
          <table:table-cell table:formula="of:=COUNTIF([.B$2:.B$164];&quot;&lt;=&quot;&amp;[.$D35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85" calcext:value-type="float">
            <text:p>85</text:p>
          </table:table-cell>
          <table:table-cell table:formula="of:=COUNTIF([.B$2:.B$164];&quot;&lt;=&quot;&amp;[.$D36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85" calcext:value-type="float">
            <text:p>85</text:p>
          </table:table-cell>
          <table:table-cell table:formula="of:=COUNTIF([.B$2:.B$164];&quot;&lt;=&quot;&amp;[.$D37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85" calcext:value-type="float">
            <text:p>85</text:p>
          </table:table-cell>
          <table:table-cell table:formula="of:=COUNTIF([.B$2:.B$164];&quot;&lt;=&quot;&amp;[.$D38])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85" calcext:value-type="float">
            <text:p>85</text:p>
          </table:table-cell>
          <table:table-cell table:formula="of:=COUNTIF([.B$2:.B$164];&quot;&lt;=&quot;&amp;[.$D3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85" calcext:value-type="float">
            <text:p>85</text:p>
          </table:table-cell>
          <table:table-cell table:formula="of:=COUNTIF([.B$2:.B$164];&quot;&lt;=&quot;&amp;[.$D40])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86" calcext:value-type="float">
            <text:p>86</text:p>
          </table:table-cell>
          <table:table-cell table:formula="of:=COUNTIF([.B$2:.B$164];&quot;&lt;=&quot;&amp;[.$D41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86" calcext:value-type="float">
            <text:p>86</text:p>
          </table:table-cell>
          <table:table-cell table:formula="of:=COUNTIF([.B$2:.B$164];&quot;&lt;=&quot;&amp;[.$D42])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86" calcext:value-type="float">
            <text:p>86</text:p>
          </table:table-cell>
          <table:table-cell table:formula="of:=COUNTIF([.B$2:.B$164];&quot;&lt;=&quot;&amp;[.$D43])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87" calcext:value-type="float">
            <text:p>87</text:p>
          </table:table-cell>
          <table:table-cell table:formula="of:=COUNTIF([.B$2:.B$164];&quot;&lt;=&quot;&amp;[.$D44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90" calcext:value-type="float">
            <text:p>90</text:p>
          </table:table-cell>
          <table:table-cell table:formula="of:=COUNTIF([.B$2:.B$164];&quot;&lt;=&quot;&amp;[.$D45])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90" calcext:value-type="float">
            <text:p>90</text:p>
          </table:table-cell>
          <table:table-cell table:formula="of:=COUNTIF([.B$2:.B$164];&quot;&lt;=&quot;&amp;[.$D46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90" calcext:value-type="float">
            <text:p>90</text:p>
          </table:table-cell>
          <table:table-cell table:formula="of:=COUNTIF([.B$2:.B$164];&quot;&lt;=&quot;&amp;[.$D47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91" calcext:value-type="float">
            <text:p>91</text:p>
          </table:table-cell>
          <table:table-cell table:formula="of:=COUNTIF([.B$2:.B$164];&quot;&lt;=&quot;&amp;[.$D48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91" calcext:value-type="float">
            <text:p>91</text:p>
          </table:table-cell>
          <table:table-cell table:formula="of:=COUNTIF([.B$2:.B$164];&quot;&lt;=&quot;&amp;[.$D49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92" calcext:value-type="float">
            <text:p>92</text:p>
          </table:table-cell>
          <table:table-cell table:formula="of:=COUNTIF([.B$2:.B$164];&quot;&lt;=&quot;&amp;[.$D50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92" calcext:value-type="float">
            <text:p>92</text:p>
          </table:table-cell>
          <table:table-cell table:formula="of:=COUNTIF([.B$2:.B$164];&quot;&lt;=&quot;&amp;[.$D51])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94" calcext:value-type="float">
            <text:p>94</text:p>
          </table:table-cell>
          <table:table-cell table:formula="of:=COUNTIF([.B$2:.B$164];&quot;&lt;=&quot;&amp;[.$D52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94" calcext:value-type="float">
            <text:p>94</text:p>
          </table:table-cell>
          <table:table-cell table:formula="of:=COUNTIF([.B$2:.B$164];&quot;&lt;=&quot;&amp;[.$D53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95" calcext:value-type="float">
            <text:p>95</text:p>
          </table:table-cell>
          <table:table-cell table:formula="of:=COUNTIF([.B$2:.B$164];&quot;&lt;=&quot;&amp;[.$D54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95" calcext:value-type="float">
            <text:p>95</text:p>
          </table:table-cell>
          <table:table-cell table:formula="of:=COUNTIF([.B$2:.B$164];&quot;&lt;=&quot;&amp;[.$D55])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95" calcext:value-type="float">
            <text:p>95</text:p>
          </table:table-cell>
          <table:table-cell table:formula="of:=COUNTIF([.B$2:.B$164];&quot;&lt;=&quot;&amp;[.$D56])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96" calcext:value-type="float">
            <text:p>96</text:p>
          </table:table-cell>
          <table:table-cell table:formula="of:=COUNTIF([.B$2:.B$164];&quot;&lt;=&quot;&amp;[.$D57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96" calcext:value-type="float">
            <text:p>96</text:p>
          </table:table-cell>
          <table:table-cell table:formula="of:=COUNTIF([.B$2:.B$164];&quot;&lt;=&quot;&amp;[.$D58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96" calcext:value-type="float">
            <text:p>96</text:p>
          </table:table-cell>
          <table:table-cell table:formula="of:=COUNTIF([.B$2:.B$164];&quot;&lt;=&quot;&amp;[.$D59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96" calcext:value-type="float">
            <text:p>96</text:p>
          </table:table-cell>
          <table:table-cell table:formula="of:=COUNTIF([.B$2:.B$164];&quot;&lt;=&quot;&amp;[.$D60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96" calcext:value-type="float">
            <text:p>96</text:p>
          </table:table-cell>
          <table:table-cell table:formula="of:=COUNTIF([.B$2:.B$164];&quot;&lt;=&quot;&amp;[.$D61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98" calcext:value-type="float">
            <text:p>98</text:p>
          </table:table-cell>
          <table:table-cell table:formula="of:=COUNTIF([.B$2:.B$164];&quot;&lt;=&quot;&amp;[.$D62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98" calcext:value-type="float">
            <text:p>98</text:p>
          </table:table-cell>
          <table:table-cell table:formula="of:=COUNTIF([.B$2:.B$164];&quot;&lt;=&quot;&amp;[.$D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98" calcext:value-type="float">
            <text:p>98</text:p>
          </table:table-cell>
          <table:table-cell table:formula="of:=COUNTIF([.B$2:.B$164];&quot;&lt;=&quot;&amp;[.$D64])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98" calcext:value-type="float">
            <text:p>98</text:p>
          </table:table-cell>
          <table:table-cell table:formula="of:=COUNTIF([.B$2:.B$164];&quot;&lt;=&quot;&amp;[.$D65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98" calcext:value-type="float">
            <text:p>98</text:p>
          </table:table-cell>
          <table:table-cell table:formula="of:=COUNTIF([.B$2:.B$164];&quot;&lt;=&quot;&amp;[.$D66])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98" calcext:value-type="float">
            <text:p>98</text:p>
          </table:table-cell>
          <table:table-cell table:formula="of:=COUNTIF([.B$2:.B$164];&quot;&lt;=&quot;&amp;[.$D67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98" calcext:value-type="float">
            <text:p>98</text:p>
          </table:table-cell>
          <table:table-cell table:formula="of:=COUNTIF([.B$2:.B$164];&quot;&lt;=&quot;&amp;[.$D68])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98" calcext:value-type="float">
            <text:p>98</text:p>
          </table:table-cell>
          <table:table-cell table:formula="of:=COUNTIF([.B$2:.B$164];&quot;&lt;=&quot;&amp;[.$D69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98" calcext:value-type="float">
            <text:p>98</text:p>
          </table:table-cell>
          <table:table-cell table:formula="of:=COUNTIF([.B$2:.B$164];&quot;&lt;=&quot;&amp;[.$D70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99" calcext:value-type="float">
            <text:p>99</text:p>
          </table:table-cell>
          <table:table-cell table:formula="of:=COUNTIF([.B$2:.B$164];&quot;&lt;=&quot;&amp;[.$D71])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100" calcext:value-type="float">
            <text:p>100</text:p>
          </table:table-cell>
          <table:table-cell table:formula="of:=COUNTIF([.B$2:.B$164];&quot;&lt;=&quot;&amp;[.$D72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100" calcext:value-type="float">
            <text:p>100</text:p>
          </table:table-cell>
          <table:table-cell table:formula="of:=COUNTIF([.B$2:.B$164];&quot;&lt;=&quot;&amp;[.$D73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100" calcext:value-type="float">
            <text:p>100</text:p>
          </table:table-cell>
          <table:table-cell table:formula="of:=COUNTIF([.B$2:.B$164];&quot;&lt;=&quot;&amp;[.$D74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100" calcext:value-type="float">
            <text:p>100</text:p>
          </table:table-cell>
          <table:table-cell table:formula="of:=COUNTIF([.B$2:.B$164];&quot;&lt;=&quot;&amp;[.$D7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100" calcext:value-type="float">
            <text:p>100</text:p>
          </table:table-cell>
          <table:table-cell table:formula="of:=COUNTIF([.B$2:.B$164];&quot;&lt;=&quot;&amp;[.$D76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100" calcext:value-type="float">
            <text:p>100</text:p>
          </table:table-cell>
          <table:table-cell table:formula="of:=COUNTIF([.B$2:.B$164];&quot;&lt;=&quot;&amp;[.$D77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100" calcext:value-type="float">
            <text:p>100</text:p>
          </table:table-cell>
          <table:table-cell table:formula="of:=COUNTIF([.B$2:.B$164];&quot;&lt;=&quot;&amp;[.$D78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100" calcext:value-type="float">
            <text:p>100</text:p>
          </table:table-cell>
          <table:table-cell table:formula="of:=COUNTIF([.B$2:.B$164];&quot;&lt;=&quot;&amp;[.$D79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100" calcext:value-type="float">
            <text:p>100</text:p>
          </table:table-cell>
          <table:table-cell table:formula="of:=COUNTIF([.B$2:.B$164];&quot;&lt;=&quot;&amp;[.$D80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100" calcext:value-type="float">
            <text:p>100</text:p>
          </table:table-cell>
          <table:table-cell table:formula="of:=COUNTIF([.B$2:.B$164];&quot;&lt;=&quot;&amp;[.$D81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100" calcext:value-type="float">
            <text:p>100</text:p>
          </table:table-cell>
          <table:table-cell table:formula="of:=COUNTIF([.B$2:.B$164];&quot;&lt;=&quot;&amp;[.$D82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100" calcext:value-type="float">
            <text:p>100</text:p>
          </table:table-cell>
          <table:table-cell table:formula="of:=COUNTIF([.B$2:.B$164];&quot;&lt;=&quot;&amp;[.$D83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100" calcext:value-type="float">
            <text:p>100</text:p>
          </table:table-cell>
          <table:table-cell table:formula="of:=COUNTIF([.B$2:.B$164];&quot;&lt;=&quot;&amp;[.$D84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100" calcext:value-type="float">
            <text:p>100</text:p>
          </table:table-cell>
          <table:table-cell table:formula="of:=COUNTIF([.B$2:.B$164];&quot;&lt;=&quot;&amp;[.$D85])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100" calcext:value-type="float">
            <text:p>100</text:p>
          </table:table-cell>
          <table:table-cell table:formula="of:=COUNTIF([.B$2:.B$164];&quot;&lt;=&quot;&amp;[.$D86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101" calcext:value-type="float">
            <text:p>101</text:p>
          </table:table-cell>
          <table:table-cell table:formula="of:=COUNTIF([.B$2:.B$164];&quot;&lt;=&quot;&amp;[.$D8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101" calcext:value-type="float">
            <text:p>101</text:p>
          </table:table-cell>
          <table:table-cell table:formula="of:=COUNTIF([.B$2:.B$164];&quot;&lt;=&quot;&amp;[.$D88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101" calcext:value-type="float">
            <text:p>101</text:p>
          </table:table-cell>
          <table:table-cell table:formula="of:=COUNTIF([.B$2:.B$164];&quot;&lt;=&quot;&amp;[.$D89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101" calcext:value-type="float">
            <text:p>101</text:p>
          </table:table-cell>
          <table:table-cell table:formula="of:=COUNTIF([.B$2:.B$164];&quot;&lt;=&quot;&amp;[.$D90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101" calcext:value-type="float">
            <text:p>101</text:p>
          </table:table-cell>
          <table:table-cell table:formula="of:=COUNTIF([.B$2:.B$164];&quot;&lt;=&quot;&amp;[.$D9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101" calcext:value-type="float">
            <text:p>101</text:p>
          </table:table-cell>
          <table:table-cell table:formula="of:=COUNTIF([.B$2:.B$164];&quot;&lt;=&quot;&amp;[.$D92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101" calcext:value-type="float">
            <text:p>101</text:p>
          </table:table-cell>
          <table:table-cell table:formula="of:=COUNTIF([.B$2:.B$164];&quot;&lt;=&quot;&amp;[.$D93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101" calcext:value-type="float">
            <text:p>101</text:p>
          </table:table-cell>
          <table:table-cell table:formula="of:=COUNTIF([.B$2:.B$164];&quot;&lt;=&quot;&amp;[.$D94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101" calcext:value-type="float">
            <text:p>101</text:p>
          </table:table-cell>
          <table:table-cell table:formula="of:=COUNTIF([.B$2:.B$164];&quot;&lt;=&quot;&amp;[.$D95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101" calcext:value-type="float">
            <text:p>101</text:p>
          </table:table-cell>
          <table:table-cell table:formula="of:=COUNTIF([.B$2:.B$164];&quot;&lt;=&quot;&amp;[.$D96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101" calcext:value-type="float">
            <text:p>101</text:p>
          </table:table-cell>
          <table:table-cell table:formula="of:=COUNTIF([.B$2:.B$164];&quot;&lt;=&quot;&amp;[.$D97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101" calcext:value-type="float">
            <text:p>101</text:p>
          </table:table-cell>
          <table:table-cell table:formula="of:=COUNTIF([.B$2:.B$164];&quot;&lt;=&quot;&amp;[.$D98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101" calcext:value-type="float">
            <text:p>101</text:p>
          </table:table-cell>
          <table:table-cell table:formula="of:=COUNTIF([.B$2:.B$164];&quot;&lt;=&quot;&amp;[.$D9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101" calcext:value-type="float">
            <text:p>101</text:p>
          </table:table-cell>
          <table:table-cell table:formula="of:=COUNTIF([.B$2:.B$164];&quot;&lt;=&quot;&amp;[.$D100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</table:table>
      <table:table table:name="wong3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UA</text:p>
          </table:table-cell>
          <table:table-cell table:style-name="ce1" office:value-type="string" calcext:value-type="string">
            <text:p>LINE</text:p>
          </table:table-cell>
          <table:table-cell/>
          <table:table-cell office:value-type="string" calcext:value-type="string">
            <text:p>Absolute position</text:p>
          </table:table-cell>
          <table:table-cell table:style-name="ce1" office:value-type="string" calcext:value-type="string">
            <text:p>Dua Real</text:p>
          </table:table-cell>
          <table:table-cell table:style-name="ce1" office:value-type="string" calcext:value-type="string">
            <text:p>Line Real</text:p>
          </table:table-cell>
          <table:table-cell/>
          <table:table-cell office:value-type="string" calcext:value-type="string">
            <text:p>DUA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164];&quot;&lt;=&quot;&amp;[.$D2])" office:value-type="float" office:value="0" calcext:value-type="float">
            <text:p>0</text:p>
          </table:table-cell>
          <table:table-cell table:formula="of:=COUNTIF([.B$2:.B$164];&quot;&lt;=&quot;&amp;[.$D2])"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164];&quot;&lt;=&quot;&amp;[.$D3])" office:value-type="float" office:value="3" calcext:value-type="float">
            <text:p>3</text:p>
          </table:table-cell>
          <table:table-cell table:formula="of:=COUNTIF([.B$2:.B$164];&quot;&lt;=&quot;&amp;[.$D3])" office:value-type="float" office:value="5" calcext:value-type="float">
            <text:p>5</text:p>
          </table:table-cell>
          <table:table-cell/>
          <table:table-cell table:formula="of:=MIN([.A2:.A164])" office:value-type="float" office:value="2" calcext:value-type="float">
            <text:p>2</text:p>
          </table:table-cell>
          <table:table-cell table:formula="of:=MAX([.A2:.A164])" office:value-type="float" office:value="100" calcext:value-type="float">
            <text:p>100</text:p>
          </table:table-cell>
          <table:table-cell table:formula="of:=QUARTILE([.A2:.A164];1)" office:value-type="float" office:value="12" calcext:value-type="float">
            <text:p>12</text:p>
          </table:table-cell>
          <table:table-cell table:formula="of:=QUARTILE([.A2:.A164];2)" office:value-type="float" office:value="100" calcext:value-type="float">
            <text:p>100</text:p>
          </table:table-cell>
          <table:table-cell table:formula="of:=QUARTILE([.A2:.A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164];&quot;&lt;=&quot;&amp;[.$D4])" office:value-type="float" office:value="7" calcext:value-type="float">
            <text:p>7</text:p>
          </table:table-cell>
          <table:table-cell table:formula="of:=COUNTIF([.B$2:.B$164];&quot;&lt;=&quot;&amp;[.$D4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164];&quot;&lt;=&quot;&amp;[.$D5])" office:value-type="float" office:value="12" calcext:value-type="float">
            <text:p>12</text:p>
          </table:table-cell>
          <table:table-cell table:formula="of:=COUNTIF([.B$2:.B$164];&quot;&lt;=&quot;&amp;[.$D5])" office:value-type="float" office:value="11" calcext:value-type="float">
            <text:p>11</text:p>
          </table:table-cell>
          <table:table-cell/>
          <table:table-cell office:value-type="string" calcext:value-type="string">
            <text:p>Line re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164];&quot;&lt;=&quot;&amp;[.$D6])" office:value-type="float" office:value="17" calcext:value-type="float">
            <text:p>17</text:p>
          </table:table-cell>
          <table:table-cell table:formula="of:=COUNTIF([.B$2:.B$164];&quot;&lt;=&quot;&amp;[.$D6])" office:value-type="float" office:value="12" calcext:value-type="float">
            <text:p>12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164];&quot;&lt;=&quot;&amp;[.$D7])" office:value-type="float" office:value="24" calcext:value-type="float">
            <text:p>24</text:p>
          </table:table-cell>
          <table:table-cell table:formula="of:=COUNTIF([.B$2:.B$164];&quot;&lt;=&quot;&amp;[.$D7])" office:value-type="float" office:value="14" calcext:value-type="float">
            <text:p>14</text:p>
          </table:table-cell>
          <table:table-cell/>
          <table:table-cell table:formula="of:=MIN([.B2:.B164])" office:value-type="float" office:value="1" calcext:value-type="float">
            <text:p>1</text:p>
          </table:table-cell>
          <table:table-cell table:formula="of:=MAX([.B2:.B164])" office:value-type="float" office:value="100" calcext:value-type="float">
            <text:p>100</text:p>
          </table:table-cell>
          <table:table-cell table:formula="of:=QUARTILE([.B2:.B164];1)" office:value-type="float" office:value="70" calcext:value-type="float">
            <text:p>70</text:p>
          </table:table-cell>
          <table:table-cell table:formula="of:=QUARTILE([.B2:.B164];2)" office:value-type="float" office:value="100" calcext:value-type="float">
            <text:p>100</text:p>
          </table:table-cell>
          <table:table-cell table:formula="of:=QUARTILE([.B2:.B164];3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164];&quot;&lt;=&quot;&amp;[.$D8])" office:value-type="float" office:value="29" calcext:value-type="float">
            <text:p>29</text:p>
          </table:table-cell>
          <table:table-cell table:formula="of:=COUNTIF([.B$2:.B$164];&quot;&lt;=&quot;&amp;[.$D8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164];&quot;&lt;=&quot;&amp;[.$D9])" office:value-type="float" office:value="31" calcext:value-type="float">
            <text:p>31</text:p>
          </table:table-cell>
          <table:table-cell table:formula="of:=COUNTIF([.B$2:.B$164];&quot;&lt;=&quot;&amp;[.$D9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164];&quot;&lt;=&quot;&amp;[.$D10])" office:value-type="float" office:value="35" calcext:value-type="float">
            <text:p>35</text:p>
          </table:table-cell>
          <table:table-cell table:formula="of:=COUNTIF([.B$2:.B$164];&quot;&lt;=&quot;&amp;[.$D10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164];&quot;&lt;=&quot;&amp;[.$D11])" office:value-type="float" office:value="37" calcext:value-type="float">
            <text:p>37</text:p>
          </table:table-cell>
          <table:table-cell table:formula="of:=COUNTIF([.B$2:.B$164];&quot;&lt;=&quot;&amp;[.$D11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164];&quot;&lt;=&quot;&amp;[.$D12])" office:value-type="float" office:value="40" calcext:value-type="float">
            <text:p>40</text:p>
          </table:table-cell>
          <table:table-cell table:formula="of:=COUNTIF([.B$2:.B$164];&quot;&lt;=&quot;&amp;[.$D12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164];&quot;&lt;=&quot;&amp;[.$D13])" office:value-type="float" office:value="43" calcext:value-type="float">
            <text:p>43</text:p>
          </table:table-cell>
          <table:table-cell table:formula="of:=COUNTIF([.B$2:.B$164];&quot;&lt;=&quot;&amp;[.$D13]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164];&quot;&lt;=&quot;&amp;[.$D14])" office:value-type="float" office:value="43" calcext:value-type="float">
            <text:p>43</text:p>
          </table:table-cell>
          <table:table-cell table:formula="of:=COUNTIF([.B$2:.B$164];&quot;&lt;=&quot;&amp;[.$D14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164];&quot;&lt;=&quot;&amp;[.$D15])" office:value-type="float" office:value="43" calcext:value-type="float">
            <text:p>43</text:p>
          </table:table-cell>
          <table:table-cell table:formula="of:=COUNTIF([.B$2:.B$164];&quot;&lt;=&quot;&amp;[.$D15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164];&quot;&lt;=&quot;&amp;[.$D16])" office:value-type="float" office:value="44" calcext:value-type="float">
            <text:p>44</text:p>
          </table:table-cell>
          <table:table-cell table:formula="of:=COUNTIF([.B$2:.B$164];&quot;&lt;=&quot;&amp;[.$D16])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164];&quot;&lt;=&quot;&amp;[.$D17])" office:value-type="float" office:value="44" calcext:value-type="float">
            <text:p>44</text:p>
          </table:table-cell>
          <table:table-cell table:formula="of:=COUNTIF([.B$2:.B$164];&quot;&lt;=&quot;&amp;[.$D17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164];&quot;&lt;=&quot;&amp;[.$D18])" office:value-type="float" office:value="44" calcext:value-type="float">
            <text:p>44</text:p>
          </table:table-cell>
          <table:table-cell table:formula="of:=COUNTIF([.B$2:.B$164];&quot;&lt;=&quot;&amp;[.$D18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164];&quot;&lt;=&quot;&amp;[.$D19])" office:value-type="float" office:value="45" calcext:value-type="float">
            <text:p>45</text:p>
          </table:table-cell>
          <table:table-cell table:formula="of:=COUNTIF([.B$2:.B$164];&quot;&lt;=&quot;&amp;[.$D19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164];&quot;&lt;=&quot;&amp;[.$D20])" office:value-type="float" office:value="45" calcext:value-type="float">
            <text:p>45</text:p>
          </table:table-cell>
          <table:table-cell table:formula="of:=COUNTIF([.B$2:.B$164];&quot;&lt;=&quot;&amp;[.$D20]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164];&quot;&lt;=&quot;&amp;[.$D21])" office:value-type="float" office:value="46" calcext:value-type="float">
            <text:p>46</text:p>
          </table:table-cell>
          <table:table-cell table:formula="of:=COUNTIF([.B$2:.B$164];&quot;&lt;=&quot;&amp;[.$D21]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164];&quot;&lt;=&quot;&amp;[.$D22])" office:value-type="float" office:value="46" calcext:value-type="float">
            <text:p>46</text:p>
          </table:table-cell>
          <table:table-cell table:formula="of:=COUNTIF([.B$2:.B$164];&quot;&lt;=&quot;&amp;[.$D22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164];&quot;&lt;=&quot;&amp;[.$D23])" office:value-type="float" office:value="47" calcext:value-type="float">
            <text:p>47</text:p>
          </table:table-cell>
          <table:table-cell table:formula="of:=COUNTIF([.B$2:.B$164];&quot;&lt;=&quot;&amp;[.$D23]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164];&quot;&lt;=&quot;&amp;[.$D24])" office:value-type="float" office:value="47" calcext:value-type="float">
            <text:p>47</text:p>
          </table:table-cell>
          <table:table-cell table:formula="of:=COUNTIF([.B$2:.B$164];&quot;&lt;=&quot;&amp;[.$D24]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164];&quot;&lt;=&quot;&amp;[.$D25])" office:value-type="float" office:value="47" calcext:value-type="float">
            <text:p>47</text:p>
          </table:table-cell>
          <table:table-cell table:formula="of:=COUNTIF([.B$2:.B$164];&quot;&lt;=&quot;&amp;[.$D25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164];&quot;&lt;=&quot;&amp;[.$D26])" office:value-type="float" office:value="47" calcext:value-type="float">
            <text:p>47</text:p>
          </table:table-cell>
          <table:table-cell table:formula="of:=COUNTIF([.B$2:.B$164];&quot;&lt;=&quot;&amp;[.$D26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164];&quot;&lt;=&quot;&amp;[.$D27])" office:value-type="float" office:value="47" calcext:value-type="float">
            <text:p>47</text:p>
          </table:table-cell>
          <table:table-cell table:formula="of:=COUNTIF([.B$2:.B$164];&quot;&lt;=&quot;&amp;[.$D27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164];&quot;&lt;=&quot;&amp;[.$D28])" office:value-type="float" office:value="47" calcext:value-type="float">
            <text:p>47</text:p>
          </table:table-cell>
          <table:table-cell table:formula="of:=COUNTIF([.B$2:.B$164];&quot;&lt;=&quot;&amp;[.$D28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164];&quot;&lt;=&quot;&amp;[.$D29])" office:value-type="float" office:value="47" calcext:value-type="float">
            <text:p>47</text:p>
          </table:table-cell>
          <table:table-cell table:formula="of:=COUNTIF([.B$2:.B$164];&quot;&lt;=&quot;&amp;[.$D29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164];&quot;&lt;=&quot;&amp;[.$D30])" office:value-type="float" office:value="47" calcext:value-type="float">
            <text:p>47</text:p>
          </table:table-cell>
          <table:table-cell table:formula="of:=COUNTIF([.B$2:.B$164];&quot;&lt;=&quot;&amp;[.$D30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164];&quot;&lt;=&quot;&amp;[.$D31])" office:value-type="float" office:value="47" calcext:value-type="float">
            <text:p>47</text:p>
          </table:table-cell>
          <table:table-cell table:formula="of:=COUNTIF([.B$2:.B$164];&quot;&lt;=&quot;&amp;[.$D31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164];&quot;&lt;=&quot;&amp;[.$D32])" office:value-type="float" office:value="47" calcext:value-type="float">
            <text:p>47</text:p>
          </table:table-cell>
          <table:table-cell table:formula="of:=COUNTIF([.B$2:.B$164];&quot;&lt;=&quot;&amp;[.$D32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164];&quot;&lt;=&quot;&amp;[.$D33])" office:value-type="float" office:value="47" calcext:value-type="float">
            <text:p>47</text:p>
          </table:table-cell>
          <table:table-cell table:formula="of:=COUNTIF([.B$2:.B$164];&quot;&lt;=&quot;&amp;[.$D33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164];&quot;&lt;=&quot;&amp;[.$D34])" office:value-type="float" office:value="48" calcext:value-type="float">
            <text:p>48</text:p>
          </table:table-cell>
          <table:table-cell table:formula="of:=COUNTIF([.B$2:.B$164];&quot;&lt;=&quot;&amp;[.$D34])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164];&quot;&lt;=&quot;&amp;[.$D35])" office:value-type="float" office:value="48" calcext:value-type="float">
            <text:p>48</text:p>
          </table:table-cell>
          <table:table-cell table:formula="of:=COUNTIF([.B$2:.B$164];&quot;&lt;=&quot;&amp;[.$D35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164];&quot;&lt;=&quot;&amp;[.$D36])" office:value-type="float" office:value="49" calcext:value-type="float">
            <text:p>49</text:p>
          </table:table-cell>
          <table:table-cell table:formula="of:=COUNTIF([.B$2:.B$164];&quot;&lt;=&quot;&amp;[.$D36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164];&quot;&lt;=&quot;&amp;[.$D37])" office:value-type="float" office:value="49" calcext:value-type="float">
            <text:p>49</text:p>
          </table:table-cell>
          <table:table-cell table:formula="of:=COUNTIF([.B$2:.B$164];&quot;&lt;=&quot;&amp;[.$D37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164];&quot;&lt;=&quot;&amp;[.$D38])" office:value-type="float" office:value="49" calcext:value-type="float">
            <text:p>49</text:p>
          </table:table-cell>
          <table:table-cell table:formula="of:=COUNTIF([.B$2:.B$164];&quot;&lt;=&quot;&amp;[.$D38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164];&quot;&lt;=&quot;&amp;[.$D39])" office:value-type="float" office:value="49" calcext:value-type="float">
            <text:p>49</text:p>
          </table:table-cell>
          <table:table-cell table:formula="of:=COUNTIF([.B$2:.B$164];&quot;&lt;=&quot;&amp;[.$D39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164];&quot;&lt;=&quot;&amp;[.$D40])" office:value-type="float" office:value="49" calcext:value-type="float">
            <text:p>49</text:p>
          </table:table-cell>
          <table:table-cell table:formula="of:=COUNTIF([.B$2:.B$164];&quot;&lt;=&quot;&amp;[.$D40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164];&quot;&lt;=&quot;&amp;[.$D41])" office:value-type="float" office:value="50" calcext:value-type="float">
            <text:p>50</text:p>
          </table:table-cell>
          <table:table-cell table:formula="of:=COUNTIF([.B$2:.B$164];&quot;&lt;=&quot;&amp;[.$D41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164];&quot;&lt;=&quot;&amp;[.$D42])" office:value-type="float" office:value="50" calcext:value-type="float">
            <text:p>50</text:p>
          </table:table-cell>
          <table:table-cell table:formula="of:=COUNTIF([.B$2:.B$164];&quot;&lt;=&quot;&amp;[.$D42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164];&quot;&lt;=&quot;&amp;[.$D43])" office:value-type="float" office:value="52" calcext:value-type="float">
            <text:p>52</text:p>
          </table:table-cell>
          <table:table-cell table:formula="of:=COUNTIF([.B$2:.B$164];&quot;&lt;=&quot;&amp;[.$D43]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164];&quot;&lt;=&quot;&amp;[.$D44])" office:value-type="float" office:value="53" calcext:value-type="float">
            <text:p>53</text:p>
          </table:table-cell>
          <table:table-cell table:formula="of:=COUNTIF([.B$2:.B$164];&quot;&lt;=&quot;&amp;[.$D44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164];&quot;&lt;=&quot;&amp;[.$D45])" office:value-type="float" office:value="53" calcext:value-type="float">
            <text:p>53</text:p>
          </table:table-cell>
          <table:table-cell table:formula="of:=COUNTIF([.B$2:.B$164];&quot;&lt;=&quot;&amp;[.$D45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164];&quot;&lt;=&quot;&amp;[.$D46])" office:value-type="float" office:value="53" calcext:value-type="float">
            <text:p>53</text:p>
          </table:table-cell>
          <table:table-cell table:formula="of:=COUNTIF([.B$2:.B$164];&quot;&lt;=&quot;&amp;[.$D46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164];&quot;&lt;=&quot;&amp;[.$D47])" office:value-type="float" office:value="53" calcext:value-type="float">
            <text:p>53</text:p>
          </table:table-cell>
          <table:table-cell table:formula="of:=COUNTIF([.B$2:.B$164];&quot;&lt;=&quot;&amp;[.$D47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164];&quot;&lt;=&quot;&amp;[.$D48])" office:value-type="float" office:value="53" calcext:value-type="float">
            <text:p>53</text:p>
          </table:table-cell>
          <table:table-cell table:formula="of:=COUNTIF([.B$2:.B$164];&quot;&lt;=&quot;&amp;[.$D48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164];&quot;&lt;=&quot;&amp;[.$D49])" office:value-type="float" office:value="53" calcext:value-type="float">
            <text:p>53</text:p>
          </table:table-cell>
          <table:table-cell table:formula="of:=COUNTIF([.B$2:.B$164];&quot;&lt;=&quot;&amp;[.$D49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164];&quot;&lt;=&quot;&amp;[.$D50])" office:value-type="float" office:value="54" calcext:value-type="float">
            <text:p>54</text:p>
          </table:table-cell>
          <table:table-cell table:formula="of:=COUNTIF([.B$2:.B$164];&quot;&lt;=&quot;&amp;[.$D50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164];&quot;&lt;=&quot;&amp;[.$D51])" office:value-type="float" office:value="54" calcext:value-type="float">
            <text:p>54</text:p>
          </table:table-cell>
          <table:table-cell table:formula="of:=COUNTIF([.B$2:.B$164];&quot;&lt;=&quot;&amp;[.$D51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164];&quot;&lt;=&quot;&amp;[.$D52])" office:value-type="float" office:value="54" calcext:value-type="float">
            <text:p>54</text:p>
          </table:table-cell>
          <table:table-cell table:formula="of:=COUNTIF([.B$2:.B$164];&quot;&lt;=&quot;&amp;[.$D52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164];&quot;&lt;=&quot;&amp;[.$D53])" office:value-type="float" office:value="54" calcext:value-type="float">
            <text:p>54</text:p>
          </table:table-cell>
          <table:table-cell table:formula="of:=COUNTIF([.B$2:.B$164];&quot;&lt;=&quot;&amp;[.$D53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164];&quot;&lt;=&quot;&amp;[.$D54])" office:value-type="float" office:value="55" calcext:value-type="float">
            <text:p>55</text:p>
          </table:table-cell>
          <table:table-cell table:formula="of:=COUNTIF([.B$2:.B$164];&quot;&lt;=&quot;&amp;[.$D54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164];&quot;&lt;=&quot;&amp;[.$D55])" office:value-type="float" office:value="55" calcext:value-type="float">
            <text:p>55</text:p>
          </table:table-cell>
          <table:table-cell table:formula="of:=COUNTIF([.B$2:.B$164];&quot;&lt;=&quot;&amp;[.$D55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164];&quot;&lt;=&quot;&amp;[.$D56])" office:value-type="float" office:value="56" calcext:value-type="float">
            <text:p>56</text:p>
          </table:table-cell>
          <table:table-cell table:formula="of:=COUNTIF([.B$2:.B$164];&quot;&lt;=&quot;&amp;[.$D56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164];&quot;&lt;=&quot;&amp;[.$D57])" office:value-type="float" office:value="56" calcext:value-type="float">
            <text:p>56</text:p>
          </table:table-cell>
          <table:table-cell table:formula="of:=COUNTIF([.B$2:.B$164];&quot;&lt;=&quot;&amp;[.$D57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164];&quot;&lt;=&quot;&amp;[.$D58])" office:value-type="float" office:value="56" calcext:value-type="float">
            <text:p>56</text:p>
          </table:table-cell>
          <table:table-cell table:formula="of:=COUNTIF([.B$2:.B$164];&quot;&lt;=&quot;&amp;[.$D58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164];&quot;&lt;=&quot;&amp;[.$D59])" office:value-type="float" office:value="56" calcext:value-type="float">
            <text:p>56</text:p>
          </table:table-cell>
          <table:table-cell table:formula="of:=COUNTIF([.B$2:.B$164];&quot;&lt;=&quot;&amp;[.$D59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164];&quot;&lt;=&quot;&amp;[.$D60])" office:value-type="float" office:value="56" calcext:value-type="float">
            <text:p>56</text:p>
          </table:table-cell>
          <table:table-cell table:formula="of:=COUNTIF([.B$2:.B$164];&quot;&lt;=&quot;&amp;[.$D60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164];&quot;&lt;=&quot;&amp;[.$D61])" office:value-type="float" office:value="56" calcext:value-type="float">
            <text:p>56</text:p>
          </table:table-cell>
          <table:table-cell table:formula="of:=COUNTIF([.B$2:.B$164];&quot;&lt;=&quot;&amp;[.$D61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164];&quot;&lt;=&quot;&amp;[.$D62])" office:value-type="float" office:value="56" calcext:value-type="float">
            <text:p>56</text:p>
          </table:table-cell>
          <table:table-cell table:formula="of:=COUNTIF([.B$2:.B$164];&quot;&lt;=&quot;&amp;[.$D62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164];&quot;&lt;=&quot;&amp;[.$D63])" office:value-type="float" office:value="58" calcext:value-type="float">
            <text:p>58</text:p>
          </table:table-cell>
          <table:table-cell table:formula="of:=COUNTIF([.B$2:.B$164];&quot;&lt;=&quot;&amp;[.$D63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164];&quot;&lt;=&quot;&amp;[.$D64])" office:value-type="float" office:value="58" calcext:value-type="float">
            <text:p>58</text:p>
          </table:table-cell>
          <table:table-cell table:formula="of:=COUNTIF([.B$2:.B$164];&quot;&lt;=&quot;&amp;[.$D64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164];&quot;&lt;=&quot;&amp;[.$D65])" office:value-type="float" office:value="58" calcext:value-type="float">
            <text:p>58</text:p>
          </table:table-cell>
          <table:table-cell table:formula="of:=COUNTIF([.B$2:.B$164];&quot;&lt;=&quot;&amp;[.$D65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164];&quot;&lt;=&quot;&amp;[.$D66])" office:value-type="float" office:value="58" calcext:value-type="float">
            <text:p>58</text:p>
          </table:table-cell>
          <table:table-cell table:formula="of:=COUNTIF([.B$2:.B$164];&quot;&lt;=&quot;&amp;[.$D66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164];&quot;&lt;=&quot;&amp;[.$D67])" office:value-type="float" office:value="58" calcext:value-type="float">
            <text:p>58</text:p>
          </table:table-cell>
          <table:table-cell table:formula="of:=COUNTIF([.B$2:.B$164];&quot;&lt;=&quot;&amp;[.$D67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164];&quot;&lt;=&quot;&amp;[.$D68])" office:value-type="float" office:value="58" calcext:value-type="float">
            <text:p>58</text:p>
          </table:table-cell>
          <table:table-cell table:formula="of:=COUNTIF([.B$2:.B$164];&quot;&lt;=&quot;&amp;[.$D68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164];&quot;&lt;=&quot;&amp;[.$D69])" office:value-type="float" office:value="58" calcext:value-type="float">
            <text:p>58</text:p>
          </table:table-cell>
          <table:table-cell table:formula="of:=COUNTIF([.B$2:.B$164];&quot;&lt;=&quot;&amp;[.$D69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164];&quot;&lt;=&quot;&amp;[.$D70])" office:value-type="float" office:value="58" calcext:value-type="float">
            <text:p>58</text:p>
          </table:table-cell>
          <table:table-cell table:formula="of:=COUNTIF([.B$2:.B$164];&quot;&lt;=&quot;&amp;[.$D70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164];&quot;&lt;=&quot;&amp;[.$D71])" office:value-type="float" office:value="59" calcext:value-type="float">
            <text:p>59</text:p>
          </table:table-cell>
          <table:table-cell table:formula="of:=COUNTIF([.B$2:.B$164];&quot;&lt;=&quot;&amp;[.$D71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164];&quot;&lt;=&quot;&amp;[.$D72])" office:value-type="float" office:value="59" calcext:value-type="float">
            <text:p>59</text:p>
          </table:table-cell>
          <table:table-cell table:formula="of:=COUNTIF([.B$2:.B$164];&quot;&lt;=&quot;&amp;[.$D72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164];&quot;&lt;=&quot;&amp;[.$D73])" office:value-type="float" office:value="59" calcext:value-type="float">
            <text:p>59</text:p>
          </table:table-cell>
          <table:table-cell table:formula="of:=COUNTIF([.B$2:.B$164];&quot;&lt;=&quot;&amp;[.$D73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164];&quot;&lt;=&quot;&amp;[.$D74])" office:value-type="float" office:value="59" calcext:value-type="float">
            <text:p>59</text:p>
          </table:table-cell>
          <table:table-cell table:formula="of:=COUNTIF([.B$2:.B$164];&quot;&lt;=&quot;&amp;[.$D74])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164];&quot;&lt;=&quot;&amp;[.$D75])" office:value-type="float" office:value="59" calcext:value-type="float">
            <text:p>59</text:p>
          </table:table-cell>
          <table:table-cell table:formula="of:=COUNTIF([.B$2:.B$164];&quot;&lt;=&quot;&amp;[.$D75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164];&quot;&lt;=&quot;&amp;[.$D76])" office:value-type="float" office:value="59" calcext:value-type="float">
            <text:p>59</text:p>
          </table:table-cell>
          <table:table-cell table:formula="of:=COUNTIF([.B$2:.B$164];&quot;&lt;=&quot;&amp;[.$D76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164];&quot;&lt;=&quot;&amp;[.$D77])" office:value-type="float" office:value="59" calcext:value-type="float">
            <text:p>59</text:p>
          </table:table-cell>
          <table:table-cell table:formula="of:=COUNTIF([.B$2:.B$164];&quot;&lt;=&quot;&amp;[.$D77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164];&quot;&lt;=&quot;&amp;[.$D78])" office:value-type="float" office:value="59" calcext:value-type="float">
            <text:p>59</text:p>
          </table:table-cell>
          <table:table-cell table:formula="of:=COUNTIF([.B$2:.B$164];&quot;&lt;=&quot;&amp;[.$D78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164];&quot;&lt;=&quot;&amp;[.$D79])" office:value-type="float" office:value="59" calcext:value-type="float">
            <text:p>59</text:p>
          </table:table-cell>
          <table:table-cell table:formula="of:=COUNTIF([.B$2:.B$164];&quot;&lt;=&quot;&amp;[.$D79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164];&quot;&lt;=&quot;&amp;[.$D80])" office:value-type="float" office:value="59" calcext:value-type="float">
            <text:p>59</text:p>
          </table:table-cell>
          <table:table-cell table:formula="of:=COUNTIF([.B$2:.B$164];&quot;&lt;=&quot;&amp;[.$D80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164];&quot;&lt;=&quot;&amp;[.$D81])" office:value-type="float" office:value="60" calcext:value-type="float">
            <text:p>60</text:p>
          </table:table-cell>
          <table:table-cell table:formula="of:=COUNTIF([.B$2:.B$164];&quot;&lt;=&quot;&amp;[.$D81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164];&quot;&lt;=&quot;&amp;[.$D82])" office:value-type="float" office:value="60" calcext:value-type="float">
            <text:p>60</text:p>
          </table:table-cell>
          <table:table-cell table:formula="of:=COUNTIF([.B$2:.B$164];&quot;&lt;=&quot;&amp;[.$D82])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164];&quot;&lt;=&quot;&amp;[.$D83])" office:value-type="float" office:value="60" calcext:value-type="float">
            <text:p>60</text:p>
          </table:table-cell>
          <table:table-cell table:formula="of:=COUNTIF([.B$2:.B$164];&quot;&lt;=&quot;&amp;[.$D83]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164];&quot;&lt;=&quot;&amp;[.$D84])" office:value-type="float" office:value="60" calcext:value-type="float">
            <text:p>60</text:p>
          </table:table-cell>
          <table:table-cell table:formula="of:=COUNTIF([.B$2:.B$164];&quot;&lt;=&quot;&amp;[.$D84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164];&quot;&lt;=&quot;&amp;[.$D85])" office:value-type="float" office:value="60" calcext:value-type="float">
            <text:p>60</text:p>
          </table:table-cell>
          <table:table-cell table:formula="of:=COUNTIF([.B$2:.B$164];&quot;&lt;=&quot;&amp;[.$D85])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164];&quot;&lt;=&quot;&amp;[.$D86])" office:value-type="float" office:value="60" calcext:value-type="float">
            <text:p>60</text:p>
          </table:table-cell>
          <table:table-cell table:formula="of:=COUNTIF([.B$2:.B$164];&quot;&lt;=&quot;&amp;[.$D86])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164];&quot;&lt;=&quot;&amp;[.$D87])" office:value-type="float" office:value="61" calcext:value-type="float">
            <text:p>61</text:p>
          </table:table-cell>
          <table:table-cell table:formula="of:=COUNTIF([.B$2:.B$164];&quot;&lt;=&quot;&amp;[.$D87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164];&quot;&lt;=&quot;&amp;[.$D88])" office:value-type="float" office:value="61" calcext:value-type="float">
            <text:p>61</text:p>
          </table:table-cell>
          <table:table-cell table:formula="of:=COUNTIF([.B$2:.B$164];&quot;&lt;=&quot;&amp;[.$D88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164];&quot;&lt;=&quot;&amp;[.$D89])" office:value-type="float" office:value="61" calcext:value-type="float">
            <text:p>61</text:p>
          </table:table-cell>
          <table:table-cell table:formula="of:=COUNTIF([.B$2:.B$164];&quot;&lt;=&quot;&amp;[.$D89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164];&quot;&lt;=&quot;&amp;[.$D90])" office:value-type="float" office:value="61" calcext:value-type="float">
            <text:p>61</text:p>
          </table:table-cell>
          <table:table-cell table:formula="of:=COUNTIF([.B$2:.B$164];&quot;&lt;=&quot;&amp;[.$D90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164];&quot;&lt;=&quot;&amp;[.$D91])" office:value-type="float" office:value="61" calcext:value-type="float">
            <text:p>61</text:p>
          </table:table-cell>
          <table:table-cell table:formula="of:=COUNTIF([.B$2:.B$164];&quot;&lt;=&quot;&amp;[.$D91]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164];&quot;&lt;=&quot;&amp;[.$D92])" office:value-type="float" office:value="61" calcext:value-type="float">
            <text:p>61</text:p>
          </table:table-cell>
          <table:table-cell table:formula="of:=COUNTIF([.B$2:.B$164];&quot;&lt;=&quot;&amp;[.$D92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164];&quot;&lt;=&quot;&amp;[.$D93])" office:value-type="float" office:value="61" calcext:value-type="float">
            <text:p>61</text:p>
          </table:table-cell>
          <table:table-cell table:formula="of:=COUNTIF([.B$2:.B$164];&quot;&lt;=&quot;&amp;[.$D93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164];&quot;&lt;=&quot;&amp;[.$D94])" office:value-type="float" office:value="61" calcext:value-type="float">
            <text:p>61</text:p>
          </table:table-cell>
          <table:table-cell table:formula="of:=COUNTIF([.B$2:.B$164];&quot;&lt;=&quot;&amp;[.$D94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164];&quot;&lt;=&quot;&amp;[.$D95])" office:value-type="float" office:value="61" calcext:value-type="float">
            <text:p>61</text:p>
          </table:table-cell>
          <table:table-cell table:formula="of:=COUNTIF([.B$2:.B$164];&quot;&lt;=&quot;&amp;[.$D95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164];&quot;&lt;=&quot;&amp;[.$D96])" office:value-type="float" office:value="61" calcext:value-type="float">
            <text:p>61</text:p>
          </table:table-cell>
          <table:table-cell table:formula="of:=COUNTIF([.B$2:.B$164];&quot;&lt;=&quot;&amp;[.$D96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164];&quot;&lt;=&quot;&amp;[.$D97])" office:value-type="float" office:value="61" calcext:value-type="float">
            <text:p>61</text:p>
          </table:table-cell>
          <table:table-cell table:formula="of:=COUNTIF([.B$2:.B$164];&quot;&lt;=&quot;&amp;[.$D97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164];&quot;&lt;=&quot;&amp;[.$D98])" office:value-type="float" office:value="61" calcext:value-type="float">
            <text:p>61</text:p>
          </table:table-cell>
          <table:table-cell table:formula="of:=COUNTIF([.B$2:.B$164];&quot;&lt;=&quot;&amp;[.$D98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164];&quot;&lt;=&quot;&amp;[.$D99])" office:value-type="float" office:value="61" calcext:value-type="float">
            <text:p>61</text:p>
          </table:table-cell>
          <table:table-cell table:formula="of:=COUNTIF([.B$2:.B$164];&quot;&lt;=&quot;&amp;[.$D99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164];&quot;&lt;=&quot;&amp;[.$D100])" office:value-type="float" office:value="62" calcext:value-type="float">
            <text:p>62</text:p>
          </table:table-cell>
          <table:table-cell table:formula="of:=COUNTIF([.B$2:.B$164];&quot;&lt;=&quot;&amp;[.$D100])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164];&quot;&lt;=&quot;&amp;[.$D101])" office:value-type="float" office:value="163" calcext:value-type="float">
            <text:p>163</text:p>
          </table:table-cell>
          <table:table-cell table:formula="of:=COUNTIF([.B$2:.B$164];&quot;&lt;=&quot;&amp;[.$D101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8"/>
        </table:table-row>
      </table:table>
      <table:table table:name="DuaAllMetrics" table:style-name="ta1">
        <table:shapes>
          <draw:frame draw:z-index="0" draw:style-name="gr1" draw:text-style-name="P1" svg:width="159.99mm" svg:height="89.99mm" svg:x="1mm" svg:y="477.08mm">
            <draw:object draw:notify-on-update-of-ranges="DuaAllMetrics.A2:DuaAllMetrics.A101 DuaAllMetrics.B1:DuaAllMetrics.B1 DuaAllMetrics.B2:DuaAllMetrics.B101 DuaAllMetrics.A2:DuaAllMetrics.A101 DuaAllMetrics.C1:DuaAllMetrics.C1 DuaAllMetrics.C2:DuaAllMetrics.C101 DuaAllMetrics.A2:DuaAllMetrics.A101 DuaAllMetrics.D1:DuaAllMetrics.D1 DuaAllMetrics.D2:DuaAllMetrics.D101 DuaAllMetrics.A2:DuaAllMetrics.A101 DuaAllMetrics.E1:DuaAllMetrics.E1 DuaAllMetrics.E2:DuaAllMetrics.E101 DuaAllMetrics.A2:DuaAllMetrics.A101 DuaAllMetrics.F1:DuaAllMetrics.F1 DuaAllMetrics.F2:DuaAllMetrics.F101 DuaAllMetrics.A2:DuaAllMetrics.A101 DuaAllMetrics.G1:DuaAllMetrics.G1 DuaAllMetrics.G2:DuaAllMetrics.G101 DuaAllMetrics.A2:DuaAllMetrics.A101 DuaAllMetrics.H1:DuaAllMetrics.H1 DuaAllMetrics.H2:DuaAllMetrics.H101 DuaAllMetrics.A2:DuaAllMetrics.A101 DuaAllMetrics.I1:DuaAllMetrics.I1 DuaAllMetrics.I2:DuaAllMetrics.I101 DuaAllMetrics.A2:DuaAllMetrics.A101 DuaAllMetrics.J1:DuaAllMetrics.J1 DuaAllMetrics.J2:DuaAllMetrics.J101 DuaAllMetrics.A2:DuaAllMetrics.A101 DuaAllMetrics.K1:DuaAllMetrics.K1 DuaAllMetrics.K2:DuaAllMetrics.K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bsolute position</text:p>
          </table:table-cell>
          <table:table-cell office:value-type="string" calcext:value-type="string">
            <text:p>Ochiai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Zoltar</text:p>
          </table:table-cell>
          <table:table-cell office:value-type="string" calcext:value-type="string">
            <text:p>Kulcz</text:p>
          </table:table-cell>
          <table:table-cell office:value-type="string" calcext:value-type="string">
            <text:p>DRT</text:p>
          </table:table-cell>
          <table:table-cell office:value-type="string" calcext:value-type="string">
            <text:p>Wong3</text:p>
          </table:table-cell>
          <table:table-cell office:value-type="string" calcext:value-type="string">
            <text:p>Mcco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 office:value-type="float" office:value="163" calcext:value-type="float">
            <text:p>163</text:p>
          </table:table-cell>
        </table:table-row>
        <table:table-row table:style-name="ro1" table:number-rows-repeated="10484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quartiles" table:style-name="ta1">
        <table:table-column table:style-name="co1" table:number-columns-repeated="11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Metric</text:p>
          </table:table-cell>
          <table:table-cell table:style-name="ce3" office:value-type="string" calcext:value-type="string" table:number-columns-spanned="2" table:number-rows-spanned="1">
            <text:p>Q1</text:p>
          </table:table-cell>
          <table:covered-table-cell/>
          <table:table-cell table:style-name="ce3" office:value-type="string" calcext:value-type="string" table:number-columns-spanned="2" table:number-rows-spanned="1">
            <text:p>Q2</text:p>
          </table:table-cell>
          <table:covered-table-cell/>
          <table:table-cell table:style-name="ce3" office:value-type="string" calcext:value-type="string" table:number-columns-spanned="2" table:number-rows-spanned="1">
            <text:p>Q3</text:p>
          </table:table-cell>
          <table:covered-table-cell/>
          <table:table-cell table:style-name="ce3" office:value-type="string" calcext:value-type="string" table:number-columns-spanned="2" table:number-rows-spanned="1">
            <text:p>Min</text:p>
          </table:table-cell>
          <table:covered-table-cell/>
          <table:table-cell table:style-name="ce3" office:value-type="string" calcext:value-type="string" table:number-columns-spanned="2" table:number-rows-spanned="1">
            <text:p>Max</text:p>
          </table:table-cell>
          <table:covered-table-cell/>
        </table:table-row>
        <table:table-row table:style-name="ro1">
          <table:covered-table-cell/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Ochiai</text:p>
          </table:table-cell>
          <table:table-cell table:formula="of:=[ochiai.$J$3]" office:value-type="float" office:value="9" calcext:value-type="float">
            <text:p>9</text:p>
          </table:table-cell>
          <table:table-cell table:formula="of:=[ochiai.$J$7]" office:value-type="float" office:value="15" calcext:value-type="float">
            <text:p>15</text:p>
          </table:table-cell>
          <table:table-cell table:formula="of:=[ochiai.$K$3]" office:value-type="float" office:value="25" calcext:value-type="float">
            <text:p>25</text:p>
          </table:table-cell>
          <table:table-cell table:formula="of:=[ochiai.$K$7]" office:value-type="float" office:value="39" calcext:value-type="float">
            <text:p>39</text:p>
          </table:table-cell>
          <table:table-cell table:formula="of:=[ochiai.$L$3]" office:value-type="float" office:value="100" calcext:value-type="float">
            <text:p>100</text:p>
          </table:table-cell>
          <table:table-cell table:formula="of:=[ochiai.$L$7]" office:value-type="float" office:value="100" calcext:value-type="float">
            <text:p>100</text:p>
          </table:table-cell>
          <table:table-cell table:formula="of:=[ochiai.$H$3]" office:value-type="float" office:value="2" calcext:value-type="float">
            <text:p>2</text:p>
          </table:table-cell>
          <table:table-cell table:formula="of:=[ochiai.$H$7]" office:value-type="float" office:value="1" calcext:value-type="float">
            <text:p>1</text:p>
          </table:table-cell>
          <table:table-cell table:formula="of:=[ochiai.$I$3]" office:value-type="float" office:value="100" calcext:value-type="float">
            <text:p>100</text:p>
          </table:table-cell>
          <table:table-cell table:formula="of:=[ochiai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ulczynski2</text:p>
          </table:table-cell>
          <table:table-cell table:formula="of:=[kulcz.$J$3]" office:value-type="float" office:value="9" calcext:value-type="float">
            <text:p>9</text:p>
          </table:table-cell>
          <table:table-cell table:formula="of:=[kulcz.$J$7]" office:value-type="float" office:value="11.5" calcext:value-type="float">
            <text:p>11,5</text:p>
          </table:table-cell>
          <table:table-cell table:formula="of:=[kulcz.$K$3]" office:value-type="float" office:value="26" calcext:value-type="float">
            <text:p>26</text:p>
          </table:table-cell>
          <table:table-cell table:formula="of:=[kulcz.$K$7]" office:value-type="float" office:value="36" calcext:value-type="float">
            <text:p>36</text:p>
          </table:table-cell>
          <table:table-cell table:formula="of:=[kulcz.$L$3]" office:value-type="float" office:value="100" calcext:value-type="float">
            <text:p>100</text:p>
          </table:table-cell>
          <table:table-cell table:formula="of:=[kulcz.$L$7]" office:value-type="float" office:value="100" calcext:value-type="float">
            <text:p>100</text:p>
          </table:table-cell>
          <table:table-cell table:formula="of:=[kulcz.$H$3]" office:value-type="float" office:value="2" calcext:value-type="float">
            <text:p>2</text:p>
          </table:table-cell>
          <table:table-cell table:formula="of:=[kulcz.$H$7]" office:value-type="float" office:value="1" calcext:value-type="float">
            <text:p>1</text:p>
          </table:table-cell>
          <table:table-cell table:formula="of:=[kulcz.$I$3]" office:value-type="float" office:value="100" calcext:value-type="float">
            <text:p>100</text:p>
          </table:table-cell>
          <table:table-cell table:formula="of:=[kulcz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cCon</text:p>
          </table:table-cell>
          <table:table-cell table:formula="of:=[mccon.$J$3]" office:value-type="float" office:value="9" calcext:value-type="float">
            <text:p>9</text:p>
          </table:table-cell>
          <table:table-cell table:formula="of:=[mccon.$J$7]" office:value-type="float" office:value="11.5" calcext:value-type="float">
            <text:p>11,5</text:p>
          </table:table-cell>
          <table:table-cell table:formula="of:=[mccon.$K$3]" office:value-type="float" office:value="26" calcext:value-type="float">
            <text:p>26</text:p>
          </table:table-cell>
          <table:table-cell table:formula="of:=[mccon.$K$7]" office:value-type="float" office:value="36" calcext:value-type="float">
            <text:p>36</text:p>
          </table:table-cell>
          <table:table-cell table:formula="of:=[mccon.$L$3]" office:value-type="float" office:value="100" calcext:value-type="float">
            <text:p>100</text:p>
          </table:table-cell>
          <table:table-cell table:formula="of:=[mccon.$L$7]" office:value-type="float" office:value="100" calcext:value-type="float">
            <text:p>100</text:p>
          </table:table-cell>
          <table:table-cell table:formula="of:=[mccon.$H$3]" office:value-type="float" office:value="2" calcext:value-type="float">
            <text:p>2</text:p>
          </table:table-cell>
          <table:table-cell table:formula="of:=[mccon.$H$7]" office:value-type="float" office:value="1" calcext:value-type="float">
            <text:p>1</text:p>
          </table:table-cell>
          <table:table-cell table:formula="of:=[mccon.$I$3]" office:value-type="float" office:value="100" calcext:value-type="float">
            <text:p>100</text:p>
          </table:table-cell>
          <table:table-cell table:formula="of:=[mccon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table:formula="of:=[jaccard.$J$3]" office:value-type="float" office:value="9" calcext:value-type="float">
            <text:p>9</text:p>
          </table:table-cell>
          <table:table-cell table:formula="of:=[jaccard.$J$7]" office:value-type="float" office:value="11.5" calcext:value-type="float">
            <text:p>11,5</text:p>
          </table:table-cell>
          <table:table-cell table:formula="of:=[jaccard.$K$3]" office:value-type="float" office:value="26" calcext:value-type="float">
            <text:p>26</text:p>
          </table:table-cell>
          <table:table-cell table:formula="of:=[jaccard.$K$7]" office:value-type="float" office:value="36" calcext:value-type="float">
            <text:p>36</text:p>
          </table:table-cell>
          <table:table-cell table:formula="of:=[jaccard.$L$3]" office:value-type="float" office:value="100" calcext:value-type="float">
            <text:p>100</text:p>
          </table:table-cell>
          <table:table-cell table:formula="of:=[jaccard.$L$7]" office:value-type="float" office:value="100" calcext:value-type="float">
            <text:p>100</text:p>
          </table:table-cell>
          <table:table-cell table:formula="of:=[jaccard.$H$3]" office:value-type="float" office:value="2" calcext:value-type="float">
            <text:p>2</text:p>
          </table:table-cell>
          <table:table-cell table:formula="of:=[jaccard.$H$7]" office:value-type="float" office:value="1" calcext:value-type="float">
            <text:p>1</text:p>
          </table:table-cell>
          <table:table-cell table:formula="of:=[jaccard.$I$3]" office:value-type="float" office:value="100" calcext:value-type="float">
            <text:p>100</text:p>
          </table:table-cell>
          <table:table-cell table:formula="of:=[jaccard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Zoltar</text:p>
          </table:table-cell>
          <table:table-cell table:formula="of:=[zoltar.$J$3]" office:value-type="float" office:value="9" calcext:value-type="float">
            <text:p>9</text:p>
          </table:table-cell>
          <table:table-cell table:formula="of:=[zoltar.$J$7]" office:value-type="float" office:value="12.5" calcext:value-type="float">
            <text:p>12,5</text:p>
          </table:table-cell>
          <table:table-cell table:formula="of:=[zoltar.$K$3]" office:value-type="float" office:value="27" calcext:value-type="float">
            <text:p>27</text:p>
          </table:table-cell>
          <table:table-cell table:formula="of:=[zoltar.$K$7]" office:value-type="float" office:value="37" calcext:value-type="float">
            <text:p>37</text:p>
          </table:table-cell>
          <table:table-cell table:formula="of:=[zoltar.$L$3]" office:value-type="float" office:value="100" calcext:value-type="float">
            <text:p>100</text:p>
          </table:table-cell>
          <table:table-cell table:formula="of:=[zoltar.$L$7]" office:value-type="float" office:value="100" calcext:value-type="float">
            <text:p>100</text:p>
          </table:table-cell>
          <table:table-cell table:formula="of:=[zoltar.$H$3]" office:value-type="float" office:value="2" calcext:value-type="float">
            <text:p>2</text:p>
          </table:table-cell>
          <table:table-cell table:formula="of:=[zoltar.$H$7]" office:value-type="float" office:value="1" calcext:value-type="float">
            <text:p>1</text:p>
          </table:table-cell>
          <table:table-cell table:formula="of:=[zoltar.$I$3]" office:value-type="float" office:value="100" calcext:value-type="float">
            <text:p>100</text:p>
          </table:table-cell>
          <table:table-cell table:formula="of:=[zoltar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table:formula="of:=[tarantula.$J$3]" office:value-type="float" office:value="10" calcext:value-type="float">
            <text:p>10</text:p>
          </table:table-cell>
          <table:table-cell table:formula="of:=[tarantula.$J$7]" office:value-type="float" office:value="15" calcext:value-type="float">
            <text:p>15</text:p>
          </table:table-cell>
          <table:table-cell table:formula="of:=[tarantula.$K$3]" office:value-type="float" office:value="27" calcext:value-type="float">
            <text:p>27</text:p>
          </table:table-cell>
          <table:table-cell table:formula="of:=[tarantula.$K$7]" office:value-type="float" office:value="39" calcext:value-type="float">
            <text:p>39</text:p>
          </table:table-cell>
          <table:table-cell table:formula="of:=[tarantula.$L$3]" office:value-type="float" office:value="100" calcext:value-type="float">
            <text:p>100</text:p>
          </table:table-cell>
          <table:table-cell table:formula="of:=[tarantula.$L$7]" office:value-type="float" office:value="100" calcext:value-type="float">
            <text:p>100</text:p>
          </table:table-cell>
          <table:table-cell table:formula="of:=[tarantula.$H$3]" office:value-type="float" office:value="2" calcext:value-type="float">
            <text:p>2</text:p>
          </table:table-cell>
          <table:table-cell table:formula="of:=[tarantula.$H$7]" office:value-type="float" office:value="1" calcext:value-type="float">
            <text:p>1</text:p>
          </table:table-cell>
          <table:table-cell table:formula="of:=[tarantula.$I$3]" office:value-type="float" office:value="100" calcext:value-type="float">
            <text:p>100</text:p>
          </table:table-cell>
          <table:table-cell table:formula="of:=[tarantula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formula="of:=[op.$J$3]" office:value-type="float" office:value="9" calcext:value-type="float">
            <text:p>9</text:p>
          </table:table-cell>
          <table:table-cell table:formula="of:=[op.$J$7]" office:value-type="float" office:value="13.5" calcext:value-type="float">
            <text:p>13,5</text:p>
          </table:table-cell>
          <table:table-cell table:formula="of:=[op.$K$3]" office:value-type="float" office:value="30" calcext:value-type="float">
            <text:p>30</text:p>
          </table:table-cell>
          <table:table-cell table:formula="of:=[op.$K$7]" office:value-type="float" office:value="40" calcext:value-type="float">
            <text:p>40</text:p>
          </table:table-cell>
          <table:table-cell table:formula="of:=[op.$L$3]" office:value-type="float" office:value="100" calcext:value-type="float">
            <text:p>100</text:p>
          </table:table-cell>
          <table:table-cell table:formula="of:=[op.$L$7]" office:value-type="float" office:value="100" calcext:value-type="float">
            <text:p>100</text:p>
          </table:table-cell>
          <table:table-cell table:formula="of:=[op.$H$3]" office:value-type="float" office:value="1" calcext:value-type="float">
            <text:p>1</text:p>
          </table:table-cell>
          <table:table-cell table:formula="of:=[op.$H$7]" office:value-type="float" office:value="1" calcext:value-type="float">
            <text:p>1</text:p>
          </table:table-cell>
          <table:table-cell table:formula="of:=[op.$I$3]" office:value-type="float" office:value="100" calcext:value-type="float">
            <text:p>100</text:p>
          </table:table-cell>
          <table:table-cell table:formula="of:=[op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T</text:p>
          </table:table-cell>
          <table:table-cell table:formula="of:=[drt.$J$3]" office:value-type="float" office:value="9" calcext:value-type="float">
            <text:p>9</text:p>
          </table:table-cell>
          <table:table-cell table:formula="of:=[drt.$J$7]" office:value-type="float" office:value="13.5" calcext:value-type="float">
            <text:p>13,5</text:p>
          </table:table-cell>
          <table:table-cell table:formula="of:=[drt.$K$3]" office:value-type="float" office:value="30" calcext:value-type="float">
            <text:p>30</text:p>
          </table:table-cell>
          <table:table-cell table:formula="of:=[drt.$K$7]" office:value-type="float" office:value="39" calcext:value-type="float">
            <text:p>39</text:p>
          </table:table-cell>
          <table:table-cell table:formula="of:=[drt.$L$3]" office:value-type="float" office:value="100" calcext:value-type="float">
            <text:p>100</text:p>
          </table:table-cell>
          <table:table-cell table:formula="of:=[drt.$L$7]" office:value-type="float" office:value="100" calcext:value-type="float">
            <text:p>100</text:p>
          </table:table-cell>
          <table:table-cell table:formula="of:=[drt.$H$3]" office:value-type="float" office:value="1" calcext:value-type="float">
            <text:p>1</text:p>
          </table:table-cell>
          <table:table-cell table:formula="of:=[drt.$H$7]" office:value-type="float" office:value="1" calcext:value-type="float">
            <text:p>1</text:p>
          </table:table-cell>
          <table:table-cell table:formula="of:=[drt.$I$3]" office:value-type="float" office:value="100" calcext:value-type="float">
            <text:p>100</text:p>
          </table:table-cell>
          <table:table-cell table:formula="of:=[drt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table:formula="of:=[minus.$J$3]" office:value-type="float" office:value="9" calcext:value-type="float">
            <text:p>9</text:p>
          </table:table-cell>
          <table:table-cell table:formula="of:=[minus.$J$7]" office:value-type="float" office:value="14.5" calcext:value-type="float">
            <text:p>14,5</text:p>
          </table:table-cell>
          <table:table-cell table:formula="of:=[minus.$K$3]" office:value-type="float" office:value="30" calcext:value-type="float">
            <text:p>30</text:p>
          </table:table-cell>
          <table:table-cell table:formula="of:=[minus.$K$7]" office:value-type="float" office:value="39" calcext:value-type="float">
            <text:p>39</text:p>
          </table:table-cell>
          <table:table-cell table:formula="of:=[minus.$L$3]" office:value-type="float" office:value="100" calcext:value-type="float">
            <text:p>100</text:p>
          </table:table-cell>
          <table:table-cell table:formula="of:=[minus.$L$7]" office:value-type="float" office:value="100" calcext:value-type="float">
            <text:p>100</text:p>
          </table:table-cell>
          <table:table-cell table:formula="of:=[minus.$H$3]" office:value-type="float" office:value="1" calcext:value-type="float">
            <text:p>1</text:p>
          </table:table-cell>
          <table:table-cell table:formula="of:=[minus.$H$7]" office:value-type="float" office:value="1" calcext:value-type="float">
            <text:p>1</text:p>
          </table:table-cell>
          <table:table-cell table:formula="of:=[minus.$I$3]" office:value-type="float" office:value="100" calcext:value-type="float">
            <text:p>100</text:p>
          </table:table-cell>
          <table:table-cell table:formula="of:=[minus.$I$7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ong3</text:p>
          </table:table-cell>
          <table:table-cell table:formula="of:=[wong3.$J$3]" office:value-type="float" office:value="12" calcext:value-type="float">
            <text:p>12</text:p>
          </table:table-cell>
          <table:table-cell table:formula="of:=[wong3.$J$7]" office:value-type="float" office:value="70" calcext:value-type="float">
            <text:p>70</text:p>
          </table:table-cell>
          <table:table-cell table:formula="of:=[wong3.$K$3]" office:value-type="float" office:value="100" calcext:value-type="float">
            <text:p>100</text:p>
          </table:table-cell>
          <table:table-cell table:formula="of:=[wong3.$K$7]" office:value-type="float" office:value="100" calcext:value-type="float">
            <text:p>100</text:p>
          </table:table-cell>
          <table:table-cell table:formula="of:=[wong3.$L$3]" office:value-type="float" office:value="100" calcext:value-type="float">
            <text:p>100</text:p>
          </table:table-cell>
          <table:table-cell table:formula="of:=[wong3.$L$7]" office:value-type="float" office:value="100" calcext:value-type="float">
            <text:p>100</text:p>
          </table:table-cell>
          <table:table-cell table:formula="of:=[wong3.$H$3]" office:value-type="float" office:value="2" calcext:value-type="float">
            <text:p>2</text:p>
          </table:table-cell>
          <table:table-cell table:formula="of:=[wong3.$H$7]" office:value-type="float" office:value="1" calcext:value-type="float">
            <text:p>1</text:p>
          </table:table-cell>
          <table:table-cell table:formula="of:=[wong3.$I$3]" office:value-type="float" office:value="100" calcext:value-type="float">
            <text:p>100</text:p>
          </table:table-cell>
          <table:table-cell table:formula="of:=[wong3.$I$7]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DB__1" table:target-range-address="jaccard.A1:jaccard.A1048576" table:orientation="column"/>
        <table:database-range table:name="__Anonymous_Sheet_DB__0" table:target-range-address="ochiai.A2:ochiai.A1048576" table:contains-header="false" table:orientation="column"/>
        <table:database-range table:name="__Anonymous_Sheet_DB__3" table:target-range-address="jaccard.A2:jaccard.A1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22:33:39.970020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2:26:58.971364902</meta:creation-date>
    <dc:date>2019-06-25T22:42:32.638782144</dc:date>
    <meta:editing-duration>PT22H46S</meta:editing-duration>
    <meta:editing-cycles>62</meta:editing-cycles>
    <meta:generator>LibreOffice/6.1.6.3$Linux_X86_64 LibreOffice_project/10$Build-3</meta:generator>
    <meta:document-statistic meta:table-count="12" meta:cell-count="7767" meta:object-count="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454cm" style:legend-expansion="high" chart:style-name="ch2"/>
        <chart:plot-area chart:style-name="ch3" table:cell-range-address="jaccard.D2:jaccard.F101 jaccard.E1:jaccard.F1" chart:data-source-has-labels="row" svg:x="0.32cm" svg:y="0.18cm" svg:width="12.587cm" svg:height="8.64cm">
          <chartooo:coordinate-region svg:x="0.941cm" svg:y="0.379cm" svg:width="11.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accard.E2:jaccard.E101" chart:label-cell-address="jaccard.E1:jaccard.E1" chart:class="chart:scatter">
            <chart:domain table:cell-range-address="jaccard.D2:jaccard.D101"/>
            <chart:data-point chart:repeated="100"/>
          </chart:series>
          <chart:series chart:style-name="ch7" chart:values-cell-range-address="jaccard.F2:jaccard.F101" chart:label-cell-address="jaccard.F1:jaccard.F1" chart:class="chart:scatter">
            <chart:data-point chart:repeated="100"/>
          </chart:series>
          <chart:series chart:style-name="ch8" chart:values-cell-range-address="jaccard.E2:jaccard.E101" chart:label-cell-address="jaccard.E1:jaccard.E1" chart:class="chart:scatter">
            <chart:data-point chart:repeated="100"/>
          </chart:series>
          <chart:series chart:style-name="ch9" chart:values-cell-range-address="jaccard.F2:jaccard.F101" chart:label-cell-address="jaccard.F1:jaccard.F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ua Real</text:p>
                <draw:g>
                  <svg:desc>jaccard.E1:jaccard.E1</svg:desc>
                </draw:g>
              </table:table-cell>
              <table:table-cell office:value-type="string">
                <text:p>Line Real</text:p>
                <draw:g>
                  <svg:desc>jaccard.F1:jaccard.F1</svg:desc>
                </draw:g>
              </table:table-cell>
              <table:table-cell office:value-type="string">
                <text:p>Dua Real</text:p>
                <draw:g>
                  <svg:desc>jaccard.E1:jaccard.E1</svg:desc>
                </draw:g>
              </table:table-cell>
              <table:table-cell office:value-type="string">
                <text:p>Line Real</text:p>
                <draw:g>
                  <svg:desc>jaccard.F1:jaccar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jaccard.D2:jaccard.D101</svg:desc>
                </draw:g>
              </table:table-cell>
              <table:table-cell office:value-type="float" office:value="0">
                <text:p>0</text:p>
                <draw:g>
                  <svg:desc>jaccard.E2:jaccard.E101</svg:desc>
                </draw:g>
              </table:table-cell>
              <table:table-cell office:value-type="float" office:value="1">
                <text:p>1</text:p>
                <draw:g>
                  <svg:desc>jaccard.F2:jaccard.F101</svg:desc>
                </draw:g>
              </table:table-cell>
              <table:table-cell office:value-type="float" office:value="0">
                <text:p>0</text:p>
                <draw:g>
                  <svg:desc>jaccard.E2:jaccard.E101</svg:desc>
                </draw:g>
              </table:table-cell>
              <table:table-cell office:value-type="float" office:value="1">
                <text:p>1</text:p>
                <draw:g>
                  <svg:desc>jaccard.F2:jaccard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2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454cm" style:legend-expansion="high" chart:style-name="ch2"/>
        <chart:plot-area chart:style-name="ch3" table:cell-range-address="zoltar.D2:zoltar.F101 zoltar.E1:zoltar.F1" chart:data-source-has-labels="row" svg:x="0.32cm" svg:y="0.18cm" svg:width="12.587cm" svg:height="8.64cm">
          <chartooo:coordinate-region svg:x="0.941cm" svg:y="0.379cm" svg:width="11.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oltar.E2:zoltar.E101" chart:label-cell-address="zoltar.E1:zoltar.E1" chart:class="chart:scatter">
            <chart:domain table:cell-range-address="zoltar.D2:zoltar.D101"/>
            <chart:data-point chart:repeated="100"/>
          </chart:series>
          <chart:series chart:style-name="ch7" chart:values-cell-range-address="zoltar.F2:zoltar.F101" chart:label-cell-address="zoltar.F1:zoltar.F1" chart:class="chart:scatter">
            <chart:data-point chart:repeated="100"/>
          </chart:series>
          <chart:series chart:style-name="ch8" chart:values-cell-range-address="zoltar.E2:zoltar.E101" chart:label-cell-address="zoltar.E1:zoltar.E1" chart:class="chart:scatter">
            <chart:data-point chart:repeated="100"/>
          </chart:series>
          <chart:series chart:style-name="ch9" chart:values-cell-range-address="zoltar.F2:zoltar.F101" chart:label-cell-address="zoltar.F1:zoltar.F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ua Real</text:p>
                <draw:g>
                  <svg:desc>zoltar.E1:zoltar.E1</svg:desc>
                </draw:g>
              </table:table-cell>
              <table:table-cell office:value-type="string">
                <text:p>Line Real</text:p>
                <draw:g>
                  <svg:desc>zoltar.F1:zoltar.F1</svg:desc>
                </draw:g>
              </table:table-cell>
              <table:table-cell office:value-type="string">
                <text:p>Dua Real</text:p>
                <draw:g>
                  <svg:desc>zoltar.E1:zoltar.E1</svg:desc>
                </draw:g>
              </table:table-cell>
              <table:table-cell office:value-type="string">
                <text:p>Line Real</text:p>
                <draw:g>
                  <svg:desc>zoltar.F1:zoltar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zoltar.D2:zoltar.D101</svg:desc>
                </draw:g>
              </table:table-cell>
              <table:table-cell office:value-type="float" office:value="0">
                <text:p>0</text:p>
                <draw:g>
                  <svg:desc>zoltar.E2:zoltar.E101</svg:desc>
                </draw:g>
              </table:table-cell>
              <table:table-cell office:value-type="float" office:value="1">
                <text:p>1</text:p>
                <draw:g>
                  <svg:desc>zoltar.F2:zoltar.F101</svg:desc>
                </draw:g>
              </table:table-cell>
              <table:table-cell office:value-type="float" office:value="0">
                <text:p>0</text:p>
                <draw:g>
                  <svg:desc>zoltar.E2:zoltar.E101</svg:desc>
                </draw:g>
              </table:table-cell>
              <table:table-cell office:value-type="float" office:value="1">
                <text:p>1</text:p>
                <draw:g>
                  <svg:desc>zoltar.F2:zoltar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4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0 1" chart:style-name="ch1">
        <chart:legend chart:legend-position="end" svg:x="13.227cm" svg:y="3.454cm" style:legend-expansion="high" chart:style-name="ch2"/>
        <chart:plot-area chart:style-name="ch3" table:cell-range-address="ochiai.D2:ochiai.F101 ochiai.E1:ochiai.F1" chart:data-source-has-labels="both" svg:x="0.32cm" svg:y="0.18cm" svg:width="12.587cm" svg:height="8.64cm">
          <chartooo:coordinate-region svg:x="0.941cm" svg:y="0.379cm" svg:width="11.5cm" svg:height="7.794cm"/>
          <chart:axis chart:dimension="x" chart:name="primary-x" chart:style-name="ch4" chartooo:axis-type="auto">
            <chart:categories table:cell-range-address="ochiai.D2:ochiai.D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chiai.E2:ochiai.E101" chart:label-cell-address="ochiai.E1:ochiai.E1" chart:class="chart:scatter">
            <chart:domain table:cell-range-address="ochiai.D2:ochiai.D101"/>
            <chart:data-point chart:repeated="100"/>
          </chart:series>
          <chart:series chart:style-name="ch7" chart:values-cell-range-address="ochiai.F2:ochiai.F101" chart:label-cell-address="ochiai.F1:ochiai.F1" chart:class="chart:scatter">
            <chart:data-point chart:repeated="100"/>
          </chart:series>
          <chart:series chart:style-name="ch8" chart:values-cell-range-address="ochiai.E2:ochiai.E101" chart:label-cell-address="ochiai.E1:ochiai.E1" chart:class="chart:scatter">
            <chart:data-point chart:repeated="100"/>
          </chart:series>
          <chart:series chart:style-name="ch9" chart:values-cell-range-address="ochiai.F2:ochiai.F101" chart:label-cell-address="ochiai.F1:ochiai.F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ua Real</text:p>
                <draw:g>
                  <svg:desc>ochiai.E1:ochiai.E1</svg:desc>
                </draw:g>
              </table:table-cell>
              <table:table-cell office:value-type="string">
                <text:p>Line Real</text:p>
                <draw:g>
                  <svg:desc>ochiai.F1:ochiai.F1</svg:desc>
                </draw:g>
              </table:table-cell>
              <table:table-cell office:value-type="string">
                <text:p>Dua Real</text:p>
                <draw:g>
                  <svg:desc>ochiai.E1:ochiai.E1</svg:desc>
                </draw:g>
              </table:table-cell>
              <table:table-cell office:value-type="string">
                <text:p>Line Real</text:p>
                <draw:g>
                  <svg:desc>ochiai.F1:ochiai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chiai.D2:ochiai.D101</svg:desc>
                </draw:g>
              </table:table-cell>
              <table:table-cell office:value-type="float" office:value="1">
                <text:p>1</text:p>
                <draw:g>
                  <svg:desc>ochiai.D2:ochiai.D101</svg:desc>
                </draw:g>
              </table:table-cell>
              <table:table-cell office:value-type="float" office:value="0">
                <text:p>0</text:p>
                <draw:g>
                  <svg:desc>ochiai.E2:ochiai.E101</svg:desc>
                </draw:g>
              </table:table-cell>
              <table:table-cell office:value-type="float" office:value="1">
                <text:p>1</text:p>
                <draw:g>
                  <svg:desc>ochiai.F2:ochiai.F101</svg:desc>
                </draw:g>
              </table:table-cell>
              <table:table-cell office:value-type="float" office:value="0">
                <text:p>0</text:p>
                <draw:g>
                  <svg:desc>ochiai.E2:ochiai.E101</svg:desc>
                </draw:g>
              </table:table-cell>
              <table:table-cell office:value-type="float" office:value="1">
                <text:p>1</text:p>
                <draw:g>
                  <svg:desc>ochiai.F2:ochiai.F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454cm" style:legend-expansion="high" chart:style-name="ch2"/>
        <chart:plot-area chart:style-name="ch3" table:cell-range-address="tarantula.D2:tarantula.F101 tarantula.E1:tarantula.F1" chart:data-source-has-labels="row" svg:x="0.32cm" svg:y="0.18cm" svg:width="12.587cm" svg:height="8.64cm">
          <chartooo:coordinate-region svg:x="0.941cm" svg:y="0.379cm" svg:width="11.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rantula.E2:tarantula.E101" chart:label-cell-address="tarantula.E1:tarantula.E1" chart:class="chart:scatter">
            <chart:domain table:cell-range-address="tarantula.D2:tarantula.D101"/>
            <chart:data-point chart:repeated="100"/>
          </chart:series>
          <chart:series chart:style-name="ch7" chart:values-cell-range-address="tarantula.F2:tarantula.F101" chart:label-cell-address="tarantula.F1:tarantula.F1" chart:class="chart:scatter">
            <chart:data-point chart:repeated="100"/>
          </chart:series>
          <chart:series chart:style-name="ch8" chart:values-cell-range-address="tarantula.E2:tarantula.E101" chart:label-cell-address="tarantula.E1:tarantula.E1" chart:class="chart:scatter">
            <chart:data-point chart:repeated="100"/>
          </chart:series>
          <chart:series chart:style-name="ch9" chart:values-cell-range-address="tarantula.F2:tarantula.F101" chart:label-cell-address="tarantula.F1:tarantula.F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ua Real</text:p>
                <draw:g>
                  <svg:desc>tarantula.E1:tarantula.E1</svg:desc>
                </draw:g>
              </table:table-cell>
              <table:table-cell office:value-type="string">
                <text:p>Line Real</text:p>
                <draw:g>
                  <svg:desc>tarantula.F1:tarantula.F1</svg:desc>
                </draw:g>
              </table:table-cell>
              <table:table-cell office:value-type="string">
                <text:p>Dua Real</text:p>
                <draw:g>
                  <svg:desc>tarantula.E1:tarantula.E1</svg:desc>
                </draw:g>
              </table:table-cell>
              <table:table-cell office:value-type="string">
                <text:p>Line Real</text:p>
                <draw:g>
                  <svg:desc>tarantula.F1:tarantul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rantula.D2:tarantula.D101</svg:desc>
                </draw:g>
              </table:table-cell>
              <table:table-cell office:value-type="float" office:value="0">
                <text:p>0</text:p>
                <draw:g>
                  <svg:desc>tarantula.E2:tarantula.E101</svg:desc>
                </draw:g>
              </table:table-cell>
              <table:table-cell office:value-type="float" office:value="1">
                <text:p>1</text:p>
                <draw:g>
                  <svg:desc>tarantula.F2:tarantula.F101</svg:desc>
                </draw:g>
              </table:table-cell>
              <table:table-cell office:value-type="float" office:value="0">
                <text:p>0</text:p>
                <draw:g>
                  <svg:desc>tarantula.E2:tarantula.E101</svg:desc>
                </draw:g>
              </table:table-cell>
              <table:table-cell office:value-type="float" office:value="1">
                <text:p>1</text:p>
                <draw:g>
                  <svg:desc>tarantula.F2:tarantula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106">
                <text:p>1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7">
                <text:p>107</text:p>
              </table:table-cell>
              <table:table-cell office:value-type="float" office:value="116">
                <text:p>116</text:p>
              </table:table-cell>
              <table:table-cell office:value-type="float" office:value="107">
                <text:p>10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1.96cm" style:legend-expansion="high" chart:style-name="ch2"/>
        <chart:plot-area chart:style-name="ch3" table:cell-range-address="DuaAllMetrics.A2:DuaAllMetrics.K101 DuaAllMetrics.B1:DuaAllMetrics.K1" chart:data-source-has-labels="row" svg:x="0.32cm" svg:y="0.18cm" svg:width="12.587cm" svg:height="8.64cm">
          <chartooo:coordinate-region svg:x="0.941cm" svg:y="0.379cm" svg:width="11.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uaAllMetrics.B2:DuaAllMetrics.B101" chart:label-cell-address="DuaAllMetrics.B1:DuaAllMetrics.B1" chart:class="chart:scatter">
            <chart:domain table:cell-range-address="DuaAllMetrics.A2:DuaAllMetrics.A101"/>
            <chart:data-point chart:repeated="100"/>
          </chart:series>
          <chart:series chart:style-name="ch7" chart:values-cell-range-address="DuaAllMetrics.C2:DuaAllMetrics.C101" chart:label-cell-address="DuaAllMetrics.C1:DuaAllMetrics.C1" chart:class="chart:scatter">
            <chart:data-point chart:repeated="100"/>
          </chart:series>
          <chart:series chart:style-name="ch8" chart:values-cell-range-address="DuaAllMetrics.D2:DuaAllMetrics.D101" chart:label-cell-address="DuaAllMetrics.D1:DuaAllMetrics.D1" chart:class="chart:scatter">
            <chart:data-point chart:repeated="100"/>
          </chart:series>
          <chart:series chart:style-name="ch9" chart:values-cell-range-address="DuaAllMetrics.E2:DuaAllMetrics.E101" chart:label-cell-address="DuaAllMetrics.E1:DuaAllMetrics.E1" chart:class="chart:scatter">
            <chart:data-point chart:repeated="100"/>
          </chart:series>
          <chart:series chart:style-name="ch10" chart:values-cell-range-address="DuaAllMetrics.F2:DuaAllMetrics.F101" chart:label-cell-address="DuaAllMetrics.F1:DuaAllMetrics.F1" chart:class="chart:scatter">
            <chart:data-point chart:repeated="100"/>
          </chart:series>
          <chart:series chart:style-name="ch11" chart:values-cell-range-address="DuaAllMetrics.G2:DuaAllMetrics.G101" chart:label-cell-address="DuaAllMetrics.G1:DuaAllMetrics.G1" chart:class="chart:scatter">
            <chart:data-point chart:repeated="100"/>
          </chart:series>
          <chart:series chart:style-name="ch12" chart:values-cell-range-address="DuaAllMetrics.H2:DuaAllMetrics.H101" chart:label-cell-address="DuaAllMetrics.H1:DuaAllMetrics.H1" chart:class="chart:scatter">
            <chart:data-point chart:repeated="100"/>
          </chart:series>
          <chart:series chart:style-name="ch13" chart:values-cell-range-address="DuaAllMetrics.I2:DuaAllMetrics.I101" chart:label-cell-address="DuaAllMetrics.I1:DuaAllMetrics.I1" chart:class="chart:scatter">
            <chart:data-point chart:repeated="100"/>
          </chart:series>
          <chart:series chart:style-name="ch14" chart:values-cell-range-address="DuaAllMetrics.J2:DuaAllMetrics.J101" chart:label-cell-address="DuaAllMetrics.J1:DuaAllMetrics.J1" chart:class="chart:scatter">
            <chart:data-point chart:repeated="100"/>
          </chart:series>
          <chart:series chart:style-name="ch15" chart:values-cell-range-address="DuaAllMetrics.K2:DuaAllMetrics.K101" chart:label-cell-address="DuaAllMetrics.K1:DuaAllMetrics.K1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chiai</text:p>
                <draw:g>
                  <svg:desc>DuaAllMetrics.B1:DuaAllMetrics.B1</svg:desc>
                </draw:g>
              </table:table-cell>
              <table:table-cell office:value-type="string">
                <text:p>Jaccard</text:p>
                <draw:g>
                  <svg:desc>DuaAllMetrics.C1:DuaAllMetrics.C1</svg:desc>
                </draw:g>
              </table:table-cell>
              <table:table-cell office:value-type="string">
                <text:p>Tarantula</text:p>
                <draw:g>
                  <svg:desc>DuaAllMetrics.D1:DuaAllMetrics.D1</svg:desc>
                </draw:g>
              </table:table-cell>
              <table:table-cell office:value-type="string">
                <text:p>Zoltar</text:p>
                <draw:g>
                  <svg:desc>DuaAllMetrics.E1:DuaAllMetrics.E1</svg:desc>
                </draw:g>
              </table:table-cell>
              <table:table-cell office:value-type="string">
                <text:p>Kulcz</text:p>
                <draw:g>
                  <svg:desc>DuaAllMetrics.F1:DuaAllMetrics.F1</svg:desc>
                </draw:g>
              </table:table-cell>
              <table:table-cell office:value-type="string">
                <text:p>DRT</text:p>
                <draw:g>
                  <svg:desc>DuaAllMetrics.G1:DuaAllMetrics.G1</svg:desc>
                </draw:g>
              </table:table-cell>
              <table:table-cell office:value-type="string">
                <text:p>Wong3</text:p>
                <draw:g>
                  <svg:desc>DuaAllMetrics.H1:DuaAllMetrics.H1</svg:desc>
                </draw:g>
              </table:table-cell>
              <table:table-cell office:value-type="string">
                <text:p>Mccon</text:p>
                <draw:g>
                  <svg:desc>DuaAllMetrics.I1:DuaAllMetrics.I1</svg:desc>
                </draw:g>
              </table:table-cell>
              <table:table-cell office:value-type="string">
                <text:p>Op</text:p>
                <draw:g>
                  <svg:desc>DuaAllMetrics.J1:DuaAllMetrics.J1</svg:desc>
                </draw:g>
              </table:table-cell>
              <table:table-cell office:value-type="string">
                <text:p>Minus</text:p>
                <draw:g>
                  <svg:desc>DuaAllMetrics.K1:DuaAllMetric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uaAllMetrics.A2:DuaAllMetrics.A101</svg:desc>
                </draw:g>
              </table:table-cell>
              <table:table-cell office:value-type="float" office:value="0">
                <text:p>0</text:p>
                <draw:g>
                  <svg:desc>DuaAllMetrics.B2:DuaAllMetrics.B101</svg:desc>
                </draw:g>
              </table:table-cell>
              <table:table-cell office:value-type="float" office:value="0">
                <text:p>0</text:p>
                <draw:g>
                  <svg:desc>DuaAllMetrics.C2:DuaAllMetrics.C101</svg:desc>
                </draw:g>
              </table:table-cell>
              <table:table-cell office:value-type="float" office:value="0">
                <text:p>0</text:p>
                <draw:g>
                  <svg:desc>DuaAllMetrics.D2:DuaAllMetrics.D101</svg:desc>
                </draw:g>
              </table:table-cell>
              <table:table-cell office:value-type="float" office:value="0">
                <text:p>0</text:p>
                <draw:g>
                  <svg:desc>DuaAllMetrics.E2:DuaAllMetrics.E101</svg:desc>
                </draw:g>
              </table:table-cell>
              <table:table-cell office:value-type="float" office:value="0">
                <text:p>0</text:p>
                <draw:g>
                  <svg:desc>DuaAllMetrics.F2:DuaAllMetrics.F101</svg:desc>
                </draw:g>
              </table:table-cell>
              <table:table-cell office:value-type="float" office:value="1">
                <text:p>1</text:p>
                <draw:g>
                  <svg:desc>DuaAllMetrics.G2:DuaAllMetrics.G101</svg:desc>
                </draw:g>
              </table:table-cell>
              <table:table-cell office:value-type="float" office:value="0">
                <text:p>0</text:p>
                <draw:g>
                  <svg:desc>DuaAllMetrics.H2:DuaAllMetrics.H101</svg:desc>
                </draw:g>
              </table:table-cell>
              <table:table-cell office:value-type="float" office:value="0">
                <text:p>0</text:p>
                <draw:g>
                  <svg:desc>DuaAllMetrics.I2:DuaAllMetrics.I101</svg:desc>
                </draw:g>
              </table:table-cell>
              <table:table-cell office:value-type="float" office:value="1">
                <text:p>1</text:p>
                <draw:g>
                  <svg:desc>DuaAllMetrics.J2:DuaAllMetrics.J101</svg:desc>
                </draw:g>
              </table:table-cell>
              <table:table-cell office:value-type="float" office:value="1">
                <text:p>1</text:p>
                <draw:g>
                  <svg:desc>DuaAllMetrics.K2:DuaAllMetrics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47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47">
                <text:p>47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47">
                <text:p>47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48">
                <text:p>48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48">
                <text:p>48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  <table:table-cell office:value-type="float" office:value="53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56">
                <text:p>56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